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b8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fe7f5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2">
      <style:table-cell-properties fo:background-color="transparen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5.2831in" svg:height="3.0406in" svg:x="1.3102in" svg:y="10.2622in">
            <draw:object draw:notify-on-update-of-ranges="Sheet1.M2:Sheet1.M2 Sheet1.M12:Sheet1.M12 Sheet1.M22:Sheet1.M22 Sheet1.M32:Sheet1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876in" svg:height="3.0059in" svg:x="7.5205in" svg:y="10.2547in">
            <draw:object draw:notify-on-update-of-ranges="Sheet1.M5:Sheet1.M5 Sheet1.M15:Sheet1.M15 Sheet1.M25:Sheet1.M25 Sheet1.M35:Sheet1.M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3157in" svg:height="2.9657in" svg:x="1.3102in" svg:y="13.4622in">
            <draw:object draw:notify-on-update-of-ranges="Sheet1.M8:Sheet1.M8 Sheet1.M18:Sheet1.M18 Sheet1.M28:Sheet1.M28 Sheet1.M38:Sheet1.M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7988in" svg:height="2.9445in" svg:x="7.576in" svg:y="13.4622in">
            <draw:object draw:notify-on-update-of-ranges="Sheet1.M9:Sheet1.M9 Sheet1.M19:Sheet1.M19 Sheet1.M29:Sheet1.M29 Sheet1.M39:Sheet1.M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8.890548" calcext:value-type="float">
            <text:p>8.890548</text:p>
          </table:table-cell>
          <table:table-cell office:value-type="float" office:value="8.769376" calcext:value-type="float">
            <text:p>8.769376</text:p>
          </table:table-cell>
          <table:table-cell office:value-type="float" office:value="8.898719" calcext:value-type="float">
            <text:p>8.898719</text:p>
          </table:table-cell>
          <table:table-cell office:value-type="float" office:value="8.948687" calcext:value-type="float">
            <text:p>8.948687</text:p>
          </table:table-cell>
          <table:table-cell office:value-type="float" office:value="8.960456" calcext:value-type="float">
            <text:p>8.960456</text:p>
          </table:table-cell>
          <table:table-cell office:value-type="float" office:value="8.888806" calcext:value-type="float">
            <text:p>8.888806</text:p>
          </table:table-cell>
          <table:table-cell office:value-type="float" office:value="8.910714" calcext:value-type="float">
            <text:p>8.910714</text:p>
          </table:table-cell>
          <table:table-cell office:value-type="float" office:value="8.92969" calcext:value-type="float">
            <text:p>8.92969</text:p>
          </table:table-cell>
          <table:table-cell office:value-type="float" office:value="8.865549" calcext:value-type="float">
            <text:p>8.865549</text:p>
          </table:table-cell>
          <table:table-cell office:value-type="float" office:value="8.936989" calcext:value-type="float">
            <text:p>8.936989</text:p>
          </table:table-cell>
          <table:table-cell office:value-type="float" office:value="8.917199" calcext:value-type="float">
            <text:p>8.917199</text:p>
          </table:table-cell>
          <table:table-cell table:style-name="ce4" table:formula="of:=AVERAGE([.B2:.L2])" office:value-type="float" office:value="8.90152118181818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7378810" calcext:value-type="float">
            <text:p>17378810</text:p>
          </table:table-cell>
          <table:table-cell office:value-type="float" office:value="20818607" calcext:value-type="float">
            <text:p>20818607</text:p>
          </table:table-cell>
          <table:table-cell office:value-type="float" office:value="17822023" calcext:value-type="float">
            <text:p>17822023</text:p>
          </table:table-cell>
          <table:table-cell office:value-type="float" office:value="16149728" calcext:value-type="float">
            <text:p>16149728</text:p>
          </table:table-cell>
          <table:table-cell office:value-type="float" office:value="19141502" calcext:value-type="float">
            <text:p>19141502</text:p>
          </table:table-cell>
          <table:table-cell office:value-type="float" office:value="20414710" calcext:value-type="float">
            <text:p>20414710</text:p>
          </table:table-cell>
          <table:table-cell office:value-type="float" office:value="18684213" calcext:value-type="float">
            <text:p>18684213</text:p>
          </table:table-cell>
          <table:table-cell office:value-type="float" office:value="14460279" calcext:value-type="float">
            <text:p>14460279</text:p>
          </table:table-cell>
          <table:table-cell office:value-type="float" office:value="18056440" calcext:value-type="float">
            <text:p>18056440</text:p>
          </table:table-cell>
          <table:table-cell office:value-type="float" office:value="18040047" calcext:value-type="float">
            <text:p>18040047</text:p>
          </table:table-cell>
          <table:table-cell office:value-type="float" office:value="17411028" calcext:value-type="float">
            <text:p>17411028</text:p>
          </table:table-cell>
          <table:table-cell table:style-name="ce4" table:formula="of:=AVERAGE([.B3:.L3])" office:value-type="float" office:value="18034307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1813248" calcext:value-type="float">
            <text:p>1813248</text:p>
          </table:table-cell>
          <table:table-cell office:value-type="float" office:value="2040203" calcext:value-type="float">
            <text:p>2040203</text:p>
          </table:table-cell>
          <table:table-cell office:value-type="float" office:value="2270990" calcext:value-type="float">
            <text:p>2270990</text:p>
          </table:table-cell>
          <table:table-cell office:value-type="float" office:value="1989473" calcext:value-type="float">
            <text:p>1989473</text:p>
          </table:table-cell>
          <table:table-cell office:value-type="float" office:value="2227354" calcext:value-type="float">
            <text:p>2227354</text:p>
          </table:table-cell>
          <table:table-cell office:value-type="float" office:value="2656101" calcext:value-type="float">
            <text:p>2656101</text:p>
          </table:table-cell>
          <table:table-cell office:value-type="float" office:value="1994768" calcext:value-type="float">
            <text:p>1994768</text:p>
          </table:table-cell>
          <table:table-cell office:value-type="float" office:value="1797244" calcext:value-type="float">
            <text:p>1797244</text:p>
          </table:table-cell>
          <table:table-cell office:value-type="float" office:value="1859978" calcext:value-type="float">
            <text:p>1859978</text:p>
          </table:table-cell>
          <table:table-cell office:value-type="float" office:value="1932409" calcext:value-type="float">
            <text:p>1932409</text:p>
          </table:table-cell>
          <table:table-cell office:value-type="float" office:value="1881298" calcext:value-type="float">
            <text:p>1881298</text:p>
          </table:table-cell>
          <table:table-cell table:style-name="ce4" table:formula="of:=AVERAGE([.B4:.L4])" office:value-type="float" office:value="2042096.90909091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19192058" calcext:value-type="float">
            <text:p/>
          </table:table-cell>
          <table:table-cell table:style-name="ce2" table:formula="of:=SUM([.C4];[.C3])" office:value-type="float" office:value="22858810" calcext:value-type="float">
            <text:p/>
          </table:table-cell>
          <table:table-cell table:style-name="ce2" table:formula="of:=SUM([.D3];[.D4])" office:value-type="float" office:value="20093013" calcext:value-type="float">
            <text:p/>
          </table:table-cell>
          <table:table-cell table:style-name="ce2" table:formula="of:=SUM([.E3];[.E4])" office:value-type="float" office:value="18139201" calcext:value-type="float">
            <text:p/>
          </table:table-cell>
          <table:table-cell table:style-name="ce2" table:formula="of:=SUM([.F4];[.F3])" office:value-type="float" office:value="21368856" calcext:value-type="float">
            <text:p/>
          </table:table-cell>
          <table:table-cell table:style-name="ce2" table:formula="of:=SUM([.G4];[.G3])" office:value-type="float" office:value="23070811" calcext:value-type="float">
            <text:p/>
          </table:table-cell>
          <table:table-cell table:style-name="ce2" table:formula="of:=SUM([.H4];[.H3])" office:value-type="float" office:value="20678981" calcext:value-type="float">
            <text:p/>
          </table:table-cell>
          <table:table-cell table:style-name="ce2" table:formula="of:=SUM([.I4];[.I3])" office:value-type="float" office:value="16257523" calcext:value-type="float">
            <text:p/>
          </table:table-cell>
          <table:table-cell table:style-name="ce2" table:formula="of:=SUM([.J4];[.J4])" office:value-type="float" office:value="3719956" calcext:value-type="float">
            <text:p/>
          </table:table-cell>
          <table:table-cell table:style-name="ce2" table:formula="of:=SUM([.K4];[.K3])" office:value-type="float" office:value="19972456" calcext:value-type="float">
            <text:p/>
          </table:table-cell>
          <table:table-cell table:style-name="ce2" table:formula="of:=SUM([.L4];[.L3])" office:value-type="float" office:value="19292326" calcext:value-type="float">
            <text:p/>
          </table:table-cell>
          <table:table-cell table:style-name="ce5" table:formula="of:=AVERAGE([.B5:.L5])" office:value-type="float" office:value="18603999.1818182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982970" calcext:value-type="float">
            <text:p>1982970</text:p>
          </table:table-cell>
          <table:table-cell office:value-type="float" office:value="1745000" calcext:value-type="float">
            <text:p>1745000</text:p>
          </table:table-cell>
          <table:table-cell office:value-type="float" office:value="1714088" calcext:value-type="float">
            <text:p>1714088</text:p>
          </table:table-cell>
          <table:table-cell office:value-type="float" office:value="1794199" calcext:value-type="float">
            <text:p>1794199</text:p>
          </table:table-cell>
          <table:table-cell office:value-type="float" office:value="1509554" calcext:value-type="float">
            <text:p>1509554</text:p>
          </table:table-cell>
          <table:table-cell office:value-type="float" office:value="1492691" calcext:value-type="float">
            <text:p>1492691</text:p>
          </table:table-cell>
          <table:table-cell office:value-type="float" office:value="1836535" calcext:value-type="float">
            <text:p>1836535</text:p>
          </table:table-cell>
          <table:table-cell office:value-type="float" office:value="1992284" calcext:value-type="float">
            <text:p>1992284</text:p>
          </table:table-cell>
          <table:table-cell office:value-type="float" office:value="1988606" calcext:value-type="float">
            <text:p>1988606</text:p>
          </table:table-cell>
          <table:table-cell office:value-type="float" office:value="1759495" calcext:value-type="float">
            <text:p>1759495</text:p>
          </table:table-cell>
          <table:table-cell office:value-type="float" office:value="2001307" calcext:value-type="float">
            <text:p>2001307</text:p>
          </table:table-cell>
          <table:table-cell table:style-name="ce4" table:formula="of:=AVERAGE([.B6:.L6])" office:value-type="float" office:value="1801520.81818182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1005199" calcext:value-type="float">
            <text:p>1005199</text:p>
          </table:table-cell>
          <table:table-cell office:value-type="float" office:value="946558" calcext:value-type="float">
            <text:p>946558</text:p>
          </table:table-cell>
          <table:table-cell office:value-type="float" office:value="836253" calcext:value-type="float">
            <text:p>836253</text:p>
          </table:table-cell>
          <table:table-cell office:value-type="float" office:value="871608" calcext:value-type="float">
            <text:p>871608</text:p>
          </table:table-cell>
          <table:table-cell office:value-type="float" office:value="795541" calcext:value-type="float">
            <text:p>795541</text:p>
          </table:table-cell>
          <table:table-cell office:value-type="float" office:value="814170" calcext:value-type="float">
            <text:p>814170</text:p>
          </table:table-cell>
          <table:table-cell office:value-type="float" office:value="933598" calcext:value-type="float">
            <text:p>933598</text:p>
          </table:table-cell>
          <table:table-cell office:value-type="float" office:value="910151" calcext:value-type="float">
            <text:p>910151</text:p>
          </table:table-cell>
          <table:table-cell office:value-type="float" office:value="951088" calcext:value-type="float">
            <text:p>951088</text:p>
          </table:table-cell>
          <table:table-cell office:value-type="float" office:value="882696" calcext:value-type="float">
            <text:p>882696</text:p>
          </table:table-cell>
          <table:table-cell office:value-type="float" office:value="977426" calcext:value-type="float">
            <text:p>977426</text:p>
          </table:table-cell>
          <table:table-cell table:style-name="ce4" table:formula="of:=AVERAGE([.B7:.L7])" office:value-type="float" office:value="902208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7];[.B6])" office:value-type="float" office:value="2988169" calcext:value-type="float">
            <text:p/>
          </table:table-cell>
          <table:table-cell table:style-name="ce2" table:formula="of:=SUM([.C7];[.C6])" office:value-type="float" office:value="2691558" calcext:value-type="float">
            <text:p/>
          </table:table-cell>
          <table:table-cell table:style-name="ce2" table:formula="of:=SUM([.D6];[.D7])" office:value-type="float" office:value="2550341" calcext:value-type="float">
            <text:p/>
          </table:table-cell>
          <table:table-cell table:style-name="ce2" table:formula="of:=SUM([.E7];[.E6])" office:value-type="float" office:value="2665807" calcext:value-type="float">
            <text:p/>
          </table:table-cell>
          <table:table-cell table:style-name="ce2" table:formula="of:=SUM([.F7];[.F6])" office:value-type="float" office:value="2305095" calcext:value-type="float">
            <text:p/>
          </table:table-cell>
          <table:table-cell table:style-name="ce2" table:formula="of:=SUM([.G7];[.G6])" office:value-type="float" office:value="2306861" calcext:value-type="float">
            <text:p/>
          </table:table-cell>
          <table:table-cell table:style-name="ce2" table:formula="of:=SUM([.H7];[.H6])" office:value-type="float" office:value="2770133" calcext:value-type="float">
            <text:p/>
          </table:table-cell>
          <table:table-cell table:style-name="ce2" table:formula="of:=SUM([.I7];[.I6])" office:value-type="float" office:value="2902435" calcext:value-type="float">
            <text:p/>
          </table:table-cell>
          <table:table-cell table:style-name="ce2" table:formula="of:=SUM([.J7];[.J6])" office:value-type="float" office:value="2939694" calcext:value-type="float">
            <text:p/>
          </table:table-cell>
          <table:table-cell table:style-name="ce2" table:formula="of:=SUM([.K7];[.K6])" office:value-type="float" office:value="2642191" calcext:value-type="float">
            <text:p/>
          </table:table-cell>
          <table:table-cell table:style-name="ce2" table:formula="of:=SUM([.L7];[.L6])" office:value-type="float" office:value="2978733" calcext:value-type="float">
            <text:p/>
          </table:table-cell>
          <table:table-cell table:style-name="ce5" table:formula="of:=AVERAGE([.B8:.L8])" office:value-type="float" office:value="2703728.81818182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90234" calcext:value-type="float">
            <text:p>90234</text:p>
          </table:table-cell>
          <table:table-cell table:style-name="ce2" office:value-type="float" office:value="79145" calcext:value-type="float">
            <text:p>79145</text:p>
          </table:table-cell>
          <table:table-cell table:style-name="ce2" office:value-type="float" office:value="97465" calcext:value-type="float">
            <text:p>97465</text:p>
          </table:table-cell>
          <table:table-cell table:style-name="ce2" office:value-type="float" office:value="126450" calcext:value-type="float">
            <text:p>126450</text:p>
          </table:table-cell>
          <table:table-cell table:style-name="ce2" office:value-type="float" office:value="122914" calcext:value-type="float">
            <text:p>122914</text:p>
          </table:table-cell>
          <table:table-cell table:style-name="ce2" office:value-type="float" office:value="96848" calcext:value-type="float">
            <text:p>96848</text:p>
          </table:table-cell>
          <table:table-cell table:style-name="ce2" office:value-type="float" office:value="150713" calcext:value-type="float">
            <text:p>150713</text:p>
          </table:table-cell>
          <table:table-cell table:style-name="ce2" office:value-type="float" office:value="124618" calcext:value-type="float">
            <text:p>124618</text:p>
          </table:table-cell>
          <table:table-cell table:style-name="ce2" office:value-type="float" office:value="141501" calcext:value-type="float">
            <text:p>141501</text:p>
          </table:table-cell>
          <table:table-cell table:style-name="ce2" office:value-type="float" office:value="125397" calcext:value-type="float">
            <text:p>125397</text:p>
          </table:table-cell>
          <table:table-cell table:style-name="ce2" office:value-type="float" office:value="153576" calcext:value-type="float">
            <text:p>153576</text:p>
          </table:table-cell>
          <table:table-cell table:style-name="ce5" table:formula="of:=AVERAGE([.B9:.L9])" office:value-type="float" office:value="118987.363636364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5.477105" calcext:value-type="float">
            <text:p>5.477105</text:p>
          </table:table-cell>
          <table:table-cell office:value-type="float" office:value="5.2345" calcext:value-type="float">
            <text:p>5.2345</text:p>
          </table:table-cell>
          <table:table-cell office:value-type="float" office:value="5.386914" calcext:value-type="float">
            <text:p>5.386914</text:p>
          </table:table-cell>
          <table:table-cell office:value-type="float" office:value="5.166726" calcext:value-type="float">
            <text:p>5.166726</text:p>
          </table:table-cell>
          <table:table-cell office:value-type="float" office:value="5.357789" calcext:value-type="float">
            <text:p>5.357789</text:p>
          </table:table-cell>
          <table:table-cell office:value-type="float" office:value="5.335335" calcext:value-type="float">
            <text:p>5.335335</text:p>
          </table:table-cell>
          <table:table-cell office:value-type="float" office:value="5.169799" calcext:value-type="float">
            <text:p>5.169799</text:p>
          </table:table-cell>
          <table:table-cell office:value-type="float" office:value="5.360468" calcext:value-type="float">
            <text:p>5.360468</text:p>
          </table:table-cell>
          <table:table-cell office:value-type="float" office:value="5.221441" calcext:value-type="float">
            <text:p>5.221441</text:p>
          </table:table-cell>
          <table:table-cell office:value-type="float" office:value="5.125416" calcext:value-type="float">
            <text:p>5.125416</text:p>
          </table:table-cell>
          <table:table-cell office:value-type="float" office:value="5.09882" calcext:value-type="float">
            <text:p>5.09882</text:p>
          </table:table-cell>
          <table:table-cell table:style-name="ce4" table:formula="of:=AVERAGE([.B12:.L12])" office:value-type="float" office:value="5.26675572727273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4176349" calcext:value-type="float">
            <text:p>14176349</text:p>
          </table:table-cell>
          <table:table-cell office:value-type="float" office:value="12703033" calcext:value-type="float">
            <text:p>12703033</text:p>
          </table:table-cell>
          <table:table-cell office:value-type="float" office:value="14519580" calcext:value-type="float">
            <text:p>14519580</text:p>
          </table:table-cell>
          <table:table-cell office:value-type="float" office:value="13735050" calcext:value-type="float">
            <text:p>13735050</text:p>
          </table:table-cell>
          <table:table-cell office:value-type="float" office:value="16066620" calcext:value-type="float">
            <text:p>16066620</text:p>
          </table:table-cell>
          <table:table-cell office:value-type="float" office:value="12989145" calcext:value-type="float">
            <text:p>12989145</text:p>
          </table:table-cell>
          <table:table-cell office:value-type="float" office:value="15230513" calcext:value-type="float">
            <text:p>15230513</text:p>
          </table:table-cell>
          <table:table-cell office:value-type="float" office:value="15082070" calcext:value-type="float">
            <text:p>15082070</text:p>
          </table:table-cell>
          <table:table-cell office:value-type="float" office:value="11585004" calcext:value-type="float">
            <text:p>11585004</text:p>
          </table:table-cell>
          <table:table-cell office:value-type="float" office:value="16134360" calcext:value-type="float">
            <text:p>16134360</text:p>
          </table:table-cell>
          <table:table-cell office:value-type="float" office:value="13462323" calcext:value-type="float">
            <text:p>13462323</text:p>
          </table:table-cell>
          <table:table-cell table:style-name="ce4" table:formula="of:=AVERAGE([.B13:.L13])" office:value-type="float" office:value="14153095.1818182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2428694" calcext:value-type="float">
            <text:p>2428694</text:p>
          </table:table-cell>
          <table:table-cell office:value-type="float" office:value="1752088" calcext:value-type="float">
            <text:p>1752088</text:p>
          </table:table-cell>
          <table:table-cell office:value-type="float" office:value="1720842" calcext:value-type="float">
            <text:p>1720842</text:p>
          </table:table-cell>
          <table:table-cell office:value-type="float" office:value="1563216" calcext:value-type="float">
            <text:p>1563216</text:p>
          </table:table-cell>
          <table:table-cell office:value-type="float" office:value="1719240" calcext:value-type="float">
            <text:p>1719240</text:p>
          </table:table-cell>
          <table:table-cell office:value-type="float" office:value="1334695" calcext:value-type="float">
            <text:p>1334695</text:p>
          </table:table-cell>
          <table:table-cell office:value-type="float" office:value="1560812" calcext:value-type="float">
            <text:p>1560812</text:p>
          </table:table-cell>
          <table:table-cell office:value-type="float" office:value="2260892" calcext:value-type="float">
            <text:p>2260892</text:p>
          </table:table-cell>
          <table:table-cell office:value-type="float" office:value="1196987" calcext:value-type="float">
            <text:p>1196987</text:p>
          </table:table-cell>
          <table:table-cell office:value-type="float" office:value="2217110" calcext:value-type="float">
            <text:p>2217110</text:p>
          </table:table-cell>
          <table:table-cell office:value-type="float" office:value="1597117" calcext:value-type="float">
            <text:p>1597117</text:p>
          </table:table-cell>
          <table:table-cell table:style-name="ce4" table:formula="of:=AVERAGE([.B14:.L14])" office:value-type="float" office:value="1759244.81818182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16605043" calcext:value-type="float">
            <text:p/>
          </table:table-cell>
          <table:table-cell table:style-name="ce2" table:formula="of:=SUM([.C14];[.C13])" office:value-type="float" office:value="14455121" calcext:value-type="float">
            <text:p/>
          </table:table-cell>
          <table:table-cell table:style-name="ce2" table:formula="of:=SUM([.D14];[.D13])" office:value-type="float" office:value="16240422" calcext:value-type="float">
            <text:p/>
          </table:table-cell>
          <table:table-cell table:style-name="ce2" table:formula="of:=SUM([.E14];[.E13])" office:value-type="float" office:value="15298266" calcext:value-type="float">
            <text:p/>
          </table:table-cell>
          <table:table-cell table:style-name="ce2" table:formula="of:=SUM([.F14];[.F13])" office:value-type="float" office:value="17785860" calcext:value-type="float">
            <text:p/>
          </table:table-cell>
          <table:table-cell table:style-name="ce2" table:formula="of:=SUM([.G14];[.G13])" office:value-type="float" office:value="14323840" calcext:value-type="float">
            <text:p/>
          </table:table-cell>
          <table:table-cell table:style-name="ce2" table:formula="of:=SUM([.H14];[.H13])" office:value-type="float" office:value="16791325" calcext:value-type="float">
            <text:p/>
          </table:table-cell>
          <table:table-cell table:style-name="ce2" table:formula="of:=SUM([.I14];[.I13])" office:value-type="float" office:value="17342962" calcext:value-type="float">
            <text:p/>
          </table:table-cell>
          <table:table-cell table:style-name="ce2" table:formula="of:=SUM([.J14];[.J13])" office:value-type="float" office:value="12781991" calcext:value-type="float">
            <text:p/>
          </table:table-cell>
          <table:table-cell table:style-name="ce2" table:formula="of:=SUM([.K14];[.K13])" office:value-type="float" office:value="18351470" calcext:value-type="float">
            <text:p/>
          </table:table-cell>
          <table:table-cell table:style-name="ce2" table:formula="of:=SUM([.L14];[.L13])" office:value-type="float" office:value="15059440" calcext:value-type="float">
            <text:p/>
          </table:table-cell>
          <table:table-cell table:style-name="ce5" table:formula="of:=AVERAGE([.B15:.L15])" office:value-type="float" office:value="15912340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554242" calcext:value-type="float">
            <text:p>554242</text:p>
          </table:table-cell>
          <table:table-cell office:value-type="float" office:value="696174" calcext:value-type="float">
            <text:p>696174</text:p>
          </table:table-cell>
          <table:table-cell office:value-type="float" office:value="626304" calcext:value-type="float">
            <text:p>626304</text:p>
          </table:table-cell>
          <table:table-cell office:value-type="float" office:value="403033" calcext:value-type="float">
            <text:p>403033</text:p>
          </table:table-cell>
          <table:table-cell office:value-type="float" office:value="467702" calcext:value-type="float">
            <text:p>467702</text:p>
          </table:table-cell>
          <table:table-cell office:value-type="float" office:value="622351" calcext:value-type="float">
            <text:p>622351</text:p>
          </table:table-cell>
          <table:table-cell office:value-type="float" office:value="350864" calcext:value-type="float">
            <text:p>350864</text:p>
          </table:table-cell>
          <table:table-cell office:value-type="float" office:value="588433" calcext:value-type="float">
            <text:p>588433</text:p>
          </table:table-cell>
          <table:table-cell office:value-type="float" office:value="423416" calcext:value-type="float">
            <text:p>423416</text:p>
          </table:table-cell>
          <table:table-cell office:value-type="float" office:value="435657" calcext:value-type="float">
            <text:p>435657</text:p>
          </table:table-cell>
          <table:table-cell office:value-type="float" office:value="576478" calcext:value-type="float">
            <text:p>576478</text:p>
          </table:table-cell>
          <table:table-cell table:style-name="ce4" table:formula="of:=AVERAGE([.B16:.L16])" office:value-type="float" office:value="522241.272727273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580525" calcext:value-type="float">
            <text:p>580525</text:p>
          </table:table-cell>
          <table:table-cell office:value-type="float" office:value="649550" calcext:value-type="float">
            <text:p>649550</text:p>
          </table:table-cell>
          <table:table-cell office:value-type="float" office:value="546001" calcext:value-type="float">
            <text:p>546001</text:p>
          </table:table-cell>
          <table:table-cell office:value-type="float" office:value="481203" calcext:value-type="float">
            <text:p>481203</text:p>
          </table:table-cell>
          <table:table-cell office:value-type="float" office:value="657086" calcext:value-type="float">
            <text:p>657086</text:p>
          </table:table-cell>
          <table:table-cell office:value-type="float" office:value="566684" calcext:value-type="float">
            <text:p>566684</text:p>
          </table:table-cell>
          <table:table-cell office:value-type="float" office:value="476432" calcext:value-type="float">
            <text:p>476432</text:p>
          </table:table-cell>
          <table:table-cell office:value-type="float" office:value="648647" calcext:value-type="float">
            <text:p>648647</text:p>
          </table:table-cell>
          <table:table-cell office:value-type="float" office:value="528030" calcext:value-type="float">
            <text:p>528030</text:p>
          </table:table-cell>
          <table:table-cell office:value-type="float" office:value="559886" calcext:value-type="float">
            <text:p>559886</text:p>
          </table:table-cell>
          <table:table-cell office:value-type="float" office:value="571467" calcext:value-type="float">
            <text:p>571467</text:p>
          </table:table-cell>
          <table:table-cell table:style-name="ce4" table:formula="of:=AVERAGE([.B17:.L17])" office:value-type="float" office:value="569591.909090909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1134767" calcext:value-type="float">
            <text:p/>
          </table:table-cell>
          <table:table-cell table:style-name="ce2" table:formula="of:=SUM([.C17];[.C16])" office:value-type="float" office:value="1345724" calcext:value-type="float">
            <text:p/>
          </table:table-cell>
          <table:table-cell table:style-name="ce2" table:formula="of:=SUM([.D17];[.D16])" office:value-type="float" office:value="1172305" calcext:value-type="float">
            <text:p/>
          </table:table-cell>
          <table:table-cell table:style-name="ce2" table:formula="of:=SUM([.E17];[.E16])" office:value-type="float" office:value="884236" calcext:value-type="float">
            <text:p/>
          </table:table-cell>
          <table:table-cell table:style-name="ce2" table:formula="of:=SUM([.F17];[.F16])" office:value-type="float" office:value="1124788" calcext:value-type="float">
            <text:p/>
          </table:table-cell>
          <table:table-cell table:style-name="ce2" table:formula="of:=SUM([.G17];[.G16])" office:value-type="float" office:value="1189035" calcext:value-type="float">
            <text:p/>
          </table:table-cell>
          <table:table-cell table:style-name="ce2" table:formula="of:=SUM([.H17];[.H16])" office:value-type="float" office:value="827296" calcext:value-type="float">
            <text:p/>
          </table:table-cell>
          <table:table-cell table:style-name="ce2" table:formula="of:=SUM([.I17];[.I16])" office:value-type="float" office:value="1237080" calcext:value-type="float">
            <text:p/>
          </table:table-cell>
          <table:table-cell table:style-name="ce2" table:formula="of:=SUM([.J17];[.J16])" office:value-type="float" office:value="951446" calcext:value-type="float">
            <text:p/>
          </table:table-cell>
          <table:table-cell table:style-name="ce2" table:formula="of:=SUM([.K17];[.K16])" office:value-type="float" office:value="995543" calcext:value-type="float">
            <text:p/>
          </table:table-cell>
          <table:table-cell table:style-name="ce2" table:formula="of:=SUM([.L17];[.L16])" office:value-type="float" office:value="1147945" calcext:value-type="float">
            <text:p/>
          </table:table-cell>
          <table:table-cell table:style-name="ce5" table:formula="of:=AVERAGE([.B18:.L18])" office:value-type="float" office:value="1091833.18181818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88637" calcext:value-type="float">
            <text:p>88637</text:p>
          </table:table-cell>
          <table:table-cell table:style-name="ce2" office:value-type="float" office:value="102743" calcext:value-type="float">
            <text:p>102743</text:p>
          </table:table-cell>
          <table:table-cell table:style-name="ce2" office:value-type="float" office:value="108487" calcext:value-type="float">
            <text:p>108487</text:p>
          </table:table-cell>
          <table:table-cell table:style-name="ce2" office:value-type="float" office:value="87764" calcext:value-type="float">
            <text:p>87764</text:p>
          </table:table-cell>
          <table:table-cell table:style-name="ce2" office:value-type="float" office:value="94468" calcext:value-type="float">
            <text:p>94468</text:p>
          </table:table-cell>
          <table:table-cell table:style-name="ce2" office:value-type="float" office:value="89779" calcext:value-type="float">
            <text:p>89779</text:p>
          </table:table-cell>
          <table:table-cell table:style-name="ce2" office:value-type="float" office:value="79903" calcext:value-type="float">
            <text:p>79903</text:p>
          </table:table-cell>
          <table:table-cell table:style-name="ce2" office:value-type="float" office:value="74679" calcext:value-type="float">
            <text:p>74679</text:p>
          </table:table-cell>
          <table:table-cell table:style-name="ce2" office:value-type="float" office:value="85555" calcext:value-type="float">
            <text:p>85555</text:p>
          </table:table-cell>
          <table:table-cell table:style-name="ce2" office:value-type="float" office:value="74426" calcext:value-type="float">
            <text:p>74426</text:p>
          </table:table-cell>
          <table:table-cell table:style-name="ce2" office:value-type="float" office:value="99783" calcext:value-type="float">
            <text:p>99783</text:p>
          </table:table-cell>
          <table:table-cell table:style-name="ce5" table:formula="of:=AVERAGE([.B19:.L19])" office:value-type="float" office:value="89656.7272727273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7.420942" calcext:value-type="float">
            <text:p>7.420942</text:p>
          </table:table-cell>
          <table:table-cell office:value-type="float" office:value="7.60942" calcext:value-type="float">
            <text:p>7.60942</text:p>
          </table:table-cell>
          <table:table-cell office:value-type="float" office:value="7.986748" calcext:value-type="float">
            <text:p>7.986748</text:p>
          </table:table-cell>
          <table:table-cell office:value-type="float" office:value="7.461791" calcext:value-type="float">
            <text:p>7.461791</text:p>
          </table:table-cell>
          <table:table-cell office:value-type="float" office:value="7.426832" calcext:value-type="float">
            <text:p>7.426832</text:p>
          </table:table-cell>
          <table:table-cell office:value-type="float" office:value="7.4901" calcext:value-type="float">
            <text:p>7.4901</text:p>
          </table:table-cell>
          <table:table-cell office:value-type="float" office:value="7.56039" calcext:value-type="float">
            <text:p>7.56039</text:p>
          </table:table-cell>
          <table:table-cell office:value-type="float" office:value="7.564503" calcext:value-type="float">
            <text:p>7.564503</text:p>
          </table:table-cell>
          <table:table-cell office:value-type="float" office:value="8.006399" calcext:value-type="float">
            <text:p>8.006399</text:p>
          </table:table-cell>
          <table:table-cell office:value-type="float" office:value="7.825339" calcext:value-type="float">
            <text:p>7.825339</text:p>
          </table:table-cell>
          <table:table-cell office:value-type="float" office:value="7.44994" calcext:value-type="float">
            <text:p>7.44994</text:p>
          </table:table-cell>
          <table:table-cell table:style-name="ce4" table:formula="of:=AVERAGE([.B22:.L22])" office:value-type="float" office:value="7.61840036363636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6298888" calcext:value-type="float">
            <text:p>16298888</text:p>
          </table:table-cell>
          <table:table-cell office:value-type="float" office:value="19105981" calcext:value-type="float">
            <text:p>19105981</text:p>
          </table:table-cell>
          <table:table-cell office:value-type="float" office:value="16340377" calcext:value-type="float">
            <text:p>16340377</text:p>
          </table:table-cell>
          <table:table-cell office:value-type="float" office:value="17364027" calcext:value-type="float">
            <text:p>17364027</text:p>
          </table:table-cell>
          <table:table-cell office:value-type="float" office:value="20317393" calcext:value-type="float">
            <text:p>20317393</text:p>
          </table:table-cell>
          <table:table-cell office:value-type="float" office:value="18395475" calcext:value-type="float">
            <text:p>18395475</text:p>
          </table:table-cell>
          <table:table-cell office:value-type="float" office:value="17364944" calcext:value-type="float">
            <text:p>17364944</text:p>
          </table:table-cell>
          <table:table-cell office:value-type="float" office:value="18215635" calcext:value-type="float">
            <text:p>18215635</text:p>
          </table:table-cell>
          <table:table-cell office:value-type="float" office:value="19805658" calcext:value-type="float">
            <text:p>19805658</text:p>
          </table:table-cell>
          <table:table-cell office:value-type="float" office:value="19193901" calcext:value-type="float">
            <text:p>19193901</text:p>
          </table:table-cell>
          <table:table-cell office:value-type="float" office:value="13873734" calcext:value-type="float">
            <text:p>13873734</text:p>
          </table:table-cell>
          <table:table-cell table:style-name="ce4" table:formula="of:=AVERAGE([.B23:.L23])" office:value-type="float" office:value="17843273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2124423" calcext:value-type="float">
            <text:p>2124423</text:p>
          </table:table-cell>
          <table:table-cell office:value-type="float" office:value="2137234" calcext:value-type="float">
            <text:p>2137234</text:p>
          </table:table-cell>
          <table:table-cell office:value-type="float" office:value="1986130" calcext:value-type="float">
            <text:p>1986130</text:p>
          </table:table-cell>
          <table:table-cell office:value-type="float" office:value="2704218" calcext:value-type="float">
            <text:p>2704218</text:p>
          </table:table-cell>
          <table:table-cell office:value-type="float" office:value="2262501" calcext:value-type="float">
            <text:p>2262501</text:p>
          </table:table-cell>
          <table:table-cell office:value-type="float" office:value="2163827" calcext:value-type="float">
            <text:p>2163827</text:p>
          </table:table-cell>
          <table:table-cell office:value-type="float" office:value="2152467" calcext:value-type="float">
            <text:p>2152467</text:p>
          </table:table-cell>
          <table:table-cell office:value-type="float" office:value="2155848" calcext:value-type="float">
            <text:p>2155848</text:p>
          </table:table-cell>
          <table:table-cell office:value-type="float" office:value="2413925" calcext:value-type="float">
            <text:p>2413925</text:p>
          </table:table-cell>
          <table:table-cell office:value-type="float" office:value="2658203" calcext:value-type="float">
            <text:p>2658203</text:p>
          </table:table-cell>
          <table:table-cell office:value-type="float" office:value="1864550" calcext:value-type="float">
            <text:p>1864550</text:p>
          </table:table-cell>
          <table:table-cell table:style-name="ce4" table:formula="of:=AVERAGE([.B24:.L24])" office:value-type="float" office:value="2238484.18181818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18423311" calcext:value-type="float">
            <text:p/>
          </table:table-cell>
          <table:table-cell table:style-name="ce2" table:formula="of:=SUM([.C24];[.C23])" office:value-type="float" office:value="21243215" calcext:value-type="float">
            <text:p/>
          </table:table-cell>
          <table:table-cell table:style-name="ce2" table:formula="of:=SUM([.D24];[.D23])" office:value-type="float" office:value="18326507" calcext:value-type="float">
            <text:p/>
          </table:table-cell>
          <table:table-cell table:style-name="ce2" table:formula="of:=SUM([.E24];[.E23])" office:value-type="float" office:value="20068245" calcext:value-type="float">
            <text:p/>
          </table:table-cell>
          <table:table-cell table:style-name="ce2" table:formula="of:=SUM([.F24];[.F23])" office:value-type="float" office:value="22579894" calcext:value-type="float">
            <text:p/>
          </table:table-cell>
          <table:table-cell table:style-name="ce2" table:formula="of:=SUM([.G24];[.G23])" office:value-type="float" office:value="20559302" calcext:value-type="float">
            <text:p/>
          </table:table-cell>
          <table:table-cell table:style-name="ce2" table:formula="of:=SUM([.H24];[.H23])" office:value-type="float" office:value="19517411" calcext:value-type="float">
            <text:p/>
          </table:table-cell>
          <table:table-cell table:style-name="ce2" table:formula="of:=SUM([.I24];[.I23])" office:value-type="float" office:value="20371483" calcext:value-type="float">
            <text:p/>
          </table:table-cell>
          <table:table-cell table:style-name="ce2" table:formula="of:=SUM([.J24];[.J23])" office:value-type="float" office:value="22219583" calcext:value-type="float">
            <text:p/>
          </table:table-cell>
          <table:table-cell table:style-name="ce2" table:formula="of:=SUM([.K24];[.K23])" office:value-type="float" office:value="21852104" calcext:value-type="float">
            <text:p/>
          </table:table-cell>
          <table:table-cell table:style-name="ce2" table:formula="of:=SUM([.L24];[.L23])" office:value-type="float" office:value="15738284" calcext:value-type="float">
            <text:p/>
          </table:table-cell>
          <table:table-cell table:style-name="ce5" table:formula="of:=AVERAGE([.B25:.L25])" office:value-type="float" office:value="20081758.0909091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671683" calcext:value-type="float">
            <text:p>671683</text:p>
          </table:table-cell>
          <table:table-cell office:value-type="float" office:value="640913" calcext:value-type="float">
            <text:p>640913</text:p>
          </table:table-cell>
          <table:table-cell office:value-type="float" office:value="743867" calcext:value-type="float">
            <text:p>743867</text:p>
          </table:table-cell>
          <table:table-cell office:value-type="float" office:value="648138" calcext:value-type="float">
            <text:p>648138</text:p>
          </table:table-cell>
          <table:table-cell office:value-type="float" office:value="598634" calcext:value-type="float">
            <text:p>598634</text:p>
          </table:table-cell>
          <table:table-cell office:value-type="float" office:value="634142" calcext:value-type="float">
            <text:p>634142</text:p>
          </table:table-cell>
          <table:table-cell office:value-type="float" office:value="758311" calcext:value-type="float">
            <text:p>758311</text:p>
          </table:table-cell>
          <table:table-cell office:value-type="float" office:value="560431" calcext:value-type="float">
            <text:p>560431</text:p>
          </table:table-cell>
          <table:table-cell office:value-type="float" office:value="854508" calcext:value-type="float">
            <text:p>854508</text:p>
          </table:table-cell>
          <table:table-cell office:value-type="float" office:value="747325" calcext:value-type="float">
            <text:p>747325</text:p>
          </table:table-cell>
          <table:table-cell office:value-type="float" office:value="567269" calcext:value-type="float">
            <text:p>567269</text:p>
          </table:table-cell>
          <table:table-cell table:style-name="ce4" table:formula="of:=AVERAGE([.B26:.L26])" office:value-type="float" office:value="675020.090909091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620264" calcext:value-type="float">
            <text:p>620264</text:p>
          </table:table-cell>
          <table:table-cell office:value-type="float" office:value="658827" calcext:value-type="float">
            <text:p>658827</text:p>
          </table:table-cell>
          <table:table-cell office:value-type="float" office:value="690766" calcext:value-type="float">
            <text:p>690766</text:p>
          </table:table-cell>
          <table:table-cell office:value-type="float" office:value="634811" calcext:value-type="float">
            <text:p>634811</text:p>
          </table:table-cell>
          <table:table-cell office:value-type="float" office:value="642749" calcext:value-type="float">
            <text:p>642749</text:p>
          </table:table-cell>
          <table:table-cell office:value-type="float" office:value="700329" calcext:value-type="float">
            <text:p>700329</text:p>
          </table:table-cell>
          <table:table-cell office:value-type="float" office:value="685298" calcext:value-type="float">
            <text:p>685298</text:p>
          </table:table-cell>
          <table:table-cell office:value-type="float" office:value="596682" calcext:value-type="float">
            <text:p>596682</text:p>
          </table:table-cell>
          <table:table-cell office:value-type="float" office:value="689088" calcext:value-type="float">
            <text:p>689088</text:p>
          </table:table-cell>
          <table:table-cell office:value-type="float" office:value="670603" calcext:value-type="float">
            <text:p>670603</text:p>
          </table:table-cell>
          <table:table-cell office:value-type="float" office:value="666744" calcext:value-type="float">
            <text:p>666744</text:p>
          </table:table-cell>
          <table:table-cell table:style-name="ce4" table:formula="of:=AVERAGE([.B27:.L27])" office:value-type="float" office:value="659651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1291947" calcext:value-type="float">
            <text:p/>
          </table:table-cell>
          <table:table-cell table:style-name="ce2" table:formula="of:=SUM([.C27];[.C26])" office:value-type="float" office:value="1299740" calcext:value-type="float">
            <text:p/>
          </table:table-cell>
          <table:table-cell table:style-name="ce2" table:formula="of:=SUM([.D27];[.D26])" office:value-type="float" office:value="1434633" calcext:value-type="float">
            <text:p/>
          </table:table-cell>
          <table:table-cell table:style-name="ce2" table:formula="of:=SUM([.E27];[.E26])" office:value-type="float" office:value="1282949" calcext:value-type="float">
            <text:p/>
          </table:table-cell>
          <table:table-cell table:style-name="ce2" table:formula="of:=SUM([.F27];[.F26])" office:value-type="float" office:value="1241383" calcext:value-type="float">
            <text:p/>
          </table:table-cell>
          <table:table-cell table:style-name="ce2" table:formula="of:=SUM([.G27];[.G26])" office:value-type="float" office:value="1334471" calcext:value-type="float">
            <text:p/>
          </table:table-cell>
          <table:table-cell table:style-name="ce2" table:formula="of:=SUM([.H27];[.H26])" office:value-type="float" office:value="1443609" calcext:value-type="float">
            <text:p/>
          </table:table-cell>
          <table:table-cell table:style-name="ce2" table:formula="of:=SUM([.I27];[.I26])" office:value-type="float" office:value="1157113" calcext:value-type="float">
            <text:p/>
          </table:table-cell>
          <table:table-cell table:style-name="ce2" table:formula="of:=SUM([.J27];[.J26])" office:value-type="float" office:value="1543596" calcext:value-type="float">
            <text:p/>
          </table:table-cell>
          <table:table-cell table:style-name="ce2" table:formula="of:=SUM([.K27];[.K26])" office:value-type="float" office:value="1417928" calcext:value-type="float">
            <text:p/>
          </table:table-cell>
          <table:table-cell table:style-name="ce2" table:formula="of:=SUM([.L27];[.L26])" office:value-type="float" office:value="1234013" calcext:value-type="float">
            <text:p/>
          </table:table-cell>
          <table:table-cell table:style-name="ce5" table:formula="of:=AVERAGE([.B28:.L28])" office:value-type="float" office:value="1334671.09090909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10576" calcext:value-type="float">
            <text:p>110576</text:p>
          </table:table-cell>
          <table:table-cell table:style-name="ce2" office:value-type="float" office:value="108963" calcext:value-type="float">
            <text:p>108963</text:p>
          </table:table-cell>
          <table:table-cell table:style-name="ce2" office:value-type="float" office:value="121458" calcext:value-type="float">
            <text:p>121458</text:p>
          </table:table-cell>
          <table:table-cell table:style-name="ce2" office:value-type="float" office:value="106641" calcext:value-type="float">
            <text:p>106641</text:p>
          </table:table-cell>
          <table:table-cell table:style-name="ce2" office:value-type="float" office:value="107183" calcext:value-type="float">
            <text:p>107183</text:p>
          </table:table-cell>
          <table:table-cell table:style-name="ce2" office:value-type="float" office:value="107666" calcext:value-type="float">
            <text:p>107666</text:p>
          </table:table-cell>
          <table:table-cell table:style-name="ce2" office:value-type="float" office:value="125013" calcext:value-type="float">
            <text:p>125013</text:p>
          </table:table-cell>
          <table:table-cell table:style-name="ce2" office:value-type="float" office:value="114431" calcext:value-type="float">
            <text:p>114431</text:p>
          </table:table-cell>
          <table:table-cell table:style-name="ce2" office:value-type="float" office:value="117127" calcext:value-type="float">
            <text:p>117127</text:p>
          </table:table-cell>
          <table:table-cell table:style-name="ce2" office:value-type="float" office:value="116017" calcext:value-type="float">
            <text:p>116017</text:p>
          </table:table-cell>
          <table:table-cell table:style-name="ce2" office:value-type="float" office:value="117518" calcext:value-type="float">
            <text:p>117518</text:p>
          </table:table-cell>
          <table:table-cell table:style-name="ce5" table:formula="of:=AVERAGE([.B29:.L29])" office:value-type="float" office:value="113872.090909091" calcext:value-type="float">
            <text:p/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2.809202" calcext:value-type="float">
            <text:p>12.809202</text:p>
          </table:table-cell>
          <table:table-cell office:value-type="float" office:value="13.366371" calcext:value-type="float">
            <text:p>13.366371</text:p>
          </table:table-cell>
          <table:table-cell office:value-type="float" office:value="13.797265" calcext:value-type="float">
            <text:p>13.797265</text:p>
          </table:table-cell>
          <table:table-cell office:value-type="float" office:value="11.53219" calcext:value-type="float">
            <text:p>11.53219</text:p>
          </table:table-cell>
          <table:table-cell office:value-type="float" office:value="14.936371" calcext:value-type="float">
            <text:p>14.936371</text:p>
          </table:table-cell>
          <table:table-cell office:value-type="float" office:value="13.437108" calcext:value-type="float">
            <text:p>13.437108</text:p>
          </table:table-cell>
          <table:table-cell office:value-type="float" office:value="11.299901" calcext:value-type="float">
            <text:p>11.299901</text:p>
          </table:table-cell>
          <table:table-cell office:value-type="float" office:value="11.630863" calcext:value-type="float">
            <text:p>11.630863</text:p>
          </table:table-cell>
          <table:table-cell office:value-type="float" office:value="11.624782" calcext:value-type="float">
            <text:p>11.624782</text:p>
          </table:table-cell>
          <table:table-cell office:value-type="float" office:value="11.430777" calcext:value-type="float">
            <text:p>11.430777</text:p>
          </table:table-cell>
          <table:table-cell office:value-type="float" office:value="11.500085" calcext:value-type="float">
            <text:p>11.500085</text:p>
          </table:table-cell>
          <table:table-cell table:style-name="ce4" table:formula="of:=AVERAGE([.B32:.L32])" office:value-type="float" office:value="12.4877195454545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18020590" calcext:value-type="float">
            <text:p>18020590</text:p>
          </table:table-cell>
          <table:table-cell office:value-type="float" office:value="18629866" calcext:value-type="float">
            <text:p>18629866</text:p>
          </table:table-cell>
          <table:table-cell office:value-type="float" office:value="18354842" calcext:value-type="float">
            <text:p>18354842</text:p>
          </table:table-cell>
          <table:table-cell office:value-type="float" office:value="17873159" calcext:value-type="float">
            <text:p>17873159</text:p>
          </table:table-cell>
          <table:table-cell office:value-type="float" office:value="18660118" calcext:value-type="float">
            <text:p>18660118</text:p>
          </table:table-cell>
          <table:table-cell office:value-type="float" office:value="19992795" calcext:value-type="float">
            <text:p>19992795</text:p>
          </table:table-cell>
          <table:table-cell office:value-type="float" office:value="16961176" calcext:value-type="float">
            <text:p>16961176</text:p>
          </table:table-cell>
          <table:table-cell office:value-type="float" office:value="19242288" calcext:value-type="float">
            <text:p>19242288</text:p>
          </table:table-cell>
          <table:table-cell office:value-type="float" office:value="16216923" calcext:value-type="float">
            <text:p>16216923</text:p>
          </table:table-cell>
          <table:table-cell office:value-type="float" office:value="17646132" calcext:value-type="float">
            <text:p>17646132</text:p>
          </table:table-cell>
          <table:table-cell office:value-type="float" office:value="19375043" calcext:value-type="float">
            <text:p>19375043</text:p>
          </table:table-cell>
          <table:table-cell table:style-name="ce4" table:formula="of:=AVERAGE([.B33:.L33])" office:value-type="float" office:value="18270266.5454545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3068582" calcext:value-type="float">
            <text:p>3068582</text:p>
          </table:table-cell>
          <table:table-cell office:value-type="float" office:value="1811072" calcext:value-type="float">
            <text:p>1811072</text:p>
          </table:table-cell>
          <table:table-cell office:value-type="float" office:value="2048177" calcext:value-type="float">
            <text:p>2048177</text:p>
          </table:table-cell>
          <table:table-cell office:value-type="float" office:value="2101050" calcext:value-type="float">
            <text:p>2101050</text:p>
          </table:table-cell>
          <table:table-cell office:value-type="float" office:value="2183314" calcext:value-type="float">
            <text:p>2183314</text:p>
          </table:table-cell>
          <table:table-cell office:value-type="float" office:value="2121980" calcext:value-type="float">
            <text:p>2121980</text:p>
          </table:table-cell>
          <table:table-cell office:value-type="float" office:value="1836748" calcext:value-type="float">
            <text:p>1836748</text:p>
          </table:table-cell>
          <table:table-cell office:value-type="float" office:value="1960296" calcext:value-type="float">
            <text:p>1960296</text:p>
          </table:table-cell>
          <table:table-cell office:value-type="float" office:value="1661635" calcext:value-type="float">
            <text:p>1661635</text:p>
          </table:table-cell>
          <table:table-cell office:value-type="float" office:value="1856044" calcext:value-type="float">
            <text:p>1856044</text:p>
          </table:table-cell>
          <table:table-cell office:value-type="float" office:value="1697263" calcext:value-type="float">
            <text:p>1697263</text:p>
          </table:table-cell>
          <table:table-cell table:style-name="ce4" table:formula="of:=AVERAGE([.B34:.L34])" office:value-type="float" office:value="2031469.18181818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21089172" calcext:value-type="float">
            <text:p/>
          </table:table-cell>
          <table:table-cell table:style-name="ce2" table:formula="of:=SUM([.C34];[.C33])" office:value-type="float" office:value="20440938" calcext:value-type="float">
            <text:p/>
          </table:table-cell>
          <table:table-cell table:style-name="ce2" table:formula="of:=SUM([.D34];[.D33])" office:value-type="float" office:value="20403019" calcext:value-type="float">
            <text:p/>
          </table:table-cell>
          <table:table-cell table:style-name="ce2" table:formula="of:=SUM([.E34];[.E33])" office:value-type="float" office:value="19974209" calcext:value-type="float">
            <text:p/>
          </table:table-cell>
          <table:table-cell table:style-name="ce2" table:formula="of:=SUM([.F34];[.F33])" office:value-type="float" office:value="20843432" calcext:value-type="float">
            <text:p/>
          </table:table-cell>
          <table:table-cell table:style-name="ce2" table:formula="of:=SUM([.G34];[.G33])" office:value-type="float" office:value="22114775" calcext:value-type="float">
            <text:p/>
          </table:table-cell>
          <table:table-cell table:style-name="ce2" table:formula="of:=SUM([.H34];[.H33])" office:value-type="float" office:value="18797924" calcext:value-type="float">
            <text:p/>
          </table:table-cell>
          <table:table-cell table:style-name="ce2" table:formula="of:=SUM([.I34];[.I33])" office:value-type="float" office:value="21202584" calcext:value-type="float">
            <text:p/>
          </table:table-cell>
          <table:table-cell table:style-name="ce2" table:formula="of:=SUM([.J34];[.J33])" office:value-type="float" office:value="17878558" calcext:value-type="float">
            <text:p/>
          </table:table-cell>
          <table:table-cell table:style-name="ce2" table:formula="of:=SUM([.K34];[.K33])" office:value-type="float" office:value="19502176" calcext:value-type="float">
            <text:p/>
          </table:table-cell>
          <table:table-cell table:style-name="ce2" table:formula="of:=SUM([.L34];[.L33])" office:value-type="float" office:value="21072306" calcext:value-type="float">
            <text:p/>
          </table:table-cell>
          <table:table-cell table:style-name="ce5" table:formula="of:=AVERAGE([.B35:.L35])" office:value-type="float" office:value="20301735.7272727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118307" calcext:value-type="float">
            <text:p>1118307</text:p>
          </table:table-cell>
          <table:table-cell office:value-type="float" office:value="845084" calcext:value-type="float">
            <text:p>845084</text:p>
          </table:table-cell>
          <table:table-cell office:value-type="float" office:value="997120" calcext:value-type="float">
            <text:p>997120</text:p>
          </table:table-cell>
          <table:table-cell office:value-type="float" office:value="774509" calcext:value-type="float">
            <text:p>774509</text:p>
          </table:table-cell>
          <table:table-cell office:value-type="float" office:value="1073575" calcext:value-type="float">
            <text:p>1073575</text:p>
          </table:table-cell>
          <table:table-cell office:value-type="float" office:value="882649" calcext:value-type="float">
            <text:p>882649</text:p>
          </table:table-cell>
          <table:table-cell office:value-type="float" office:value="655181" calcext:value-type="float">
            <text:p>655181</text:p>
          </table:table-cell>
          <table:table-cell office:value-type="float" office:value="778015" calcext:value-type="float">
            <text:p>778015</text:p>
          </table:table-cell>
          <table:table-cell office:value-type="float" office:value="668892" calcext:value-type="float">
            <text:p>668892</text:p>
          </table:table-cell>
          <table:table-cell office:value-type="float" office:value="608611" calcext:value-type="float">
            <text:p>608611</text:p>
          </table:table-cell>
          <table:table-cell office:value-type="float" office:value="789645" calcext:value-type="float">
            <text:p>789645</text:p>
          </table:table-cell>
          <table:table-cell table:style-name="ce4" table:formula="of:=AVERAGE([.B36:.L36])" office:value-type="float" office:value="835598.909090909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938946" calcext:value-type="float">
            <text:p>938946</text:p>
          </table:table-cell>
          <table:table-cell office:value-type="float" office:value="749178" calcext:value-type="float">
            <text:p>749178</text:p>
          </table:table-cell>
          <table:table-cell office:value-type="float" office:value="760778" calcext:value-type="float">
            <text:p>760778</text:p>
          </table:table-cell>
          <table:table-cell office:value-type="float" office:value="752747" calcext:value-type="float">
            <text:p>752747</text:p>
          </table:table-cell>
          <table:table-cell office:value-type="float" office:value="883165" calcext:value-type="float">
            <text:p>883165</text:p>
          </table:table-cell>
          <table:table-cell office:value-type="float" office:value="779280" calcext:value-type="float">
            <text:p>779280</text:p>
          </table:table-cell>
          <table:table-cell office:value-type="float" office:value="681323" calcext:value-type="float">
            <text:p>681323</text:p>
          </table:table-cell>
          <table:table-cell office:value-type="float" office:value="764163" calcext:value-type="float">
            <text:p>764163</text:p>
          </table:table-cell>
          <table:table-cell office:value-type="float" office:value="700394" calcext:value-type="float">
            <text:p>700394</text:p>
          </table:table-cell>
          <table:table-cell office:value-type="float" office:value="695740" calcext:value-type="float">
            <text:p>695740</text:p>
          </table:table-cell>
          <table:table-cell office:value-type="float" office:value="762934" calcext:value-type="float">
            <text:p>762934</text:p>
          </table:table-cell>
          <table:table-cell table:style-name="ce4" table:formula="of:=AVERAGE([.B37:.L37])" office:value-type="float" office:value="769877.090909091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2057253" calcext:value-type="float">
            <text:p/>
          </table:table-cell>
          <table:table-cell table:style-name="ce2" table:formula="of:=SUM([.C37];[.C36])" office:value-type="float" office:value="1594262" calcext:value-type="float">
            <text:p/>
          </table:table-cell>
          <table:table-cell table:style-name="ce2" table:formula="of:=SUM([.D37];[.D36])" office:value-type="float" office:value="1757898" calcext:value-type="float">
            <text:p/>
          </table:table-cell>
          <table:table-cell table:style-name="ce2" table:formula="of:=SUM([.E37];[.E36])" office:value-type="float" office:value="1527256" calcext:value-type="float">
            <text:p/>
          </table:table-cell>
          <table:table-cell table:style-name="ce2" table:formula="of:=SUM([.F37];[.F36])" office:value-type="float" office:value="1956740" calcext:value-type="float">
            <text:p/>
          </table:table-cell>
          <table:table-cell table:style-name="ce2" table:formula="of:=SUM([.G37];[.G36])" office:value-type="float" office:value="1661929" calcext:value-type="float">
            <text:p/>
          </table:table-cell>
          <table:table-cell table:style-name="ce2" table:formula="of:=SUM([.H37];[.H36])" office:value-type="float" office:value="1336504" calcext:value-type="float">
            <text:p/>
          </table:table-cell>
          <table:table-cell table:style-name="ce2" table:formula="of:=SUM([.I37];[.I36])" office:value-type="float" office:value="1542178" calcext:value-type="float">
            <text:p/>
          </table:table-cell>
          <table:table-cell table:style-name="ce2" table:formula="of:=SUM([.J37];[.J36])" office:value-type="float" office:value="1369286" calcext:value-type="float">
            <text:p/>
          </table:table-cell>
          <table:table-cell table:style-name="ce2" table:formula="of:=SUM([.K37];[.K36])" office:value-type="float" office:value="1304351" calcext:value-type="float">
            <text:p/>
          </table:table-cell>
          <table:table-cell table:style-name="ce2" table:formula="of:=SUM([.L37];[.L36])" office:value-type="float" office:value="1552579" calcext:value-type="float">
            <text:p/>
          </table:table-cell>
          <table:table-cell table:style-name="ce5" table:formula="of:=AVERAGE([.B38:.L38])" office:value-type="float" office:value="1605476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213103" calcext:value-type="float">
            <text:p>213103</text:p>
          </table:table-cell>
          <table:table-cell table:style-name="ce2" office:value-type="float" office:value="170255" calcext:value-type="float">
            <text:p>170255</text:p>
          </table:table-cell>
          <table:table-cell table:style-name="ce2" office:value-type="float" office:value="184839" calcext:value-type="float">
            <text:p>184839</text:p>
          </table:table-cell>
          <table:table-cell table:style-name="ce2" office:value-type="float" office:value="171216" calcext:value-type="float">
            <text:p>171216</text:p>
          </table:table-cell>
          <table:table-cell table:style-name="ce2" office:value-type="float" office:value="200099" calcext:value-type="float">
            <text:p>200099</text:p>
          </table:table-cell>
          <table:table-cell table:style-name="ce2" office:value-type="float" office:value="176703" calcext:value-type="float">
            <text:p>176703</text:p>
          </table:table-cell>
          <table:table-cell table:style-name="ce2" office:value-type="float" office:value="156880" calcext:value-type="float">
            <text:p>156880</text:p>
          </table:table-cell>
          <table:table-cell table:style-name="ce2" office:value-type="float" office:value="155830" calcext:value-type="float">
            <text:p>155830</text:p>
          </table:table-cell>
          <table:table-cell table:style-name="ce2" office:value-type="float" office:value="161020" calcext:value-type="float">
            <text:p>161020</text:p>
          </table:table-cell>
          <table:table-cell table:style-name="ce2" office:value-type="float" office:value="156677" calcext:value-type="float">
            <text:p>156677</text:p>
          </table:table-cell>
          <table:table-cell table:style-name="ce2" office:value-type="float" office:value="188130" calcext:value-type="float">
            <text:p>188130</text:p>
          </table:table-cell>
          <table:table-cell table:style-name="ce5" table:formula="of:=AVERAGE([.B39:.L39])" office:value-type="float" office:value="175886.545454545" calcext:value-type="float">
            <text:p/>
          </table:table-cell>
        </table:table-row>
        <table:table-row table:style-name="ro2" table:number-rows-repeated="5">
          <table:table-cell table:number-columns-repeated="13"/>
        </table:table-row>
        <table:table-row table:style-name="ro3" table:number-rows-repeated="11">
          <table:table-cell table:number-columns-repeated="1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>
            <text:p>CPU governor = powersave</text:p>
          </table:table-cell>
          <table:table-cell/>
          <table:table-cell office:value-type="string" calcext:value-type="string">
            <text:p>Elements attack = 4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/>
          <table:table-cell office:value-type="string" calcext:value-type="string">
            <text:p>Isolcpu = 1</text:p>
          </table:table-cell>
          <table:table-cell/>
          <table:table-cell office:value-type="string" calcext:value-type="string">
            <text:p>Parcour aléatoir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50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3 mixed 3Mo</text:p>
          </table:table-cell>
          <table:table-cell table:number-columns-repeated="11"/>
        </table:table-row>
        <table:table-row table:style-name="ro3" table:number-rows-repeated="8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9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shapes>
          <draw:frame draw:z-index="0" draw:style-name="gr1" svg:width="4.3469in" svg:height="2.5472in" svg:x="7.0256in" svg:y="10.7799in">
            <draw:object draw:notify-on-update-of-ranges="Sheet2.M5:Sheet2.M5 Sheet2.M15:Sheet2.M15 Sheet2.M25:Sheet2.M25 Sheet2.M35:Sheet2.M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637in" svg:height="2.6in" svg:x="1.3791in" svg:y="14.0587in">
            <draw:object draw:notify-on-update-of-ranges="Sheet2.M8:Sheet2.M8 Sheet2.M18:Sheet2.M18 Sheet2.M28:Sheet2.M28 Sheet2.M38:Sheet2.M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4.2709in" svg:height="2.8744in" svg:x="6.8185in" svg:y="13.7949in">
            <draw:object draw:notify-on-update-of-ranges="Sheet2.M9:Sheet2.M9 Sheet2.M19:Sheet2.M19 Sheet2.M29:Sheet2.M29 Sheet2.M39:Sheet2.M3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4.7295in" svg:height="2.9602in" svg:x="1.3846in" svg:y="10.7575in">
            <draw:object draw:notify-on-update-of-ranges="Sheet2.M2:Sheet2.M2 Sheet2.M12:Sheet2.M12 Sheet2.M22:Sheet2.M22 Sheet2.M32:Sheet2.M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4.026347" calcext:value-type="float">
            <text:p>14.026347</text:p>
          </table:table-cell>
          <table:table-cell office:value-type="float" office:value="12.79609" calcext:value-type="float">
            <text:p>12.79609</text:p>
          </table:table-cell>
          <table:table-cell office:value-type="float" office:value="13.477064" calcext:value-type="float">
            <text:p>13.477064</text:p>
          </table:table-cell>
          <table:table-cell office:value-type="float" office:value="12.608192" calcext:value-type="float">
            <text:p>12.608192</text:p>
          </table:table-cell>
          <table:table-cell office:value-type="float" office:value="12.609153" calcext:value-type="float">
            <text:p>12.609153</text:p>
          </table:table-cell>
          <table:table-cell office:value-type="float" office:value="14.419169" calcext:value-type="float">
            <text:p>14.419169</text:p>
          </table:table-cell>
          <table:table-cell office:value-type="float" office:value="12.356379" calcext:value-type="float">
            <text:p>12.356379</text:p>
          </table:table-cell>
          <table:table-cell office:value-type="float" office:value="12.543709" calcext:value-type="float">
            <text:p>12.543709</text:p>
          </table:table-cell>
          <table:table-cell office:value-type="float" office:value="14.226191" calcext:value-type="float">
            <text:p>14.226191</text:p>
          </table:table-cell>
          <table:table-cell office:value-type="float" office:value="14.080022" calcext:value-type="float">
            <text:p>14.080022</text:p>
          </table:table-cell>
          <table:table-cell office:value-type="float" office:value="12.645589" calcext:value-type="float">
            <text:p>12.645589</text:p>
          </table:table-cell>
          <table:table-cell table:style-name="ce4" table:formula="of:=AVERAGE([.B2:.L2])" office:value-type="float" office:value="13.2534459090909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8502822" calcext:value-type="float">
            <text:p>8502822</text:p>
          </table:table-cell>
          <table:table-cell office:value-type="float" office:value="5580350" calcext:value-type="float">
            <text:p>5580350</text:p>
          </table:table-cell>
          <table:table-cell office:value-type="float" office:value="6937268" calcext:value-type="float">
            <text:p>6937268</text:p>
          </table:table-cell>
          <table:table-cell office:value-type="float" office:value="5443179" calcext:value-type="float">
            <text:p>5443179</text:p>
          </table:table-cell>
          <table:table-cell office:value-type="float" office:value="5212070" calcext:value-type="float">
            <text:p>5212070</text:p>
          </table:table-cell>
          <table:table-cell office:value-type="float" office:value="6287131" calcext:value-type="float">
            <text:p>6287131</text:p>
          </table:table-cell>
          <table:table-cell office:value-type="float" office:value="4235004" calcext:value-type="float">
            <text:p>4235004</text:p>
          </table:table-cell>
          <table:table-cell office:value-type="float" office:value="4731684" calcext:value-type="float">
            <text:p>4731684</text:p>
          </table:table-cell>
          <table:table-cell office:value-type="float" office:value="8802996" calcext:value-type="float">
            <text:p>8802996</text:p>
          </table:table-cell>
          <table:table-cell office:value-type="float" office:value="23894448" calcext:value-type="float">
            <text:p>23894448</text:p>
          </table:table-cell>
          <table:table-cell office:value-type="float" office:value="5654682" calcext:value-type="float">
            <text:p>5654682</text:p>
          </table:table-cell>
          <table:table-cell table:style-name="ce4" table:formula="of:=AVERAGE([.B3:.L3])" office:value-type="float" office:value="7752875.81818182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5584712" calcext:value-type="float">
            <text:p>5584712</text:p>
          </table:table-cell>
          <table:table-cell office:value-type="float" office:value="3770588" calcext:value-type="float">
            <text:p>3770588</text:p>
          </table:table-cell>
          <table:table-cell office:value-type="float" office:value="4951267" calcext:value-type="float">
            <text:p>4951267</text:p>
          </table:table-cell>
          <table:table-cell office:value-type="float" office:value="3512214" calcext:value-type="float">
            <text:p>3512214</text:p>
          </table:table-cell>
          <table:table-cell office:value-type="float" office:value="3482884" calcext:value-type="float">
            <text:p>3482884</text:p>
          </table:table-cell>
          <table:table-cell office:value-type="float" office:value="5964080" calcext:value-type="float">
            <text:p>5964080</text:p>
          </table:table-cell>
          <table:table-cell office:value-type="float" office:value="3268836" calcext:value-type="float">
            <text:p>3268836</text:p>
          </table:table-cell>
          <table:table-cell office:value-type="float" office:value="3612936" calcext:value-type="float">
            <text:p>3612936</text:p>
          </table:table-cell>
          <table:table-cell office:value-type="float" office:value="5708939" calcext:value-type="float">
            <text:p>5708939</text:p>
          </table:table-cell>
          <table:table-cell office:value-type="float" office:value="5533616" calcext:value-type="float">
            <text:p>5533616</text:p>
          </table:table-cell>
          <table:table-cell office:value-type="float" office:value="3631259" calcext:value-type="float">
            <text:p>3631259</text:p>
          </table:table-cell>
          <table:table-cell table:style-name="ce4" table:formula="of:=AVERAGE([.B4:.L4])" office:value-type="float" office:value="4456484.63636364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4];[.B3])" office:value-type="float" office:value="14087534" calcext:value-type="float">
            <text:p/>
          </table:table-cell>
          <table:table-cell table:style-name="ce2" table:formula="of:=SUM([.C4];[.C3])" office:value-type="float" office:value="9350938" calcext:value-type="float">
            <text:p/>
          </table:table-cell>
          <table:table-cell table:style-name="ce2" table:formula="of:=SUM([.D3];[.D4])" office:value-type="float" office:value="11888535" calcext:value-type="float">
            <text:p/>
          </table:table-cell>
          <table:table-cell table:style-name="ce2" table:formula="of:=SUM([.E3];[.E4])" office:value-type="float" office:value="8955393" calcext:value-type="float">
            <text:p/>
          </table:table-cell>
          <table:table-cell table:style-name="ce2" table:formula="of:=SUM([.F4];[.F3])" office:value-type="float" office:value="8694954" calcext:value-type="float">
            <text:p/>
          </table:table-cell>
          <table:table-cell table:style-name="ce2" table:formula="of:=SUM([.G4];[.G3])" office:value-type="float" office:value="12251211" calcext:value-type="float">
            <text:p/>
          </table:table-cell>
          <table:table-cell table:style-name="ce2" table:formula="of:=SUM([.H4];[.H3])" office:value-type="float" office:value="7503840" calcext:value-type="float">
            <text:p/>
          </table:table-cell>
          <table:table-cell table:style-name="ce2" table:formula="of:=SUM([.I4];[.I3])" office:value-type="float" office:value="8344620" calcext:value-type="float">
            <text:p/>
          </table:table-cell>
          <table:table-cell table:style-name="ce2" table:formula="of:=SUM([.J4];[.J4])" office:value-type="float" office:value="11417878" calcext:value-type="float">
            <text:p/>
          </table:table-cell>
          <table:table-cell table:style-name="ce2" table:formula="of:=SUM([.K4];[.K3])" office:value-type="float" office:value="29428064" calcext:value-type="float">
            <text:p/>
          </table:table-cell>
          <table:table-cell table:style-name="ce2" table:formula="of:=SUM([.L3];[.L4])" office:value-type="float" office:value="9285941" calcext:value-type="float">
            <text:p/>
          </table:table-cell>
          <table:table-cell table:style-name="ce5" table:formula="of:=AVERAGE([.B5:.L5])" office:value-type="float" office:value="11928082.5454545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019803" calcext:value-type="float">
            <text:p>1019803</text:p>
          </table:table-cell>
          <table:table-cell office:value-type="float" office:value="754331" calcext:value-type="float">
            <text:p>754331</text:p>
          </table:table-cell>
          <table:table-cell office:value-type="float" office:value="868830" calcext:value-type="float">
            <text:p>868830</text:p>
          </table:table-cell>
          <table:table-cell office:value-type="float" office:value="786676" calcext:value-type="float">
            <text:p>786676</text:p>
          </table:table-cell>
          <table:table-cell office:value-type="float" office:value="759134" calcext:value-type="float">
            <text:p>759134</text:p>
          </table:table-cell>
          <table:table-cell office:value-type="float" office:value="1001001" calcext:value-type="float">
            <text:p>1001001</text:p>
          </table:table-cell>
          <table:table-cell office:value-type="float" office:value="624882" calcext:value-type="float">
            <text:p>624882</text:p>
          </table:table-cell>
          <table:table-cell office:value-type="float" office:value="771534" calcext:value-type="float">
            <text:p>771534</text:p>
          </table:table-cell>
          <table:table-cell office:value-type="float" office:value="1259777" calcext:value-type="float">
            <text:p>1259777</text:p>
          </table:table-cell>
          <table:table-cell office:value-type="float" office:value="1642731" calcext:value-type="float">
            <text:p>1642731</text:p>
          </table:table-cell>
          <table:table-cell office:value-type="float" office:value="978787" calcext:value-type="float">
            <text:p>978787</text:p>
          </table:table-cell>
          <table:table-cell table:style-name="ce4" table:formula="of:=AVERAGE([.B6:.L6])" office:value-type="float" office:value="951589.636363636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484150" calcext:value-type="float">
            <text:p>2484150</text:p>
          </table:table-cell>
          <table:table-cell office:value-type="float" office:value="2110531" calcext:value-type="float">
            <text:p>2110531</text:p>
          </table:table-cell>
          <table:table-cell office:value-type="float" office:value="2249092" calcext:value-type="float">
            <text:p>2249092</text:p>
          </table:table-cell>
          <table:table-cell office:value-type="float" office:value="2031900" calcext:value-type="float">
            <text:p>2031900</text:p>
          </table:table-cell>
          <table:table-cell office:value-type="float" office:value="2066088" calcext:value-type="float">
            <text:p>2066088</text:p>
          </table:table-cell>
          <table:table-cell office:value-type="float" office:value="2493148" calcext:value-type="float">
            <text:p>2493148</text:p>
          </table:table-cell>
          <table:table-cell office:value-type="float" office:value="1907781" calcext:value-type="float">
            <text:p>1907781</text:p>
          </table:table-cell>
          <table:table-cell office:value-type="float" office:value="2046011" calcext:value-type="float">
            <text:p>2046011</text:p>
          </table:table-cell>
          <table:table-cell office:value-type="float" office:value="2605814" calcext:value-type="float">
            <text:p>2605814</text:p>
          </table:table-cell>
          <table:table-cell office:value-type="float" office:value="3117854" calcext:value-type="float">
            <text:p>3117854</text:p>
          </table:table-cell>
          <table:table-cell office:value-type="float" office:value="2178646" calcext:value-type="float">
            <text:p>2178646</text:p>
          </table:table-cell>
          <table:table-cell table:style-name="ce4" table:formula="of:=AVERAGE([.B7:.L7])" office:value-type="float" office:value="2299183.18181818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7];[.B6])" office:value-type="float" office:value="3503953" calcext:value-type="float">
            <text:p/>
          </table:table-cell>
          <table:table-cell table:style-name="ce2" table:formula="of:=SUM([.C7];[.C6])" office:value-type="float" office:value="2864862" calcext:value-type="float">
            <text:p/>
          </table:table-cell>
          <table:table-cell table:style-name="ce2" table:formula="of:=SUM([.D6];[.D7])" office:value-type="float" office:value="3117922" calcext:value-type="float">
            <text:p/>
          </table:table-cell>
          <table:table-cell table:style-name="ce2" table:formula="of:=SUM([.E7];[.E6])" office:value-type="float" office:value="2818576" calcext:value-type="float">
            <text:p/>
          </table:table-cell>
          <table:table-cell table:style-name="ce2" table:formula="of:=SUM([.F7];[.F6])" office:value-type="float" office:value="2825222" calcext:value-type="float">
            <text:p/>
          </table:table-cell>
          <table:table-cell table:style-name="ce2" table:formula="of:=SUM([.G7];[.G6])" office:value-type="float" office:value="3494149" calcext:value-type="float">
            <text:p/>
          </table:table-cell>
          <table:table-cell table:style-name="ce2" table:formula="of:=SUM([.H7];[.H6])" office:value-type="float" office:value="2532663" calcext:value-type="float">
            <text:p/>
          </table:table-cell>
          <table:table-cell table:style-name="ce2" table:formula="of:=SUM([.I7];[.I6])" office:value-type="float" office:value="2817545" calcext:value-type="float">
            <text:p/>
          </table:table-cell>
          <table:table-cell table:style-name="ce2" table:formula="of:=SUM([.J7];[.J6])" office:value-type="float" office:value="3865591" calcext:value-type="float">
            <text:p/>
          </table:table-cell>
          <table:table-cell table:style-name="ce2" table:formula="of:=SUM([.K7];[.K6])" office:value-type="float" office:value="4760585" calcext:value-type="float">
            <text:p/>
          </table:table-cell>
          <table:table-cell table:style-name="ce2" table:formula="of:=SUM([.L7];[.L6])" office:value-type="float" office:value="3157433" calcext:value-type="float">
            <text:p/>
          </table:table-cell>
          <table:table-cell table:style-name="ce5" table:formula="of:=AVERAGE([.B8:.L8])" office:value-type="float" office:value="3250772.81818182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827880" calcext:value-type="float">
            <text:p>827880</text:p>
          </table:table-cell>
          <table:table-cell table:style-name="ce2" office:value-type="float" office:value="610464" calcext:value-type="float">
            <text:p>610464</text:p>
          </table:table-cell>
          <table:table-cell table:style-name="ce2" office:value-type="float" office:value="814814" calcext:value-type="float">
            <text:p>814814</text:p>
          </table:table-cell>
          <table:table-cell table:style-name="ce2" office:value-type="float" office:value="542682" calcext:value-type="float">
            <text:p>542682</text:p>
          </table:table-cell>
          <table:table-cell table:style-name="ce2" office:value-type="float" office:value="555660" calcext:value-type="float">
            <text:p>555660</text:p>
          </table:table-cell>
          <table:table-cell table:style-name="ce2" office:value-type="float" office:value="679493" calcext:value-type="float">
            <text:p>679493</text:p>
          </table:table-cell>
          <table:table-cell table:style-name="ce2" office:value-type="float" office:value="634074" calcext:value-type="float">
            <text:p>634074</text:p>
          </table:table-cell>
          <table:table-cell table:style-name="ce2" office:value-type="float" office:value="662390" calcext:value-type="float">
            <text:p>662390</text:p>
          </table:table-cell>
          <table:table-cell table:style-name="ce2" office:value-type="float" office:value="799908" calcext:value-type="float">
            <text:p>799908</text:p>
          </table:table-cell>
          <table:table-cell table:style-name="ce2" office:value-type="float" office:value="934593" calcext:value-type="float">
            <text:p>934593</text:p>
          </table:table-cell>
          <table:table-cell table:style-name="ce2" office:value-type="float" office:value="621402" calcext:value-type="float">
            <text:p>621402</text:p>
          </table:table-cell>
          <table:table-cell table:style-name="ce5" table:formula="of:=AVERAGE([.B9:.L9])" office:value-type="float" office:value="698487.272727273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7.50415" calcext:value-type="float">
            <text:p>17.50415</text:p>
          </table:table-cell>
          <table:table-cell office:value-type="float" office:value="17.802763" calcext:value-type="float">
            <text:p>17.802763</text:p>
          </table:table-cell>
          <table:table-cell office:value-type="float" office:value="17.656495" calcext:value-type="float">
            <text:p>17.656495</text:p>
          </table:table-cell>
          <table:table-cell office:value-type="float" office:value="17.41402" calcext:value-type="float">
            <text:p>17.41402</text:p>
          </table:table-cell>
          <table:table-cell office:value-type="float" office:value="17.471566" calcext:value-type="float">
            <text:p>17.471566</text:p>
          </table:table-cell>
          <table:table-cell office:value-type="float" office:value="17.738913" calcext:value-type="float">
            <text:p>17.738913</text:p>
          </table:table-cell>
          <table:table-cell office:value-type="float" office:value="17.455875" calcext:value-type="float">
            <text:p>17.455875</text:p>
          </table:table-cell>
          <table:table-cell office:value-type="float" office:value="17.744257" calcext:value-type="float">
            <text:p>17.744257</text:p>
          </table:table-cell>
          <table:table-cell office:value-type="float" office:value="17.723425" calcext:value-type="float">
            <text:p>17.723425</text:p>
          </table:table-cell>
          <table:table-cell office:value-type="float" office:value="17.756218" calcext:value-type="float">
            <text:p>17.756218</text:p>
          </table:table-cell>
          <table:table-cell office:value-type="float" office:value="17.736099" calcext:value-type="float">
            <text:p>17.736099</text:p>
          </table:table-cell>
          <table:table-cell table:style-name="ce4" table:formula="of:=AVERAGE([.B12:.L12])" office:value-type="float" office:value="17.6367073636364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58557596" calcext:value-type="float">
            <text:p>58557596</text:p>
          </table:table-cell>
          <table:table-cell office:value-type="float" office:value="54002472" calcext:value-type="float">
            <text:p>54002472</text:p>
          </table:table-cell>
          <table:table-cell office:value-type="float" office:value="54844284" calcext:value-type="float">
            <text:p>54844284</text:p>
          </table:table-cell>
          <table:table-cell office:value-type="float" office:value="53313617" calcext:value-type="float">
            <text:p>53313617</text:p>
          </table:table-cell>
          <table:table-cell office:value-type="float" office:value="53879120" calcext:value-type="float">
            <text:p>53879120</text:p>
          </table:table-cell>
          <table:table-cell office:value-type="float" office:value="59996676" calcext:value-type="float">
            <text:p>59996676</text:p>
          </table:table-cell>
          <table:table-cell office:value-type="float" office:value="48438968" calcext:value-type="float">
            <text:p>48438968</text:p>
          </table:table-cell>
          <table:table-cell office:value-type="float" office:value="67685814" calcext:value-type="float">
            <text:p>67685814</text:p>
          </table:table-cell>
          <table:table-cell office:value-type="float" office:value="69238958" calcext:value-type="float">
            <text:p>69238958</text:p>
          </table:table-cell>
          <table:table-cell office:value-type="float" office:value="56725784" calcext:value-type="float">
            <text:p>56725784</text:p>
          </table:table-cell>
          <table:table-cell office:value-type="float" office:value="60040468" calcext:value-type="float">
            <text:p>60040468</text:p>
          </table:table-cell>
          <table:table-cell table:style-name="ce4" table:formula="of:=AVERAGE([.B13:.L13])" office:value-type="float" office:value="57883977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8539267" calcext:value-type="float">
            <text:p>8539267</text:p>
          </table:table-cell>
          <table:table-cell office:value-type="float" office:value="10106992" calcext:value-type="float">
            <text:p>10106992</text:p>
          </table:table-cell>
          <table:table-cell office:value-type="float" office:value="8667264" calcext:value-type="float">
            <text:p>8667264</text:p>
          </table:table-cell>
          <table:table-cell office:value-type="float" office:value="8310020" calcext:value-type="float">
            <text:p>8310020</text:p>
          </table:table-cell>
          <table:table-cell office:value-type="float" office:value="8868190" calcext:value-type="float">
            <text:p>8868190</text:p>
          </table:table-cell>
          <table:table-cell office:value-type="float" office:value="8543065" calcext:value-type="float">
            <text:p>8543065</text:p>
          </table:table-cell>
          <table:table-cell office:value-type="float" office:value="8797971" calcext:value-type="float">
            <text:p>8797971</text:p>
          </table:table-cell>
          <table:table-cell office:value-type="float" office:value="10826168" calcext:value-type="float">
            <text:p>10826168</text:p>
          </table:table-cell>
          <table:table-cell office:value-type="float" office:value="8969950" calcext:value-type="float">
            <text:p>8969950</text:p>
          </table:table-cell>
          <table:table-cell office:value-type="float" office:value="9900790" calcext:value-type="float">
            <text:p>9900790</text:p>
          </table:table-cell>
          <table:table-cell office:value-type="float" office:value="8560187" calcext:value-type="float">
            <text:p>8560187</text:p>
          </table:table-cell>
          <table:table-cell table:style-name="ce4" table:formula="of:=AVERAGE([.B14:.L14])" office:value-type="float" office:value="9099078.54545454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67096863" calcext:value-type="float">
            <text:p/>
          </table:table-cell>
          <table:table-cell table:style-name="ce2" table:formula="of:=SUM([.C14];[.C13])" office:value-type="float" office:value="64109464" calcext:value-type="float">
            <text:p/>
          </table:table-cell>
          <table:table-cell table:style-name="ce2" table:formula="of:=SUM([.D14];[.D13])" office:value-type="float" office:value="63511548" calcext:value-type="float">
            <text:p/>
          </table:table-cell>
          <table:table-cell table:style-name="ce2" table:formula="of:=SUM([.E14];[.E13])" office:value-type="float" office:value="61623637" calcext:value-type="float">
            <text:p/>
          </table:table-cell>
          <table:table-cell table:style-name="ce2" table:formula="of:=SUM([.F14];[.F13])" office:value-type="float" office:value="62747310" calcext:value-type="float">
            <text:p/>
          </table:table-cell>
          <table:table-cell table:style-name="ce2" table:formula="of:=SUM([.G14];[.G13])" office:value-type="float" office:value="68539741" calcext:value-type="float">
            <text:p/>
          </table:table-cell>
          <table:table-cell table:style-name="ce2" table:formula="of:=SUM([.H14];[.H13])" office:value-type="float" office:value="57236939" calcext:value-type="float">
            <text:p/>
          </table:table-cell>
          <table:table-cell table:style-name="ce2" table:formula="of:=SUM([.I14];[.I13])" office:value-type="float" office:value="78511982" calcext:value-type="float">
            <text:p/>
          </table:table-cell>
          <table:table-cell table:style-name="ce2" table:formula="of:=SUM([.J14];[.J13])" office:value-type="float" office:value="78208908" calcext:value-type="float">
            <text:p/>
          </table:table-cell>
          <table:table-cell table:style-name="ce2" table:formula="of:=SUM([.K14];[.K13])" office:value-type="float" office:value="66626574" calcext:value-type="float">
            <text:p/>
          </table:table-cell>
          <table:table-cell table:style-name="ce2" table:formula="of:=SUM([.L14];[.L13])" office:value-type="float" office:value="68600655" calcext:value-type="float">
            <text:p/>
          </table:table-cell>
          <table:table-cell table:style-name="ce5" table:formula="of:=AVERAGE([.B15:.L15])" office:value-type="float" office:value="66983056.4545455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323135" calcext:value-type="float">
            <text:p>1323135</text:p>
          </table:table-cell>
          <table:table-cell office:value-type="float" office:value="1408543" calcext:value-type="float">
            <text:p>1408543</text:p>
          </table:table-cell>
          <table:table-cell office:value-type="float" office:value="1489483" calcext:value-type="float">
            <text:p>1489483</text:p>
          </table:table-cell>
          <table:table-cell office:value-type="float" office:value="1420545" calcext:value-type="float">
            <text:p>1420545</text:p>
          </table:table-cell>
          <table:table-cell office:value-type="float" office:value="1541239" calcext:value-type="float">
            <text:p>1541239</text:p>
          </table:table-cell>
          <table:table-cell office:value-type="float" office:value="1385843" calcext:value-type="float">
            <text:p>1385843</text:p>
          </table:table-cell>
          <table:table-cell office:value-type="float" office:value="1575180" calcext:value-type="float">
            <text:p>1575180</text:p>
          </table:table-cell>
          <table:table-cell office:value-type="float" office:value="1254364" calcext:value-type="float">
            <text:p>1254364</text:p>
          </table:table-cell>
          <table:table-cell office:value-type="float" office:value="1314538" calcext:value-type="float">
            <text:p>1314538</text:p>
          </table:table-cell>
          <table:table-cell office:value-type="float" office:value="1593245" calcext:value-type="float">
            <text:p>1593245</text:p>
          </table:table-cell>
          <table:table-cell office:value-type="float" office:value="1710283" calcext:value-type="float">
            <text:p>1710283</text:p>
          </table:table-cell>
          <table:table-cell table:style-name="ce4" table:formula="of:=AVERAGE([.B16:.L16])" office:value-type="float" office:value="1456036.18181818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886928" calcext:value-type="float">
            <text:p>2886928</text:p>
          </table:table-cell>
          <table:table-cell office:value-type="float" office:value="2965996" calcext:value-type="float">
            <text:p>2965996</text:p>
          </table:table-cell>
          <table:table-cell office:value-type="float" office:value="3235556" calcext:value-type="float">
            <text:p>3235556</text:p>
          </table:table-cell>
          <table:table-cell office:value-type="float" office:value="3017590" calcext:value-type="float">
            <text:p>3017590</text:p>
          </table:table-cell>
          <table:table-cell office:value-type="float" office:value="3144875" calcext:value-type="float">
            <text:p>3144875</text:p>
          </table:table-cell>
          <table:table-cell office:value-type="float" office:value="3029587" calcext:value-type="float">
            <text:p>3029587</text:p>
          </table:table-cell>
          <table:table-cell office:value-type="float" office:value="3127717" calcext:value-type="float">
            <text:p>3127717</text:p>
          </table:table-cell>
          <table:table-cell office:value-type="float" office:value="3009049" calcext:value-type="float">
            <text:p>3009049</text:p>
          </table:table-cell>
          <table:table-cell office:value-type="float" office:value="2959706" calcext:value-type="float">
            <text:p>2959706</text:p>
          </table:table-cell>
          <table:table-cell office:value-type="float" office:value="3243386" calcext:value-type="float">
            <text:p>3243386</text:p>
          </table:table-cell>
          <table:table-cell office:value-type="float" office:value="3176137" calcext:value-type="float">
            <text:p>3176137</text:p>
          </table:table-cell>
          <table:table-cell table:style-name="ce4" table:formula="of:=AVERAGE([.B17:.L17])" office:value-type="float" office:value="3072411.54545455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4210063" calcext:value-type="float">
            <text:p/>
          </table:table-cell>
          <table:table-cell table:style-name="ce2" table:formula="of:=SUM([.C17];[.C16])" office:value-type="float" office:value="4374539" calcext:value-type="float">
            <text:p/>
          </table:table-cell>
          <table:table-cell table:style-name="ce2" table:formula="of:=SUM([.D17];[.D16])" office:value-type="float" office:value="4725039" calcext:value-type="float">
            <text:p/>
          </table:table-cell>
          <table:table-cell table:style-name="ce2" table:formula="of:=SUM([.E17];[.E16])" office:value-type="float" office:value="4438135" calcext:value-type="float">
            <text:p/>
          </table:table-cell>
          <table:table-cell table:style-name="ce2" table:formula="of:=SUM([.F17];[.F16])" office:value-type="float" office:value="4686114" calcext:value-type="float">
            <text:p/>
          </table:table-cell>
          <table:table-cell table:style-name="ce2" table:formula="of:=SUM([.G17];[.G16])" office:value-type="float" office:value="4415430" calcext:value-type="float">
            <text:p/>
          </table:table-cell>
          <table:table-cell table:style-name="ce2" table:formula="of:=SUM([.H17];[.H16])" office:value-type="float" office:value="4702897" calcext:value-type="float">
            <text:p/>
          </table:table-cell>
          <table:table-cell table:style-name="ce2" table:formula="of:=SUM([.I17];[.I16])" office:value-type="float" office:value="4263413" calcext:value-type="float">
            <text:p/>
          </table:table-cell>
          <table:table-cell table:style-name="ce2" table:formula="of:=SUM([.J17];[.J16])" office:value-type="float" office:value="4274244" calcext:value-type="float">
            <text:p/>
          </table:table-cell>
          <table:table-cell table:style-name="ce2" table:formula="of:=SUM([.K17];[.K16])" office:value-type="float" office:value="4836631" calcext:value-type="float">
            <text:p/>
          </table:table-cell>
          <table:table-cell table:style-name="ce2" table:formula="of:=SUM([.L17];[.L16])" office:value-type="float" office:value="4886420" calcext:value-type="float">
            <text:p/>
          </table:table-cell>
          <table:table-cell table:style-name="ce5" table:formula="of:=AVERAGE([.B18:.L18])" office:value-type="float" office:value="4528447.72727273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226268" calcext:value-type="float">
            <text:p>1226268</text:p>
          </table:table-cell>
          <table:table-cell table:style-name="ce2" office:value-type="float" office:value="1374355" calcext:value-type="float">
            <text:p>1374355</text:p>
          </table:table-cell>
          <table:table-cell table:style-name="ce2" office:value-type="float" office:value="1383623" calcext:value-type="float">
            <text:p>1383623</text:p>
          </table:table-cell>
          <table:table-cell table:style-name="ce2" office:value-type="float" office:value="1301834" calcext:value-type="float">
            <text:p>1301834</text:p>
          </table:table-cell>
          <table:table-cell table:style-name="ce2" office:value-type="float" office:value="1344364" calcext:value-type="float">
            <text:p>1344364</text:p>
          </table:table-cell>
          <table:table-cell table:style-name="ce2" office:value-type="float" office:value="1372624" calcext:value-type="float">
            <text:p>1372624</text:p>
          </table:table-cell>
          <table:table-cell table:style-name="ce2" office:value-type="float" office:value="1401085" calcext:value-type="float">
            <text:p>1401085</text:p>
          </table:table-cell>
          <table:table-cell table:style-name="ce2" office:value-type="float" office:value="1237073" calcext:value-type="float">
            <text:p>1237073</text:p>
          </table:table-cell>
          <table:table-cell table:style-name="ce2" office:value-type="float" office:value="1339132" calcext:value-type="float">
            <text:p>1339132</text:p>
          </table:table-cell>
          <table:table-cell table:style-name="ce2" office:value-type="float" office:value="1471286" calcext:value-type="float">
            <text:p>1471286</text:p>
          </table:table-cell>
          <table:table-cell table:style-name="ce2" office:value-type="float" office:value="1481892" calcext:value-type="float">
            <text:p>1481892</text:p>
          </table:table-cell>
          <table:table-cell table:style-name="ce5" table:formula="of:=AVERAGE([.B19:.L19])" office:value-type="float" office:value="1357594.18181818" calcext:value-type="float">
            <text:p/>
          </table:table-cell>
        </table:table-row>
        <table:table-row table:style-name="ro2">
          <table:table-cell table:number-columns-repeated="12"/>
          <table:table-cell table:style-name="ce4"/>
        </table:table-row>
        <table:table-row table:style-name="ro1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9.211355" calcext:value-type="float">
            <text:p>19.211355</text:p>
          </table:table-cell>
          <table:table-cell office:value-type="float" office:value="19.349535" calcext:value-type="float">
            <text:p>19.349535</text:p>
          </table:table-cell>
          <table:table-cell office:value-type="float" office:value="19.213216" calcext:value-type="float">
            <text:p>19.213216</text:p>
          </table:table-cell>
          <table:table-cell office:value-type="float" office:value="19.344491" calcext:value-type="float">
            <text:p>19.344491</text:p>
          </table:table-cell>
          <table:table-cell office:value-type="float" office:value="18.953575" calcext:value-type="float">
            <text:p>18.953575</text:p>
          </table:table-cell>
          <table:table-cell office:value-type="float" office:value="19.557596" calcext:value-type="float">
            <text:p>19.557596</text:p>
          </table:table-cell>
          <table:table-cell office:value-type="float" office:value="19.654892" calcext:value-type="float">
            <text:p>19.654892</text:p>
          </table:table-cell>
          <table:table-cell office:value-type="float" office:value="19.358436" calcext:value-type="float">
            <text:p>19.358436</text:p>
          </table:table-cell>
          <table:table-cell office:value-type="float" office:value="19.710767" calcext:value-type="float">
            <text:p>19.710767</text:p>
          </table:table-cell>
          <table:table-cell office:value-type="float" office:value="18.982743" calcext:value-type="float">
            <text:p>18.982743</text:p>
          </table:table-cell>
          <table:table-cell office:value-type="float" office:value="19.12495" calcext:value-type="float">
            <text:p>19.12495</text:p>
          </table:table-cell>
          <table:table-cell table:style-name="ce4" table:formula="of:=AVERAGE([.B22:.L22])" office:value-type="float" office:value="19.3146869090909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80420979" calcext:value-type="float">
            <text:p>80420979</text:p>
          </table:table-cell>
          <table:table-cell office:value-type="float" office:value="75790592" calcext:value-type="float">
            <text:p>75790592</text:p>
          </table:table-cell>
          <table:table-cell office:value-type="float" office:value="68841774" calcext:value-type="float">
            <text:p>68841774</text:p>
          </table:table-cell>
          <table:table-cell office:value-type="float" office:value="77619348" calcext:value-type="float">
            <text:p>77619348</text:p>
          </table:table-cell>
          <table:table-cell office:value-type="float" office:value="71758455" calcext:value-type="float">
            <text:p>71758455</text:p>
          </table:table-cell>
          <table:table-cell office:value-type="float" office:value="81527250" calcext:value-type="float">
            <text:p>81527250</text:p>
          </table:table-cell>
          <table:table-cell office:value-type="float" office:value="91958225" calcext:value-type="float">
            <text:p>91958225</text:p>
          </table:table-cell>
          <table:table-cell office:value-type="float" office:value="84491440" calcext:value-type="float">
            <text:p>84491440</text:p>
          </table:table-cell>
          <table:table-cell office:value-type="float" office:value="82981697" calcext:value-type="float">
            <text:p>82981697</text:p>
          </table:table-cell>
          <table:table-cell office:value-type="float" office:value="74484338" calcext:value-type="float">
            <text:p>74484338</text:p>
          </table:table-cell>
          <table:table-cell office:value-type="float" office:value="74077462" calcext:value-type="float">
            <text:p>74077462</text:p>
          </table:table-cell>
          <table:table-cell table:style-name="ce4" table:formula="of:=AVERAGE([.B23:.L23])" office:value-type="float" office:value="78541050.9090909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9542738" calcext:value-type="float">
            <text:p>9542738</text:p>
          </table:table-cell>
          <table:table-cell office:value-type="float" office:value="9940393" calcext:value-type="float">
            <text:p>9940393</text:p>
          </table:table-cell>
          <table:table-cell office:value-type="float" office:value="10688430" calcext:value-type="float">
            <text:p>10688430</text:p>
          </table:table-cell>
          <table:table-cell office:value-type="float" office:value="11822896" calcext:value-type="float">
            <text:p>11822896</text:p>
          </table:table-cell>
          <table:table-cell office:value-type="float" office:value="9905115" calcext:value-type="float">
            <text:p>9905115</text:p>
          </table:table-cell>
          <table:table-cell office:value-type="float" office:value="10620891" calcext:value-type="float">
            <text:p>10620891</text:p>
          </table:table-cell>
          <table:table-cell office:value-type="float" office:value="11215241" calcext:value-type="float">
            <text:p>11215241</text:p>
          </table:table-cell>
          <table:table-cell office:value-type="float" office:value="10119470" calcext:value-type="float">
            <text:p>10119470</text:p>
          </table:table-cell>
          <table:table-cell office:value-type="float" office:value="9957905" calcext:value-type="float">
            <text:p>9957905</text:p>
          </table:table-cell>
          <table:table-cell office:value-type="float" office:value="10345331" calcext:value-type="float">
            <text:p>10345331</text:p>
          </table:table-cell>
          <table:table-cell office:value-type="float" office:value="10516971" calcext:value-type="float">
            <text:p>10516971</text:p>
          </table:table-cell>
          <table:table-cell table:style-name="ce4" table:formula="of:=AVERAGE([.B24:.L24])" office:value-type="float" office:value="10425034.6363636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89963717" calcext:value-type="float">
            <text:p/>
          </table:table-cell>
          <table:table-cell table:style-name="ce2" table:formula="of:=SUM([.C24];[.C23])" office:value-type="float" office:value="85730985" calcext:value-type="float">
            <text:p/>
          </table:table-cell>
          <table:table-cell table:style-name="ce2" table:formula="of:=SUM([.D24];[.D23])" office:value-type="float" office:value="79530204" calcext:value-type="float">
            <text:p/>
          </table:table-cell>
          <table:table-cell table:style-name="ce2" table:formula="of:=SUM([.E24];[.E23])" office:value-type="float" office:value="89442244" calcext:value-type="float">
            <text:p/>
          </table:table-cell>
          <table:table-cell table:style-name="ce2" table:formula="of:=SUM([.F24];[.F23])" office:value-type="float" office:value="81663570" calcext:value-type="float">
            <text:p/>
          </table:table-cell>
          <table:table-cell table:style-name="ce2" table:formula="of:=SUM([.G24];[.G23])" office:value-type="float" office:value="92148141" calcext:value-type="float">
            <text:p/>
          </table:table-cell>
          <table:table-cell table:style-name="ce2" table:formula="of:=SUM([.H24];[.H23])" office:value-type="float" office:value="103173466" calcext:value-type="float">
            <text:p/>
          </table:table-cell>
          <table:table-cell table:style-name="ce2" table:formula="of:=SUM([.I24];[.I23])" office:value-type="float" office:value="94610910" calcext:value-type="float">
            <text:p/>
          </table:table-cell>
          <table:table-cell table:style-name="ce2" table:formula="of:=SUM([.J24];[.J23])" office:value-type="float" office:value="92939602" calcext:value-type="float">
            <text:p/>
          </table:table-cell>
          <table:table-cell table:style-name="ce2" table:formula="of:=SUM([.K24];[.K23])" office:value-type="float" office:value="84829669" calcext:value-type="float">
            <text:p/>
          </table:table-cell>
          <table:table-cell table:style-name="ce2" table:formula="of:=SUM([.L24];[.L23])" office:value-type="float" office:value="84594433" calcext:value-type="float">
            <text:p/>
          </table:table-cell>
          <table:table-cell table:style-name="ce5" table:formula="of:=AVERAGE([.B25:.L25])" office:value-type="float" office:value="88966085.5454546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848057" calcext:value-type="float">
            <text:p>1848057</text:p>
          </table:table-cell>
          <table:table-cell office:value-type="float" office:value="1864719" calcext:value-type="float">
            <text:p>1864719</text:p>
          </table:table-cell>
          <table:table-cell office:value-type="float" office:value="1904877" calcext:value-type="float">
            <text:p>1904877</text:p>
          </table:table-cell>
          <table:table-cell office:value-type="float" office:value="1880798" calcext:value-type="float">
            <text:p>1880798</text:p>
          </table:table-cell>
          <table:table-cell office:value-type="float" office:value="1778765" calcext:value-type="float">
            <text:p>1778765</text:p>
          </table:table-cell>
          <table:table-cell office:value-type="float" office:value="1912296" calcext:value-type="float">
            <text:p>1912296</text:p>
          </table:table-cell>
          <table:table-cell office:value-type="float" office:value="1798462" calcext:value-type="float">
            <text:p>1798462</text:p>
          </table:table-cell>
          <table:table-cell office:value-type="float" office:value="1774774" calcext:value-type="float">
            <text:p>1774774</text:p>
          </table:table-cell>
          <table:table-cell office:value-type="float" office:value="1883349" calcext:value-type="float">
            <text:p>1883349</text:p>
          </table:table-cell>
          <table:table-cell office:value-type="float" office:value="1911836" calcext:value-type="float">
            <text:p>1911836</text:p>
          </table:table-cell>
          <table:table-cell office:value-type="float" office:value="1771472" calcext:value-type="float">
            <text:p>1771472</text:p>
          </table:table-cell>
          <table:table-cell table:style-name="ce4" table:formula="of:=AVERAGE([.B26:.L26])" office:value-type="float" office:value="1848127.72727273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3462823" calcext:value-type="float">
            <text:p>3462823</text:p>
          </table:table-cell>
          <table:table-cell office:value-type="float" office:value="3602546" calcext:value-type="float">
            <text:p>3602546</text:p>
          </table:table-cell>
          <table:table-cell office:value-type="float" office:value="3553364" calcext:value-type="float">
            <text:p>3553364</text:p>
          </table:table-cell>
          <table:table-cell office:value-type="float" office:value="3540531" calcext:value-type="float">
            <text:p>3540531</text:p>
          </table:table-cell>
          <table:table-cell office:value-type="float" office:value="3398265" calcext:value-type="float">
            <text:p>3398265</text:p>
          </table:table-cell>
          <table:table-cell office:value-type="float" office:value="3457314" calcext:value-type="float">
            <text:p>3457314</text:p>
          </table:table-cell>
          <table:table-cell office:value-type="float" office:value="3348683" calcext:value-type="float">
            <text:p>3348683</text:p>
          </table:table-cell>
          <table:table-cell office:value-type="float" office:value="3375534" calcext:value-type="float">
            <text:p>3375534</text:p>
          </table:table-cell>
          <table:table-cell office:value-type="float" office:value="3433632" calcext:value-type="float">
            <text:p>3433632</text:p>
          </table:table-cell>
          <table:table-cell office:value-type="float" office:value="3477326" calcext:value-type="float">
            <text:p>3477326</text:p>
          </table:table-cell>
          <table:table-cell office:value-type="float" office:value="3341714" calcext:value-type="float">
            <text:p>3341714</text:p>
          </table:table-cell>
          <table:table-cell table:style-name="ce4" table:formula="of:=AVERAGE([.B27:.L27])" office:value-type="float" office:value="3453793.81818182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5310880" calcext:value-type="float">
            <text:p/>
          </table:table-cell>
          <table:table-cell table:style-name="ce2" table:formula="of:=SUM([.C27];[.C26])" office:value-type="float" office:value="5467265" calcext:value-type="float">
            <text:p/>
          </table:table-cell>
          <table:table-cell table:style-name="ce2" table:formula="of:=SUM([.D27];[.D26])" office:value-type="float" office:value="5458241" calcext:value-type="float">
            <text:p/>
          </table:table-cell>
          <table:table-cell table:style-name="ce2" table:formula="of:=SUM([.E27];[.E26])" office:value-type="float" office:value="5421329" calcext:value-type="float">
            <text:p/>
          </table:table-cell>
          <table:table-cell table:style-name="ce2" table:formula="of:=SUM([.F27];[.F26])" office:value-type="float" office:value="5177030" calcext:value-type="float">
            <text:p/>
          </table:table-cell>
          <table:table-cell table:style-name="ce2" table:formula="of:=SUM([.G27];[.G26])" office:value-type="float" office:value="5369610" calcext:value-type="float">
            <text:p/>
          </table:table-cell>
          <table:table-cell table:style-name="ce2" table:formula="of:=SUM([.H27];[.H26])" office:value-type="float" office:value="5147145" calcext:value-type="float">
            <text:p/>
          </table:table-cell>
          <table:table-cell table:style-name="ce2" table:formula="of:=SUM([.I27];[.I26])" office:value-type="float" office:value="5150308" calcext:value-type="float">
            <text:p/>
          </table:table-cell>
          <table:table-cell table:style-name="ce2" table:formula="of:=SUM([.J27];[.J26])" office:value-type="float" office:value="5316981" calcext:value-type="float">
            <text:p/>
          </table:table-cell>
          <table:table-cell table:style-name="ce2" table:formula="of:=SUM([.K27];[.K26])" office:value-type="float" office:value="5389162" calcext:value-type="float">
            <text:p/>
          </table:table-cell>
          <table:table-cell table:style-name="ce2" table:formula="of:=SUM([.L27];[.L26])" office:value-type="float" office:value="5113186" calcext:value-type="float">
            <text:p/>
          </table:table-cell>
          <table:table-cell table:style-name="ce5" table:formula="of:=AVERAGE([.B28:.L28])" office:value-type="float" office:value="5301921.54545455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497801" calcext:value-type="float">
            <text:p>1497801</text:p>
          </table:table-cell>
          <table:table-cell table:style-name="ce2" office:value-type="float" office:value="1548976" calcext:value-type="float">
            <text:p>1548976</text:p>
          </table:table-cell>
          <table:table-cell table:style-name="ce2" office:value-type="float" office:value="1517301" calcext:value-type="float">
            <text:p>1517301</text:p>
          </table:table-cell>
          <table:table-cell table:style-name="ce2" office:value-type="float" office:value="1552966" calcext:value-type="float">
            <text:p>1552966</text:p>
          </table:table-cell>
          <table:table-cell table:style-name="ce2" office:value-type="float" office:value="1583196" calcext:value-type="float">
            <text:p>1583196</text:p>
          </table:table-cell>
          <table:table-cell table:style-name="ce2" office:value-type="float" office:value="1586576" calcext:value-type="float">
            <text:p>1586576</text:p>
          </table:table-cell>
          <table:table-cell table:style-name="ce2" office:value-type="float" office:value="1597870" calcext:value-type="float">
            <text:p>1597870</text:p>
          </table:table-cell>
          <table:table-cell table:style-name="ce2" office:value-type="float" office:value="1511196" calcext:value-type="float">
            <text:p>1511196</text:p>
          </table:table-cell>
          <table:table-cell table:style-name="ce2" office:value-type="float" office:value="1512262" calcext:value-type="float">
            <text:p>1512262</text:p>
          </table:table-cell>
          <table:table-cell table:style-name="ce2" office:value-type="float" office:value="1534560" calcext:value-type="float">
            <text:p>1534560</text:p>
          </table:table-cell>
          <table:table-cell table:style-name="ce2" office:value-type="float" office:value="1495005" calcext:value-type="float">
            <text:p>1495005</text:p>
          </table:table-cell>
          <table:table-cell table:style-name="ce5" table:formula="of:=AVERAGE([.B29:.L29])" office:value-type="float" office:value="1539791.72727273" calcext:value-type="float">
            <text:p/>
          </table:table-cell>
        </table:table-row>
        <table:table-row table:style-name="ro2">
          <table:table-cell table:number-columns-repeated="13"/>
        </table:table-row>
        <table:table-row table:style-name="ro1">
          <table:table-cell table:style-name="ce1" office:value-type="string" calcext:value-type="string">
            <text:p>3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</table:table-row>
        <table:table-row table:style-name="ro2">
          <table:table-cell office:value-type="string" calcext:value-type="string">
            <text:p>Temps Execution</text:p>
          </table:table-cell>
          <table:table-cell office:value-type="float" office:value="18.514363" calcext:value-type="float">
            <text:p>18.514363</text:p>
          </table:table-cell>
          <table:table-cell office:value-type="float" office:value="18.801214" calcext:value-type="float">
            <text:p>18.801214</text:p>
          </table:table-cell>
          <table:table-cell office:value-type="float" office:value="19.060772" calcext:value-type="float">
            <text:p>19.060772</text:p>
          </table:table-cell>
          <table:table-cell office:value-type="float" office:value="18.743866" calcext:value-type="float">
            <text:p>18.743866</text:p>
          </table:table-cell>
          <table:table-cell office:value-type="float" office:value="19.020141" calcext:value-type="float">
            <text:p>19.020141</text:p>
          </table:table-cell>
          <table:table-cell office:value-type="float" office:value="18.92746" calcext:value-type="float">
            <text:p>18.92746</text:p>
          </table:table-cell>
          <table:table-cell office:value-type="float" office:value="19.227592" calcext:value-type="float">
            <text:p>19.227592</text:p>
          </table:table-cell>
          <table:table-cell office:value-type="float" office:value="19.094209" calcext:value-type="float">
            <text:p>19.094209</text:p>
          </table:table-cell>
          <table:table-cell office:value-type="float" office:value="18.920414" calcext:value-type="float">
            <text:p>18.920414</text:p>
          </table:table-cell>
          <table:table-cell office:value-type="float" office:value="18.945726" calcext:value-type="float">
            <text:p>18.945726</text:p>
          </table:table-cell>
          <table:table-cell office:value-type="float" office:value="18.835" calcext:value-type="float">
            <text:p>18.835</text:p>
          </table:table-cell>
          <table:table-cell table:style-name="ce4" table:formula="of:=AVERAGE([.B32:.L32])" office:value-type="float" office:value="18.9173415454545" calcext:value-type="float">
            <text:p/>
          </table:table-cell>
        </table:table-row>
        <table:table-row table:style-name="ro2">
          <table:table-cell office:value-type="string" calcext:value-type="string">
            <text:p>L1 miss (instruction)</text:p>
          </table:table-cell>
          <table:table-cell office:value-type="float" office:value="65259592" calcext:value-type="float">
            <text:p>65259592</text:p>
          </table:table-cell>
          <table:table-cell office:value-type="float" office:value="79885382" calcext:value-type="float">
            <text:p>79885382</text:p>
          </table:table-cell>
          <table:table-cell office:value-type="float" office:value="81557755" calcext:value-type="float">
            <text:p>81557755</text:p>
          </table:table-cell>
          <table:table-cell office:value-type="float" office:value="72071230" calcext:value-type="float">
            <text:p>72071230</text:p>
          </table:table-cell>
          <table:table-cell office:value-type="float" office:value="65928248" calcext:value-type="float">
            <text:p>65928248</text:p>
          </table:table-cell>
          <table:table-cell office:value-type="float" office:value="65584817" calcext:value-type="float">
            <text:p>65584817</text:p>
          </table:table-cell>
          <table:table-cell office:value-type="float" office:value="77499192" calcext:value-type="float">
            <text:p>77499192</text:p>
          </table:table-cell>
          <table:table-cell office:value-type="float" office:value="79174480" calcext:value-type="float">
            <text:p>79174480</text:p>
          </table:table-cell>
          <table:table-cell office:value-type="float" office:value="69672046" calcext:value-type="float">
            <text:p>69672046</text:p>
          </table:table-cell>
          <table:table-cell office:value-type="float" office:value="75259573" calcext:value-type="float">
            <text:p>75259573</text:p>
          </table:table-cell>
          <table:table-cell office:value-type="float" office:value="71860620" calcext:value-type="float">
            <text:p>71860620</text:p>
          </table:table-cell>
          <table:table-cell table:style-name="ce4" table:formula="of:=AVERAGE([.B33:.L33])" office:value-type="float" office:value="73068448.6363636" calcext:value-type="float">
            <text:p/>
          </table:table-cell>
        </table:table-row>
        <table:table-row table:style-name="ro2">
          <table:table-cell office:value-type="string" calcext:value-type="string">
            <text:p>L1 miss (data)</text:p>
          </table:table-cell>
          <table:table-cell office:value-type="float" office:value="8780566" calcext:value-type="float">
            <text:p>8780566</text:p>
          </table:table-cell>
          <table:table-cell office:value-type="float" office:value="8892136" calcext:value-type="float">
            <text:p>8892136</text:p>
          </table:table-cell>
          <table:table-cell office:value-type="float" office:value="9675177" calcext:value-type="float">
            <text:p>9675177</text:p>
          </table:table-cell>
          <table:table-cell office:value-type="float" office:value="9303862" calcext:value-type="float">
            <text:p>9303862</text:p>
          </table:table-cell>
          <table:table-cell office:value-type="float" office:value="8973729" calcext:value-type="float">
            <text:p>8973729</text:p>
          </table:table-cell>
          <table:table-cell office:value-type="float" office:value="9031888" calcext:value-type="float">
            <text:p>9031888</text:p>
          </table:table-cell>
          <table:table-cell office:value-type="float" office:value="8978622" calcext:value-type="float">
            <text:p>8978622</text:p>
          </table:table-cell>
          <table:table-cell office:value-type="float" office:value="8622776" calcext:value-type="float">
            <text:p>8622776</text:p>
          </table:table-cell>
          <table:table-cell office:value-type="float" office:value="8977732" calcext:value-type="float">
            <text:p>8977732</text:p>
          </table:table-cell>
          <table:table-cell office:value-type="float" office:value="10160408" calcext:value-type="float">
            <text:p>10160408</text:p>
          </table:table-cell>
          <table:table-cell office:value-type="float" office:value="10214937" calcext:value-type="float">
            <text:p>10214937</text:p>
          </table:table-cell>
          <table:table-cell table:style-name="ce4" table:formula="of:=AVERAGE([.B34:.L34])" office:value-type="float" office:value="9237439.36363636" calcext:value-type="float">
            <text:p/>
          </table:table-cell>
        </table:table-row>
        <table:table-row table:style-name="ro2">
          <table:table-cell office:value-type="string" calcext:value-type="string">
            <text:p>L1 miss (mixed)</text:p>
          </table:table-cell>
          <table:table-cell table:style-name="ce2" table:formula="of:=SUM([.B33];[.B34])" office:value-type="float" office:value="74040158" calcext:value-type="float">
            <text:p/>
          </table:table-cell>
          <table:table-cell table:style-name="ce2" table:formula="of:=SUM([.C34];[.C33])" office:value-type="float" office:value="88777518" calcext:value-type="float">
            <text:p/>
          </table:table-cell>
          <table:table-cell table:style-name="ce2" table:formula="of:=SUM([.D33];[.D34])" office:value-type="float" office:value="91232932" calcext:value-type="float">
            <text:p/>
          </table:table-cell>
          <table:table-cell table:style-name="ce2" table:formula="of:=SUM([.E34];[.E33])" office:value-type="float" office:value="81375092" calcext:value-type="float">
            <text:p/>
          </table:table-cell>
          <table:table-cell table:style-name="ce2" table:formula="of:=SUM([.F34];[.F33])" office:value-type="float" office:value="74901977" calcext:value-type="float">
            <text:p/>
          </table:table-cell>
          <table:table-cell table:style-name="ce2" table:formula="of:=SUM([.G34];[.G33])" office:value-type="float" office:value="74616705" calcext:value-type="float">
            <text:p/>
          </table:table-cell>
          <table:table-cell table:style-name="ce2" table:formula="of:=SUM([.H34];[.H33])" office:value-type="float" office:value="86477814" calcext:value-type="float">
            <text:p/>
          </table:table-cell>
          <table:table-cell table:style-name="ce2" table:formula="of:=SUM([.I34];[.I33])" office:value-type="float" office:value="87797256" calcext:value-type="float">
            <text:p/>
          </table:table-cell>
          <table:table-cell table:style-name="ce2" table:formula="of:=SUM([.J34];[.J33])" office:value-type="float" office:value="78649778" calcext:value-type="float">
            <text:p/>
          </table:table-cell>
          <table:table-cell table:style-name="ce2" table:formula="of:=SUM([.K34];[.K33])" office:value-type="float" office:value="85419981" calcext:value-type="float">
            <text:p/>
          </table:table-cell>
          <table:table-cell table:style-name="ce2" table:formula="of:=SUM([.L34];[.L33])" office:value-type="float" office:value="82075557" calcext:value-type="float">
            <text:p/>
          </table:table-cell>
          <table:table-cell table:style-name="ce5" table:formula="of:=AVERAGE([.B35:.L35])" office:value-type="float" office:value="82305888" calcext:value-type="float">
            <text:p/>
          </table:table-cell>
        </table:table-row>
        <table:table-row table:style-name="ro2">
          <table:table-cell office:value-type="string" calcext:value-type="string">
            <text:p>L2 miss (instruction)</text:p>
          </table:table-cell>
          <table:table-cell office:value-type="float" office:value="1137384" calcext:value-type="float">
            <text:p>1137384</text:p>
          </table:table-cell>
          <table:table-cell office:value-type="float" office:value="1068777" calcext:value-type="float">
            <text:p>1068777</text:p>
          </table:table-cell>
          <table:table-cell office:value-type="float" office:value="1086569" calcext:value-type="float">
            <text:p>1086569</text:p>
          </table:table-cell>
          <table:table-cell office:value-type="float" office:value="1143593" calcext:value-type="float">
            <text:p>1143593</text:p>
          </table:table-cell>
          <table:table-cell office:value-type="float" office:value="1151650" calcext:value-type="float">
            <text:p>1151650</text:p>
          </table:table-cell>
          <table:table-cell office:value-type="float" office:value="1168329" calcext:value-type="float">
            <text:p>1168329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1073063" calcext:value-type="float">
            <text:p>1073063</text:p>
          </table:table-cell>
          <table:table-cell office:value-type="float" office:value="1092165" calcext:value-type="float">
            <text:p>1092165</text:p>
          </table:table-cell>
          <table:table-cell office:value-type="float" office:value="1083434" calcext:value-type="float">
            <text:p>1083434</text:p>
          </table:table-cell>
          <table:table-cell office:value-type="float" office:value="1106730" calcext:value-type="float">
            <text:p>1106730</text:p>
          </table:table-cell>
          <table:table-cell table:style-name="ce4" table:formula="of:=AVERAGE([.B36:.L36])" office:value-type="float" office:value="1113636.45454545" calcext:value-type="float">
            <text:p/>
          </table:table-cell>
        </table:table-row>
        <table:table-row table:style-name="ro2">
          <table:table-cell office:value-type="string" calcext:value-type="string">
            <text:p>L2 miss (data)</text:p>
          </table:table-cell>
          <table:table-cell office:value-type="float" office:value="2995159" calcext:value-type="float">
            <text:p>2995159</text:p>
          </table:table-cell>
          <table:table-cell office:value-type="float" office:value="2868509" calcext:value-type="float">
            <text:p>2868509</text:p>
          </table:table-cell>
          <table:table-cell office:value-type="float" office:value="2914141" calcext:value-type="float">
            <text:p>2914141</text:p>
          </table:table-cell>
          <table:table-cell office:value-type="float" office:value="2925994" calcext:value-type="float">
            <text:p>2925994</text:p>
          </table:table-cell>
          <table:table-cell office:value-type="float" office:value="2990733" calcext:value-type="float">
            <text:p>2990733</text:p>
          </table:table-cell>
          <table:table-cell office:value-type="float" office:value="2973342" calcext:value-type="float">
            <text:p>2973342</text:p>
          </table:table-cell>
          <table:table-cell office:value-type="float" office:value="2951544" calcext:value-type="float">
            <text:p>2951544</text:p>
          </table:table-cell>
          <table:table-cell office:value-type="float" office:value="2988543" calcext:value-type="float">
            <text:p>2988543</text:p>
          </table:table-cell>
          <table:table-cell office:value-type="float" office:value="2930078" calcext:value-type="float">
            <text:p>2930078</text:p>
          </table:table-cell>
          <table:table-cell office:value-type="float" office:value="2860592" calcext:value-type="float">
            <text:p>2860592</text:p>
          </table:table-cell>
          <table:table-cell office:value-type="float" office:value="2919684" calcext:value-type="float">
            <text:p>2919684</text:p>
          </table:table-cell>
          <table:table-cell table:style-name="ce4" table:formula="of:=AVERAGE([.B37:.L37])" office:value-type="float" office:value="2938029" calcext:value-type="float">
            <text:p/>
          </table:table-cell>
        </table:table-row>
        <table:table-row table:style-name="ro2">
          <table:table-cell office:value-type="string" calcext:value-type="string">
            <text:p>L2 miss (mixed)</text:p>
          </table:table-cell>
          <table:table-cell table:style-name="ce2" table:formula="of:=SUM([.B37];[.B36])" office:value-type="float" office:value="4132543" calcext:value-type="float">
            <text:p/>
          </table:table-cell>
          <table:table-cell table:style-name="ce2" table:formula="of:=SUM([.C37];[.C36])" office:value-type="float" office:value="3937286" calcext:value-type="float">
            <text:p/>
          </table:table-cell>
          <table:table-cell table:style-name="ce2" table:formula="of:=SUM([.D37];[.D36])" office:value-type="float" office:value="4000710" calcext:value-type="float">
            <text:p/>
          </table:table-cell>
          <table:table-cell table:style-name="ce2" table:formula="of:=SUM([.E37];[.E36])" office:value-type="float" office:value="4069587" calcext:value-type="float">
            <text:p/>
          </table:table-cell>
          <table:table-cell table:style-name="ce2" table:formula="of:=SUM([.F37];[.F36])" office:value-type="float" office:value="4142383" calcext:value-type="float">
            <text:p/>
          </table:table-cell>
          <table:table-cell table:style-name="ce2" table:formula="of:=SUM([.G37];[.G36])" office:value-type="float" office:value="4141671" calcext:value-type="float">
            <text:p/>
          </table:table-cell>
          <table:table-cell table:style-name="ce2" table:formula="of:=SUM([.H37];[.H36])" office:value-type="float" office:value="4089851" calcext:value-type="float">
            <text:p/>
          </table:table-cell>
          <table:table-cell table:style-name="ce2" table:formula="of:=SUM([.I37];[.I36])" office:value-type="float" office:value="4061606" calcext:value-type="float">
            <text:p/>
          </table:table-cell>
          <table:table-cell table:style-name="ce2" table:formula="of:=SUM([.J37];[.J36])" office:value-type="float" office:value="4022243" calcext:value-type="float">
            <text:p/>
          </table:table-cell>
          <table:table-cell table:style-name="ce2" table:formula="of:=SUM([.K37];[.K36])" office:value-type="float" office:value="3944026" calcext:value-type="float">
            <text:p/>
          </table:table-cell>
          <table:table-cell table:style-name="ce2" table:formula="of:=SUM([.L37];[.L36])" office:value-type="float" office:value="4026414" calcext:value-type="float">
            <text:p/>
          </table:table-cell>
          <table:table-cell table:style-name="ce5" table:formula="of:=AVERAGE([.B38:.L38])" office:value-type="float" office:value="4051665.45454545" calcext:value-type="float">
            <text:p/>
          </table:table-cell>
        </table:table-row>
        <table:table-row table:style-name="ro2">
          <table:table-cell office:value-type="string" calcext:value-type="string">
            <text:p>L3 miss (mixed)</text:p>
          </table:table-cell>
          <table:table-cell table:style-name="ce2" office:value-type="float" office:value="1042304" calcext:value-type="float">
            <text:p>1042304</text:p>
          </table:table-cell>
          <table:table-cell table:style-name="ce2" office:value-type="float" office:value="1038296" calcext:value-type="float">
            <text:p>1038296</text:p>
          </table:table-cell>
          <table:table-cell table:style-name="ce2" office:value-type="float" office:value="1023663" calcext:value-type="float">
            <text:p>1023663</text:p>
          </table:table-cell>
          <table:table-cell table:style-name="ce2" office:value-type="float" office:value="1097021" calcext:value-type="float">
            <text:p>1097021</text:p>
          </table:table-cell>
          <table:table-cell table:style-name="ce2" office:value-type="float" office:value="1154612" calcext:value-type="float">
            <text:p>1154612</text:p>
          </table:table-cell>
          <table:table-cell table:style-name="ce2" office:value-type="float" office:value="1079827" calcext:value-type="float">
            <text:p>1079827</text:p>
          </table:table-cell>
          <table:table-cell table:style-name="ce2" office:value-type="float" office:value="1131908" calcext:value-type="float">
            <text:p>1131908</text:p>
          </table:table-cell>
          <table:table-cell table:style-name="ce2" office:value-type="float" office:value="1106909" calcext:value-type="float">
            <text:p>1106909</text:p>
          </table:table-cell>
          <table:table-cell table:style-name="ce2" office:value-type="float" office:value="1110842" calcext:value-type="float">
            <text:p>1110842</text:p>
          </table:table-cell>
          <table:table-cell table:style-name="ce2" office:value-type="float" office:value="1072608" calcext:value-type="float">
            <text:p>1072608</text:p>
          </table:table-cell>
          <table:table-cell table:style-name="ce2" office:value-type="float" office:value="1074719" calcext:value-type="float">
            <text:p>1074719</text:p>
          </table:table-cell>
          <table:table-cell table:style-name="ce5" table:formula="of:=AVERAGE([.B39:.L39])" office:value-type="float" office:value="1084791.72727273" calcext:value-type="float">
            <text:p/>
          </table:table-cell>
        </table:table-row>
        <table:table-row table:style-name="ro3" table:number-rows-repeated="3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3" table:number-rows-repeated="8">
          <table:table-cell table:number-columns-repeated="1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>
            <text:p>CPU governor = powersave</text:p>
          </table:table-cell>
          <table:table-cell/>
          <table:table-cell office:value-type="string" calcext:value-type="string">
            <text:p>Elements attack = 40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/>
          <table:table-cell office:value-type="string" calcext:value-type="string">
            <text:p>Isolcpu = 1</text:p>
          </table:table-cell>
          <table:table-cell/>
          <table:table-cell office:value-type="string" calcext:value-type="string">
            <text:p>Parcour aléatoir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2'000.000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L3 mixed 3Mo</text:p>
          </table:table-cell>
          <table:table-cell table:number-columns-repeated="10"/>
        </table:table-row>
      </table:table>
      <table:table table:name="Sheet3" table:style-name="ta1">
        <table:shapes>
          <draw:frame draw:z-index="0" draw:style-name="gr2" draw:text-style-name="P1" svg:width="3.9575in" svg:height="2.8154in" svg:x="0.0717in" svg:y="11.8346in">
            <draw:object draw:notify-on-update-of-ranges="Sheet3.M2:Sheet3.M2 Sheet3.M12:Sheet3.M12 Sheet3.M22:Sheet3.M2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2" draw:text-style-name="P1" svg:width="4.4988in" svg:height="2.9606in" svg:x="4.2012in" svg:y="11.8264in">
            <draw:object draw:notify-on-update-of-ranges="Sheet3.M4:Sheet3.M4 Sheet3.M14:Sheet3.M14 Sheet3.M24:Sheet3.M2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2" draw:text-style-name="P1" svg:width="5.2457in" svg:height="3.0417in" svg:x="8.7807in" svg:y="11.9228in">
            <draw:object draw:notify-on-update-of-ranges="Sheet3.M3:Sheet3.M3 Sheet3.M13:Sheet3.M13 Sheet3.M23:Sheet3.M2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2" draw:text-style-name="P1" svg:width="4.5547in" svg:height="2.8622in" svg:x="0in" svg:y="15.2335in">
            <draw:object draw:notify-on-update-of-ranges="Sheet3.M6:Sheet3.M6 Sheet3.M16:Sheet3.M16 Sheet3.M26:Sheet3.M26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2" draw:text-style-name="P1" svg:width="4.7543in" svg:height="2.9398in" svg:x="4.5791in" svg:y="15.3201in">
            <draw:object draw:notify-on-update-of-ranges="Sheet3.M7:Sheet3.M7 Sheet3.M17:Sheet3.M17 Sheet3.M27:Sheet3.M2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2" draw:text-style-name="P1" svg:width="4.6937in" svg:height="2.9685in" svg:x="9.5102in" svg:y="15.285in">
            <draw:object draw:notify-on-update-of-ranges="Sheet3.M9:Sheet3.M9 Sheet3.M19:Sheet3.M19 Sheet3.M29:Sheet3.M2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2" draw:text-style-name="P1" svg:width="11.1291in" svg:height="6.2563in" svg:x="2.4547in" svg:y="5.2799in">
            <draw:object draw:notify-on-update-of-ranges="Sheet3.B3:Sheet3.L3 Sheet3.B24:Sheet3.L24 Sheet3.B23:Sheet3.L23 Sheet3.B14:Sheet3.L14 Sheet3.B4:Sheet3.L4 Sheet3.B13:Sheet3.L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>
            <text:p>0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2.16157" calcext:value-type="float">
            <text:p>12.16157</text:p>
          </table:table-cell>
          <table:table-cell office:value-type="float" office:value="12.340559" calcext:value-type="float">
            <text:p>12.340559</text:p>
          </table:table-cell>
          <table:table-cell office:value-type="float" office:value="12.326102" calcext:value-type="float">
            <text:p>12.326102</text:p>
          </table:table-cell>
          <table:table-cell office:value-type="float" office:value="12.384199" calcext:value-type="float">
            <text:p>12.384199</text:p>
          </table:table-cell>
          <table:table-cell office:value-type="float" office:value="12.440183" calcext:value-type="float">
            <text:p>12.440183</text:p>
          </table:table-cell>
          <table:table-cell office:value-type="float" office:value="12.420115" calcext:value-type="float">
            <text:p>12.420115</text:p>
          </table:table-cell>
          <table:table-cell office:value-type="float" office:value="12.435281" calcext:value-type="float">
            <text:p>12.435281</text:p>
          </table:table-cell>
          <table:table-cell office:value-type="float" office:value="12.409276" calcext:value-type="float">
            <text:p>12.409276</text:p>
          </table:table-cell>
          <table:table-cell office:value-type="float" office:value="12.920574" calcext:value-type="float">
            <text:p>12.920574</text:p>
          </table:table-cell>
          <table:table-cell office:value-type="float" office:value="12.558539" calcext:value-type="float">
            <text:p>12.558539</text:p>
          </table:table-cell>
          <table:table-cell office:value-type="float" office:value="12.444656" calcext:value-type="float">
            <text:p>12.444656</text:p>
          </table:table-cell>
          <table:table-cell table:style-name="ce4" table:formula="of:=AVERAGE([.B2:.L2])" office:value-type="float" office:value="12.4400958181818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5471753" calcext:value-type="float">
            <text:p>5471753</text:p>
          </table:table-cell>
          <table:table-cell office:value-type="float" office:value="5742286" calcext:value-type="float">
            <text:p>5742286</text:p>
          </table:table-cell>
          <table:table-cell office:value-type="float" office:value="5369720" calcext:value-type="float">
            <text:p>5369720</text:p>
          </table:table-cell>
          <table:table-cell office:value-type="float" office:value="5679097" calcext:value-type="float">
            <text:p>5679097</text:p>
          </table:table-cell>
          <table:table-cell office:value-type="float" office:value="5917682" calcext:value-type="float">
            <text:p>5917682</text:p>
          </table:table-cell>
          <table:table-cell office:value-type="float" office:value="5680480" calcext:value-type="float">
            <text:p>5680480</text:p>
          </table:table-cell>
          <table:table-cell office:value-type="float" office:value="6004681" calcext:value-type="float">
            <text:p>6004681</text:p>
          </table:table-cell>
          <table:table-cell office:value-type="float" office:value="5930637" calcext:value-type="float">
            <text:p>5930637</text:p>
          </table:table-cell>
          <table:table-cell office:value-type="float" office:value="7905716" calcext:value-type="float">
            <text:p>7905716</text:p>
          </table:table-cell>
          <table:table-cell office:value-type="float" office:value="5919266" calcext:value-type="float">
            <text:p>5919266</text:p>
          </table:table-cell>
          <table:table-cell office:value-type="float" office:value="6118217" calcext:value-type="float">
            <text:p>6118217</text:p>
          </table:table-cell>
          <table:table-cell table:style-name="ce4" table:formula="of:=AVERAGE([.B3:.L3])" office:value-type="float" office:value="5976321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2267658" calcext:value-type="float">
            <text:p>2267658</text:p>
          </table:table-cell>
          <table:table-cell office:value-type="float" office:value="2292991" calcext:value-type="float">
            <text:p>2292991</text:p>
          </table:table-cell>
          <table:table-cell office:value-type="float" office:value="2310610" calcext:value-type="float">
            <text:p>2310610</text:p>
          </table:table-cell>
          <table:table-cell office:value-type="float" office:value="2295472" calcext:value-type="float">
            <text:p>2295472</text:p>
          </table:table-cell>
          <table:table-cell office:value-type="float" office:value="2388280" calcext:value-type="float">
            <text:p>2388280</text:p>
          </table:table-cell>
          <table:table-cell office:value-type="float" office:value="2431690" calcext:value-type="float">
            <text:p>2431690</text:p>
          </table:table-cell>
          <table:table-cell office:value-type="float" office:value="2359097" calcext:value-type="float">
            <text:p>2359097</text:p>
          </table:table-cell>
          <table:table-cell office:value-type="float" office:value="2342791" calcext:value-type="float">
            <text:p>2342791</text:p>
          </table:table-cell>
          <table:table-cell office:value-type="float" office:value="2632580" calcext:value-type="float">
            <text:p>2632580</text:p>
          </table:table-cell>
          <table:table-cell office:value-type="float" office:value="2358961" calcext:value-type="float">
            <text:p>2358961</text:p>
          </table:table-cell>
          <table:table-cell office:value-type="float" office:value="2419527" calcext:value-type="float">
            <text:p>2419527</text:p>
          </table:table-cell>
          <table:table-cell table:style-name="ce4" table:formula="of:=AVERAGE([.B4:.L4])" office:value-type="float" office:value="2372696.09090909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3];[.B4])" office:value-type="float" office:value="7739411" calcext:value-type="float">
            <text:p/>
          </table:table-cell>
          <table:table-cell table:style-name="ce2" table:formula="of:=SUM([.C4];[.C3])" office:value-type="float" office:value="8035277" calcext:value-type="float">
            <text:p/>
          </table:table-cell>
          <table:table-cell table:style-name="ce2" table:formula="of:=SUM([.D3];[.D4])" office:value-type="float" office:value="7680330" calcext:value-type="float">
            <text:p/>
          </table:table-cell>
          <table:table-cell table:style-name="ce2" table:formula="of:=SUM([.E3];[.E4])" office:value-type="float" office:value="7974569" calcext:value-type="float">
            <text:p/>
          </table:table-cell>
          <table:table-cell table:style-name="ce2" table:formula="of:=SUM([.F4];[.F3])" office:value-type="float" office:value="8305962" calcext:value-type="float">
            <text:p/>
          </table:table-cell>
          <table:table-cell table:style-name="ce2" table:formula="of:=SUM([.G4];[.G3])" office:value-type="float" office:value="8112170" calcext:value-type="float">
            <text:p/>
          </table:table-cell>
          <table:table-cell table:style-name="ce2" table:formula="of:=SUM([.H4];[.H3])" office:value-type="float" office:value="8363778" calcext:value-type="float">
            <text:p/>
          </table:table-cell>
          <table:table-cell table:style-name="ce2" table:formula="of:=SUM([.I4];[.I3])" office:value-type="float" office:value="8273428" calcext:value-type="float">
            <text:p/>
          </table:table-cell>
          <table:table-cell table:style-name="ce2" table:formula="of:=SUM([.J4];[.J4])" office:value-type="float" office:value="5265160" calcext:value-type="float">
            <text:p/>
          </table:table-cell>
          <table:table-cell table:style-name="ce2" table:formula="of:=SUM([.K4];[.K3])" office:value-type="float" office:value="8278227" calcext:value-type="float">
            <text:p/>
          </table:table-cell>
          <table:table-cell table:style-name="ce2" table:formula="of:=SUM([.L4];[.L3])" office:value-type="float" office:value="8537744" calcext:value-type="float">
            <text:p/>
          </table:table-cell>
          <table:table-cell table:style-name="ce5" table:formula="of:=AVERAGE([.B5:.L5])" office:value-type="float" office:value="7869641.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691876" calcext:value-type="float">
            <text:p>691876</text:p>
          </table:table-cell>
          <table:table-cell office:value-type="float" office:value="775150" calcext:value-type="float">
            <text:p>775150</text:p>
          </table:table-cell>
          <table:table-cell office:value-type="float" office:value="740964" calcext:value-type="float">
            <text:p>740964</text:p>
          </table:table-cell>
          <table:table-cell office:value-type="float" office:value="764936" calcext:value-type="float">
            <text:p>764936</text:p>
          </table:table-cell>
          <table:table-cell office:value-type="float" office:value="801074" calcext:value-type="float">
            <text:p>801074</text:p>
          </table:table-cell>
          <table:table-cell office:value-type="float" office:value="771506" calcext:value-type="float">
            <text:p>771506</text:p>
          </table:table-cell>
          <table:table-cell office:value-type="float" office:value="791890" calcext:value-type="float">
            <text:p>791890</text:p>
          </table:table-cell>
          <table:table-cell office:value-type="float" office:value="748916" calcext:value-type="float">
            <text:p>748916</text:p>
          </table:table-cell>
          <table:table-cell office:value-type="float" office:value="1068156" calcext:value-type="float">
            <text:p>1068156</text:p>
          </table:table-cell>
          <table:table-cell office:value-type="float" office:value="854882" calcext:value-type="float">
            <text:p>854882</text:p>
          </table:table-cell>
          <table:table-cell office:value-type="float" office:value="797344" calcext:value-type="float">
            <text:p>797344</text:p>
          </table:table-cell>
          <table:table-cell table:style-name="ce4" table:formula="of:=AVERAGE([.B6:.L6])" office:value-type="float" office:value="800608.5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296020" calcext:value-type="float">
            <text:p>1296020</text:p>
          </table:table-cell>
          <table:table-cell office:value-type="float" office:value="1366287" calcext:value-type="float">
            <text:p>1366287</text:p>
          </table:table-cell>
          <table:table-cell office:value-type="float" office:value="1283501" calcext:value-type="float">
            <text:p>1283501</text:p>
          </table:table-cell>
          <table:table-cell office:value-type="float" office:value="1343482" calcext:value-type="float">
            <text:p>1343482</text:p>
          </table:table-cell>
          <table:table-cell office:value-type="float" office:value="1394510" calcext:value-type="float">
            <text:p>1394510</text:p>
          </table:table-cell>
          <table:table-cell office:value-type="float" office:value="1350202" calcext:value-type="float">
            <text:p>1350202</text:p>
          </table:table-cell>
          <table:table-cell office:value-type="float" office:value="1383429" calcext:value-type="float">
            <text:p>1383429</text:p>
          </table:table-cell>
          <table:table-cell office:value-type="float" office:value="1356484" calcext:value-type="float">
            <text:p>1356484</text:p>
          </table:table-cell>
          <table:table-cell office:value-type="float" office:value="1577221" calcext:value-type="float">
            <text:p>1577221</text:p>
          </table:table-cell>
          <table:table-cell office:value-type="float" office:value="1432286" calcext:value-type="float">
            <text:p>1432286</text:p>
          </table:table-cell>
          <table:table-cell office:value-type="float" office:value="1430612" calcext:value-type="float">
            <text:p>1430612</text:p>
          </table:table-cell>
          <table:table-cell table:style-name="ce4" table:formula="of:=AVERAGE([.B7:.L7])" office:value-type="float" office:value="138309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6];[.B7])" office:value-type="float" office:value="1987896" calcext:value-type="float">
            <text:p/>
          </table:table-cell>
          <table:table-cell table:style-name="ce2" table:formula="of:=SUM([.C7];[.C6])" office:value-type="float" office:value="2141437" calcext:value-type="float">
            <text:p/>
          </table:table-cell>
          <table:table-cell table:style-name="ce2" table:formula="of:=SUM([.D6];[.D7])" office:value-type="float" office:value="2024465" calcext:value-type="float">
            <text:p/>
          </table:table-cell>
          <table:table-cell table:style-name="ce2" table:formula="of:=SUM([.E7];[.E6])" office:value-type="float" office:value="2108418" calcext:value-type="float">
            <text:p/>
          </table:table-cell>
          <table:table-cell table:style-name="ce2" table:formula="of:=SUM([.F7];[.F6])" office:value-type="float" office:value="2195584" calcext:value-type="float">
            <text:p/>
          </table:table-cell>
          <table:table-cell table:style-name="ce2" table:formula="of:=SUM([.G7];[.G6])" office:value-type="float" office:value="2121708" calcext:value-type="float">
            <text:p/>
          </table:table-cell>
          <table:table-cell table:style-name="ce2" table:formula="of:=SUM([.H7];[.H6])" office:value-type="float" office:value="2175319" calcext:value-type="float">
            <text:p/>
          </table:table-cell>
          <table:table-cell table:style-name="ce2" table:formula="of:=SUM([.I7];[.I6])" office:value-type="float" office:value="2105400" calcext:value-type="float">
            <text:p/>
          </table:table-cell>
          <table:table-cell table:style-name="ce2" table:formula="of:=SUM([.J7];[.J6])" office:value-type="float" office:value="2645377" calcext:value-type="float">
            <text:p/>
          </table:table-cell>
          <table:table-cell table:style-name="ce2" table:formula="of:=SUM([.K7];[.K6])" office:value-type="float" office:value="2287168" calcext:value-type="float">
            <text:p/>
          </table:table-cell>
          <table:table-cell table:style-name="ce2" table:formula="of:=SUM([.L7];[.L6])" office:value-type="float" office:value="2227956" calcext:value-type="float">
            <text:p/>
          </table:table-cell>
          <table:table-cell table:style-name="ce5" table:formula="of:=AVERAGE([.B8:.L8])" office:value-type="float" office:value="2183702.5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227274" calcext:value-type="float">
            <text:p>227274</text:p>
          </table:table-cell>
          <table:table-cell table:style-name="ce2" office:value-type="float" office:value="254964" calcext:value-type="float">
            <text:p>254964</text:p>
          </table:table-cell>
          <table:table-cell table:style-name="ce2" office:value-type="float" office:value="244758" calcext:value-type="float">
            <text:p>244758</text:p>
          </table:table-cell>
          <table:table-cell table:style-name="ce2" office:value-type="float" office:value="260146" calcext:value-type="float">
            <text:p>260146</text:p>
          </table:table-cell>
          <table:table-cell table:style-name="ce2" office:value-type="float" office:value="265348" calcext:value-type="float">
            <text:p>265348</text:p>
          </table:table-cell>
          <table:table-cell table:style-name="ce2" office:value-type="float" office:value="270882" calcext:value-type="float">
            <text:p>270882</text:p>
          </table:table-cell>
          <table:table-cell table:style-name="ce2" office:value-type="float" office:value="276258" calcext:value-type="float">
            <text:p>276258</text:p>
          </table:table-cell>
          <table:table-cell table:style-name="ce2" office:value-type="float" office:value="266856" calcext:value-type="float">
            <text:p>266856</text:p>
          </table:table-cell>
          <table:table-cell table:style-name="ce2" office:value-type="float" office:value="348584" calcext:value-type="float">
            <text:p>348584</text:p>
          </table:table-cell>
          <table:table-cell table:style-name="ce2" office:value-type="float" office:value="281316" calcext:value-type="float">
            <text:p>281316</text:p>
          </table:table-cell>
          <table:table-cell table:style-name="ce2" office:value-type="float" office:value="300284" calcext:value-type="float">
            <text:p>300284</text:p>
          </table:table-cell>
          <table:table-cell table:style-name="ce5" table:formula="of:=AVERAGE([.B9:.L9])" office:value-type="float" office:value="272424.545454545" calcext:value-type="float">
            <text:p/>
          </table:table-cell>
          <table:table-cell/>
        </table:table-row>
        <table:table-row table:style-name="ro3">
          <table:table-cell table:number-columns-repeated="12"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1 attaqua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5.418397" calcext:value-type="float">
            <text:p>15.418397</text:p>
          </table:table-cell>
          <table:table-cell office:value-type="float" office:value="15.794684" calcext:value-type="float">
            <text:p>15.794684</text:p>
          </table:table-cell>
          <table:table-cell office:value-type="float" office:value="15.847133" calcext:value-type="float">
            <text:p>15.847133</text:p>
          </table:table-cell>
          <table:table-cell office:value-type="float" office:value="15.593852" calcext:value-type="float">
            <text:p>15.593852</text:p>
          </table:table-cell>
          <table:table-cell office:value-type="float" office:value="15.72146" calcext:value-type="float">
            <text:p>15.72146</text:p>
          </table:table-cell>
          <table:table-cell office:value-type="float" office:value="15.770043" calcext:value-type="float">
            <text:p>15.770043</text:p>
          </table:table-cell>
          <table:table-cell office:value-type="float" office:value="16.000117" calcext:value-type="float">
            <text:p>16.000117</text:p>
          </table:table-cell>
          <table:table-cell office:value-type="float" office:value="15.7897" calcext:value-type="float">
            <text:p>15.7897</text:p>
          </table:table-cell>
          <table:table-cell office:value-type="float" office:value="16.053514" calcext:value-type="float">
            <text:p>16.053514</text:p>
          </table:table-cell>
          <table:table-cell office:value-type="float" office:value="15.742167" calcext:value-type="float">
            <text:p>15.742167</text:p>
          </table:table-cell>
          <table:table-cell office:value-type="float" office:value="15.525812" calcext:value-type="float">
            <text:p>15.525812</text:p>
          </table:table-cell>
          <table:table-cell table:style-name="ce4" table:formula="of:=AVERAGE([.B12:.L12])" office:value-type="float" office:value="15.750625363636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13625742" calcext:value-type="float">
            <text:p>13625742</text:p>
          </table:table-cell>
          <table:table-cell office:value-type="float" office:value="11281111" calcext:value-type="float">
            <text:p>11281111</text:p>
          </table:table-cell>
          <table:table-cell office:value-type="float" office:value="13360686" calcext:value-type="float">
            <text:p>13360686</text:p>
          </table:table-cell>
          <table:table-cell office:value-type="float" office:value="12656310" calcext:value-type="float">
            <text:p>12656310</text:p>
          </table:table-cell>
          <table:table-cell office:value-type="float" office:value="13373275" calcext:value-type="float">
            <text:p>13373275</text:p>
          </table:table-cell>
          <table:table-cell office:value-type="float" office:value="13448346" calcext:value-type="float">
            <text:p>13448346</text:p>
          </table:table-cell>
          <table:table-cell office:value-type="float" office:value="15348181" calcext:value-type="float">
            <text:p>15348181</text:p>
          </table:table-cell>
          <table:table-cell office:value-type="float" office:value="11885893" calcext:value-type="float">
            <text:p>11885893</text:p>
          </table:table-cell>
          <table:table-cell office:value-type="float" office:value="13237243" calcext:value-type="float">
            <text:p>13237243</text:p>
          </table:table-cell>
          <table:table-cell office:value-type="float" office:value="13397887" calcext:value-type="float">
            <text:p>13397887</text:p>
          </table:table-cell>
          <table:table-cell office:value-type="float" office:value="11166347" calcext:value-type="float">
            <text:p>11166347</text:p>
          </table:table-cell>
          <table:table-cell table:style-name="ce4" table:formula="of:=AVERAGE([.B13:.L13])" office:value-type="float" office:value="12980092.8181818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2955862" calcext:value-type="float">
            <text:p>2955862</text:p>
          </table:table-cell>
          <table:table-cell office:value-type="float" office:value="3370281" calcext:value-type="float">
            <text:p>3370281</text:p>
          </table:table-cell>
          <table:table-cell office:value-type="float" office:value="3004452" calcext:value-type="float">
            <text:p>3004452</text:p>
          </table:table-cell>
          <table:table-cell office:value-type="float" office:value="3158979" calcext:value-type="float">
            <text:p>3158979</text:p>
          </table:table-cell>
          <table:table-cell office:value-type="float" office:value="3122797" calcext:value-type="float">
            <text:p>3122797</text:p>
          </table:table-cell>
          <table:table-cell office:value-type="float" office:value="3063794" calcext:value-type="float">
            <text:p>3063794</text:p>
          </table:table-cell>
          <table:table-cell office:value-type="float" office:value="3241944" calcext:value-type="float">
            <text:p>3241944</text:p>
          </table:table-cell>
          <table:table-cell office:value-type="float" office:value="3178599" calcext:value-type="float">
            <text:p>3178599</text:p>
          </table:table-cell>
          <table:table-cell office:value-type="float" office:value="3279267" calcext:value-type="float">
            <text:p>3279267</text:p>
          </table:table-cell>
          <table:table-cell office:value-type="float" office:value="3055609" calcext:value-type="float">
            <text:p>3055609</text:p>
          </table:table-cell>
          <table:table-cell office:value-type="float" office:value="3056192" calcext:value-type="float">
            <text:p>3056192</text:p>
          </table:table-cell>
          <table:table-cell table:style-name="ce4" table:formula="of:=AVERAGE([.B14:.L14])" office:value-type="float" office:value="3135252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13];[.B14])" office:value-type="float" office:value="16581604" calcext:value-type="float">
            <text:p/>
          </table:table-cell>
          <table:table-cell table:style-name="ce2" table:formula="of:=SUM([.C14];[.C13])" office:value-type="float" office:value="14651392" calcext:value-type="float">
            <text:p/>
          </table:table-cell>
          <table:table-cell table:style-name="ce2" table:formula="of:=SUM([.D14];[.D13])" office:value-type="float" office:value="16365138" calcext:value-type="float">
            <text:p/>
          </table:table-cell>
          <table:table-cell table:style-name="ce2" table:formula="of:=SUM([.E14];[.E13])" office:value-type="float" office:value="15815289" calcext:value-type="float">
            <text:p/>
          </table:table-cell>
          <table:table-cell table:style-name="ce2" table:formula="of:=SUM([.F14];[.F13])" office:value-type="float" office:value="16496072" calcext:value-type="float">
            <text:p/>
          </table:table-cell>
          <table:table-cell table:style-name="ce2" table:formula="of:=SUM([.G14];[.G13])" office:value-type="float" office:value="16512140" calcext:value-type="float">
            <text:p/>
          </table:table-cell>
          <table:table-cell table:style-name="ce2" table:formula="of:=SUM([.H14];[.H13])" office:value-type="float" office:value="18590125" calcext:value-type="float">
            <text:p/>
          </table:table-cell>
          <table:table-cell table:style-name="ce2" table:formula="of:=SUM([.I14];[.I13])" office:value-type="float" office:value="15064492" calcext:value-type="float">
            <text:p/>
          </table:table-cell>
          <table:table-cell table:style-name="ce2" table:formula="of:=SUM([.J14];[.J13])" office:value-type="float" office:value="16516510" calcext:value-type="float">
            <text:p/>
          </table:table-cell>
          <table:table-cell table:style-name="ce2" table:formula="of:=SUM([.K14];[.K13])" office:value-type="float" office:value="16453496" calcext:value-type="float">
            <text:p/>
          </table:table-cell>
          <table:table-cell table:style-name="ce2" table:formula="of:=SUM([.L14];[.L13])" office:value-type="float" office:value="14222539" calcext:value-type="float">
            <text:p/>
          </table:table-cell>
          <table:table-cell table:style-name="ce5" table:formula="of:=AVERAGE([.B15:.L15])" office:value-type="float" office:value="16115345.1818182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261678" calcext:value-type="float">
            <text:p>1261678</text:p>
          </table:table-cell>
          <table:table-cell office:value-type="float" office:value="1272968" calcext:value-type="float">
            <text:p>1272968</text:p>
          </table:table-cell>
          <table:table-cell office:value-type="float" office:value="1195666" calcext:value-type="float">
            <text:p>1195666</text:p>
          </table:table-cell>
          <table:table-cell office:value-type="float" office:value="1253342" calcext:value-type="float">
            <text:p>1253342</text:p>
          </table:table-cell>
          <table:table-cell office:value-type="float" office:value="1293228" calcext:value-type="float">
            <text:p>1293228</text:p>
          </table:table-cell>
          <table:table-cell office:value-type="float" office:value="1289250" calcext:value-type="float">
            <text:p>1289250</text:p>
          </table:table-cell>
          <table:table-cell office:value-type="float" office:value="1449562" calcext:value-type="float">
            <text:p>1449562</text:p>
          </table:table-cell>
          <table:table-cell office:value-type="float" office:value="1334834" calcext:value-type="float">
            <text:p>1334834</text:p>
          </table:table-cell>
          <table:table-cell office:value-type="float" office:value="1540802" calcext:value-type="float">
            <text:p>1540802</text:p>
          </table:table-cell>
          <table:table-cell office:value-type="float" office:value="1299216" calcext:value-type="float">
            <text:p>1299216</text:p>
          </table:table-cell>
          <table:table-cell office:value-type="float" office:value="1309958" calcext:value-type="float">
            <text:p>1309958</text:p>
          </table:table-cell>
          <table:table-cell table:style-name="ce4" table:formula="of:=AVERAGE([.B16:.L16])" office:value-type="float" office:value="1318227.63636364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722720" calcext:value-type="float">
            <text:p>1722720</text:p>
          </table:table-cell>
          <table:table-cell office:value-type="float" office:value="1734929" calcext:value-type="float">
            <text:p>1734929</text:p>
          </table:table-cell>
          <table:table-cell office:value-type="float" office:value="1724163" calcext:value-type="float">
            <text:p>1724163</text:p>
          </table:table-cell>
          <table:table-cell office:value-type="float" office:value="1705685" calcext:value-type="float">
            <text:p>1705685</text:p>
          </table:table-cell>
          <table:table-cell office:value-type="float" office:value="1755266" calcext:value-type="float">
            <text:p>1755266</text:p>
          </table:table-cell>
          <table:table-cell office:value-type="float" office:value="1738374" calcext:value-type="float">
            <text:p>1738374</text:p>
          </table:table-cell>
          <table:table-cell office:value-type="float" office:value="1837695" calcext:value-type="float">
            <text:p>1837695</text:p>
          </table:table-cell>
          <table:table-cell office:value-type="float" office:value="1771276" calcext:value-type="float">
            <text:p>1771276</text:p>
          </table:table-cell>
          <table:table-cell office:value-type="float" office:value="1918279" calcext:value-type="float">
            <text:p>1918279</text:p>
          </table:table-cell>
          <table:table-cell office:value-type="float" office:value="1682222" calcext:value-type="float">
            <text:p>1682222</text:p>
          </table:table-cell>
          <table:table-cell office:value-type="float" office:value="1751601" calcext:value-type="float">
            <text:p>1751601</text:p>
          </table:table-cell>
          <table:table-cell table:style-name="ce4" table:formula="of:=AVERAGE([.B17:.L17])" office:value-type="float" office:value="1758382.72727273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17];[.B16])" office:value-type="float" office:value="2984398" calcext:value-type="float">
            <text:p/>
          </table:table-cell>
          <table:table-cell table:style-name="ce2" table:formula="of:=SUM([.C17];[.C16])" office:value-type="float" office:value="3007897" calcext:value-type="float">
            <text:p/>
          </table:table-cell>
          <table:table-cell table:style-name="ce2" table:formula="of:=SUM([.D17];[.D16])" office:value-type="float" office:value="2919829" calcext:value-type="float">
            <text:p/>
          </table:table-cell>
          <table:table-cell table:style-name="ce2" table:formula="of:=SUM([.E17];[.E16])" office:value-type="float" office:value="2959027" calcext:value-type="float">
            <text:p/>
          </table:table-cell>
          <table:table-cell table:style-name="ce2" table:formula="of:=SUM([.F17];[.F16])" office:value-type="float" office:value="3048494" calcext:value-type="float">
            <text:p/>
          </table:table-cell>
          <table:table-cell table:style-name="ce2" table:formula="of:=SUM([.G17];[.G16])" office:value-type="float" office:value="3027624" calcext:value-type="float">
            <text:p/>
          </table:table-cell>
          <table:table-cell table:style-name="ce2" table:formula="of:=SUM([.H17];[.H16])" office:value-type="float" office:value="3287257" calcext:value-type="float">
            <text:p/>
          </table:table-cell>
          <table:table-cell table:style-name="ce2" table:formula="of:=SUM([.I17];[.I16])" office:value-type="float" office:value="3106110" calcext:value-type="float">
            <text:p/>
          </table:table-cell>
          <table:table-cell table:style-name="ce2" table:formula="of:=SUM([.J17];[.J16])" office:value-type="float" office:value="3459081" calcext:value-type="float">
            <text:p/>
          </table:table-cell>
          <table:table-cell table:style-name="ce2" table:formula="of:=SUM([.K17];[.K16])" office:value-type="float" office:value="2981438" calcext:value-type="float">
            <text:p/>
          </table:table-cell>
          <table:table-cell table:style-name="ce2" table:formula="of:=SUM([.L17];[.L16])" office:value-type="float" office:value="3061559" calcext:value-type="float">
            <text:p/>
          </table:table-cell>
          <table:table-cell table:style-name="ce5" table:formula="of:=AVERAGE([.B18:.L18])" office:value-type="float" office:value="3076610.36363636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403468" calcext:value-type="float">
            <text:p>403468</text:p>
          </table:table-cell>
          <table:table-cell table:style-name="ce2" office:value-type="float" office:value="431802" calcext:value-type="float">
            <text:p>431802</text:p>
          </table:table-cell>
          <table:table-cell table:style-name="ce2" office:value-type="float" office:value="417564" calcext:value-type="float">
            <text:p>417564</text:p>
          </table:table-cell>
          <table:table-cell table:style-name="ce2" office:value-type="float" office:value="412206" calcext:value-type="float">
            <text:p>412206</text:p>
          </table:table-cell>
          <table:table-cell table:style-name="ce2" office:value-type="float" office:value="423138" calcext:value-type="float">
            <text:p>423138</text:p>
          </table:table-cell>
          <table:table-cell table:style-name="ce2" office:value-type="float" office:value="410280" calcext:value-type="float">
            <text:p>410280</text:p>
          </table:table-cell>
          <table:table-cell table:style-name="ce2" office:value-type="float" office:value="457880" calcext:value-type="float">
            <text:p>457880</text:p>
          </table:table-cell>
          <table:table-cell table:style-name="ce2" office:value-type="float" office:value="435822" calcext:value-type="float">
            <text:p>435822</text:p>
          </table:table-cell>
          <table:table-cell table:style-name="ce2" office:value-type="float" office:value="445560" calcext:value-type="float">
            <text:p>445560</text:p>
          </table:table-cell>
          <table:table-cell table:style-name="ce2" office:value-type="float" office:value="431094" calcext:value-type="float">
            <text:p>431094</text:p>
          </table:table-cell>
          <table:table-cell table:style-name="ce2" office:value-type="float" office:value="418906" calcext:value-type="float">
            <text:p>418906</text:p>
          </table:table-cell>
          <table:table-cell table:style-name="ce5" table:formula="of:=AVERAGE([.B19:.L19])" office:value-type="float" office:value="426156.363636364" calcext:value-type="float">
            <text:p/>
          </table:table-cell>
          <table:table-cell/>
        </table:table-row>
        <table:table-row table:style-name="ro3">
          <table:table-cell table:number-columns-repeated="12"/>
          <table:table-cell table:style-name="ce4"/>
          <table:table-cell/>
        </table:table-row>
        <table:table-row table:style-name="ro3">
          <table:table-cell table:style-name="ce1" office:value-type="string" calcext:value-type="string">
            <text:p>2 attaqua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yenne</text:p>
          </table:table-cell>
          <table:table-cell/>
        </table:table-row>
        <table:table-row table:style-name="ro3">
          <table:table-cell office:value-type="string" calcext:value-type="string">
            <text:p>Temps Execution</text:p>
          </table:table-cell>
          <table:table-cell office:value-type="float" office:value="19.487682" calcext:value-type="float">
            <text:p>19.487682</text:p>
          </table:table-cell>
          <table:table-cell office:value-type="float" office:value="19.403266" calcext:value-type="float">
            <text:p>19.403266</text:p>
          </table:table-cell>
          <table:table-cell office:value-type="float" office:value="19.476635" calcext:value-type="float">
            <text:p>19.476635</text:p>
          </table:table-cell>
          <table:table-cell office:value-type="float" office:value="19.478265" calcext:value-type="float">
            <text:p>19.478265</text:p>
          </table:table-cell>
          <table:table-cell office:value-type="float" office:value="19.539531" calcext:value-type="float">
            <text:p>19.539531</text:p>
          </table:table-cell>
          <table:table-cell office:value-type="float" office:value="19.507519" calcext:value-type="float">
            <text:p>19.507519</text:p>
          </table:table-cell>
          <table:table-cell office:value-type="float" office:value="19.476301" calcext:value-type="float">
            <text:p>19.476301</text:p>
          </table:table-cell>
          <table:table-cell office:value-type="float" office:value="19.553885" calcext:value-type="float">
            <text:p>19.553885</text:p>
          </table:table-cell>
          <table:table-cell office:value-type="float" office:value="19.558013" calcext:value-type="float">
            <text:p>19.558013</text:p>
          </table:table-cell>
          <table:table-cell office:value-type="float" office:value="19.515866" calcext:value-type="float">
            <text:p>19.515866</text:p>
          </table:table-cell>
          <table:table-cell office:value-type="float" office:value="19.604583" calcext:value-type="float">
            <text:p>19.604583</text:p>
          </table:table-cell>
          <table:table-cell table:style-name="ce4" table:formula="of:=AVERAGE([.B22:.L22])" office:value-type="float" office:value="19.509231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instruction)</text:p>
          </table:table-cell>
          <table:table-cell office:value-type="float" office:value="24968205" calcext:value-type="float">
            <text:p>24968205</text:p>
          </table:table-cell>
          <table:table-cell office:value-type="float" office:value="23769527" calcext:value-type="float">
            <text:p>23769527</text:p>
          </table:table-cell>
          <table:table-cell office:value-type="float" office:value="24998001" calcext:value-type="float">
            <text:p>24998001</text:p>
          </table:table-cell>
          <table:table-cell office:value-type="float" office:value="24221909" calcext:value-type="float">
            <text:p>24221909</text:p>
          </table:table-cell>
          <table:table-cell office:value-type="float" office:value="25076746" calcext:value-type="float">
            <text:p>25076746</text:p>
          </table:table-cell>
          <table:table-cell office:value-type="float" office:value="24707631" calcext:value-type="float">
            <text:p>24707631</text:p>
          </table:table-cell>
          <table:table-cell office:value-type="float" office:value="24823916" calcext:value-type="float">
            <text:p>24823916</text:p>
          </table:table-cell>
          <table:table-cell office:value-type="float" office:value="24563057" calcext:value-type="float">
            <text:p>24563057</text:p>
          </table:table-cell>
          <table:table-cell office:value-type="float" office:value="23977058" calcext:value-type="float">
            <text:p>23977058</text:p>
          </table:table-cell>
          <table:table-cell office:value-type="float" office:value="24297318" calcext:value-type="float">
            <text:p>24297318</text:p>
          </table:table-cell>
          <table:table-cell office:value-type="float" office:value="24118145" calcext:value-type="float">
            <text:p>24118145</text:p>
          </table:table-cell>
          <table:table-cell table:style-name="ce4" table:formula="of:=AVERAGE([.B23:.L23])" office:value-type="float" office:value="24501955.7272727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data)</text:p>
          </table:table-cell>
          <table:table-cell office:value-type="float" office:value="3653480" calcext:value-type="float">
            <text:p>3653480</text:p>
          </table:table-cell>
          <table:table-cell office:value-type="float" office:value="3803230" calcext:value-type="float">
            <text:p>3803230</text:p>
          </table:table-cell>
          <table:table-cell office:value-type="float" office:value="3541220" calcext:value-type="float">
            <text:p>3541220</text:p>
          </table:table-cell>
          <table:table-cell office:value-type="float" office:value="3604684" calcext:value-type="float">
            <text:p>3604684</text:p>
          </table:table-cell>
          <table:table-cell office:value-type="float" office:value="3710512" calcext:value-type="float">
            <text:p>3710512</text:p>
          </table:table-cell>
          <table:table-cell office:value-type="float" office:value="3616844" calcext:value-type="float">
            <text:p>3616844</text:p>
          </table:table-cell>
          <table:table-cell office:value-type="float" office:value="3949525" calcext:value-type="float">
            <text:p>3949525</text:p>
          </table:table-cell>
          <table:table-cell office:value-type="float" office:value="3825259" calcext:value-type="float">
            <text:p>3825259</text:p>
          </table:table-cell>
          <table:table-cell office:value-type="float" office:value="3552044" calcext:value-type="float">
            <text:p>3552044</text:p>
          </table:table-cell>
          <table:table-cell office:value-type="float" office:value="3563881" calcext:value-type="float">
            <text:p>3563881</text:p>
          </table:table-cell>
          <table:table-cell office:value-type="float" office:value="3574384" calcext:value-type="float">
            <text:p>3574384</text:p>
          </table:table-cell>
          <table:table-cell table:style-name="ce4" table:formula="of:=AVERAGE([.B24:.L24])" office:value-type="float" office:value="3672278.4545454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1 miss (mixed)</text:p>
          </table:table-cell>
          <table:table-cell table:style-name="ce2" table:formula="of:=SUM([.B23];[.B24])" office:value-type="float" office:value="28621685" calcext:value-type="float">
            <text:p/>
          </table:table-cell>
          <table:table-cell table:style-name="ce2" table:formula="of:=SUM([.C24];[.C23])" office:value-type="float" office:value="27572757" calcext:value-type="float">
            <text:p/>
          </table:table-cell>
          <table:table-cell table:style-name="ce2" table:formula="of:=SUM([.D24];[.D23])" office:value-type="float" office:value="28539221" calcext:value-type="float">
            <text:p/>
          </table:table-cell>
          <table:table-cell table:style-name="ce2" table:formula="of:=SUM([.E24];[.E23])" office:value-type="float" office:value="27826593" calcext:value-type="float">
            <text:p/>
          </table:table-cell>
          <table:table-cell table:style-name="ce2" table:formula="of:=SUM([.F24];[.F23])" office:value-type="float" office:value="28787258" calcext:value-type="float">
            <text:p/>
          </table:table-cell>
          <table:table-cell table:style-name="ce2" table:formula="of:=SUM([.G24];[.G23])" office:value-type="float" office:value="28324475" calcext:value-type="float">
            <text:p/>
          </table:table-cell>
          <table:table-cell table:style-name="ce2" table:formula="of:=SUM([.H24];[.H23])" office:value-type="float" office:value="28773441" calcext:value-type="float">
            <text:p/>
          </table:table-cell>
          <table:table-cell table:style-name="ce2" table:formula="of:=SUM([.I24];[.I23])" office:value-type="float" office:value="28388316" calcext:value-type="float">
            <text:p/>
          </table:table-cell>
          <table:table-cell table:style-name="ce2" table:formula="of:=SUM([.J24];[.J23])" office:value-type="float" office:value="27529102" calcext:value-type="float">
            <text:p/>
          </table:table-cell>
          <table:table-cell table:style-name="ce2" table:formula="of:=SUM([.K24];[.K23])" office:value-type="float" office:value="27861199" calcext:value-type="float">
            <text:p/>
          </table:table-cell>
          <table:table-cell table:style-name="ce2" table:formula="of:=SUM([.L24];[.L23])" office:value-type="float" office:value="27692529" calcext:value-type="float">
            <text:p/>
          </table:table-cell>
          <table:table-cell table:style-name="ce5" table:formula="of:=AVERAGE([.B25:.L25])" office:value-type="float" office:value="28174234.1818182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instruction)</text:p>
          </table:table-cell>
          <table:table-cell office:value-type="float" office:value="1328678" calcext:value-type="float">
            <text:p>1328678</text:p>
          </table:table-cell>
          <table:table-cell office:value-type="float" office:value="1398956" calcext:value-type="float">
            <text:p>1398956</text:p>
          </table:table-cell>
          <table:table-cell office:value-type="float" office:value="1364530" calcext:value-type="float">
            <text:p>1364530</text:p>
          </table:table-cell>
          <table:table-cell office:value-type="float" office:value="1300668" calcext:value-type="float">
            <text:p>1300668</text:p>
          </table:table-cell>
          <table:table-cell office:value-type="float" office:value="1414606" calcext:value-type="float">
            <text:p>1414606</text:p>
          </table:table-cell>
          <table:table-cell office:value-type="float" office:value="1448556" calcext:value-type="float">
            <text:p>1448556</text:p>
          </table:table-cell>
          <table:table-cell office:value-type="float" office:value="1440728" calcext:value-type="float">
            <text:p>1440728</text:p>
          </table:table-cell>
          <table:table-cell office:value-type="float" office:value="1381784" calcext:value-type="float">
            <text:p>1381784</text:p>
          </table:table-cell>
          <table:table-cell office:value-type="float" office:value="1392446" calcext:value-type="float">
            <text:p>1392446</text:p>
          </table:table-cell>
          <table:table-cell office:value-type="float" office:value="1419438" calcext:value-type="float">
            <text:p>1419438</text:p>
          </table:table-cell>
          <table:table-cell office:value-type="float" office:value="1500530" calcext:value-type="float">
            <text:p>1500530</text:p>
          </table:table-cell>
          <table:table-cell table:style-name="ce4" table:formula="of:=AVERAGE([.B26:.L26])" office:value-type="float" office:value="1399174.54545455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data)</text:p>
          </table:table-cell>
          <table:table-cell office:value-type="float" office:value="1805482" calcext:value-type="float">
            <text:p>1805482</text:p>
          </table:table-cell>
          <table:table-cell office:value-type="float" office:value="1824960" calcext:value-type="float">
            <text:p>1824960</text:p>
          </table:table-cell>
          <table:table-cell office:value-type="float" office:value="1734654" calcext:value-type="float">
            <text:p>1734654</text:p>
          </table:table-cell>
          <table:table-cell office:value-type="float" office:value="1742202" calcext:value-type="float">
            <text:p>1742202</text:p>
          </table:table-cell>
          <table:table-cell office:value-type="float" office:value="1864691" calcext:value-type="float">
            <text:p>1864691</text:p>
          </table:table-cell>
          <table:table-cell office:value-type="float" office:value="1799570" calcext:value-type="float">
            <text:p>1799570</text:p>
          </table:table-cell>
          <table:table-cell office:value-type="float" office:value="1786241" calcext:value-type="float">
            <text:p>1786241</text:p>
          </table:table-cell>
          <table:table-cell office:value-type="float" office:value="1759330" calcext:value-type="float">
            <text:p>1759330</text:p>
          </table:table-cell>
          <table:table-cell office:value-type="float" office:value="1879903" calcext:value-type="float">
            <text:p>1879903</text:p>
          </table:table-cell>
          <table:table-cell office:value-type="float" office:value="1818658" calcext:value-type="float">
            <text:p>1818658</text:p>
          </table:table-cell>
          <table:table-cell office:value-type="float" office:value="1909772" calcext:value-type="float">
            <text:p>1909772</text:p>
          </table:table-cell>
          <table:table-cell table:style-name="ce4" table:formula="of:=AVERAGE([.B27:.L27])" office:value-type="float" office:value="1811405.72727273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2 miss (mixed)</text:p>
          </table:table-cell>
          <table:table-cell table:style-name="ce2" table:formula="of:=SUM([.B27];[.B26])" office:value-type="float" office:value="3134160" calcext:value-type="float">
            <text:p/>
          </table:table-cell>
          <table:table-cell table:style-name="ce2" table:formula="of:=SUM([.C27];[.C26])" office:value-type="float" office:value="3223916" calcext:value-type="float">
            <text:p/>
          </table:table-cell>
          <table:table-cell table:style-name="ce2" table:formula="of:=SUM([.D27];[.D26])" office:value-type="float" office:value="3099184" calcext:value-type="float">
            <text:p/>
          </table:table-cell>
          <table:table-cell table:style-name="ce2" table:formula="of:=SUM([.E27];[.E26])" office:value-type="float" office:value="3042870" calcext:value-type="float">
            <text:p/>
          </table:table-cell>
          <table:table-cell table:style-name="ce2" table:formula="of:=SUM([.F27];[.F26])" office:value-type="float" office:value="3279297" calcext:value-type="float">
            <text:p/>
          </table:table-cell>
          <table:table-cell table:style-name="ce2" table:formula="of:=SUM([.G27];[.G26])" office:value-type="float" office:value="3248126" calcext:value-type="float">
            <text:p/>
          </table:table-cell>
          <table:table-cell table:style-name="ce2" table:formula="of:=SUM([.H27];[.H26])" office:value-type="float" office:value="3226969" calcext:value-type="float">
            <text:p/>
          </table:table-cell>
          <table:table-cell table:style-name="ce2" table:formula="of:=SUM([.I27];[.I26])" office:value-type="float" office:value="3141114" calcext:value-type="float">
            <text:p/>
          </table:table-cell>
          <table:table-cell table:style-name="ce2" table:formula="of:=SUM([.J27];[.J26])" office:value-type="float" office:value="3272349" calcext:value-type="float">
            <text:p/>
          </table:table-cell>
          <table:table-cell table:style-name="ce2" table:formula="of:=SUM([.K27];[.K26])" office:value-type="float" office:value="3238096" calcext:value-type="float">
            <text:p/>
          </table:table-cell>
          <table:table-cell table:style-name="ce2" table:formula="of:=SUM([.L27];[.L26])" office:value-type="float" office:value="3410302" calcext:value-type="float">
            <text:p/>
          </table:table-cell>
          <table:table-cell table:style-name="ce5" table:formula="of:=AVERAGE([.B28:.L28])" office:value-type="float" office:value="3210580.27272727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3 miss (mixed)</text:p>
          </table:table-cell>
          <table:table-cell table:style-name="ce2" office:value-type="float" office:value="388072" calcext:value-type="float">
            <text:p>388072</text:p>
          </table:table-cell>
          <table:table-cell table:style-name="ce2" office:value-type="float" office:value="414314" calcext:value-type="float">
            <text:p>414314</text:p>
          </table:table-cell>
          <table:table-cell table:style-name="ce2" office:value-type="float" office:value="408224" calcext:value-type="float">
            <text:p>408224</text:p>
          </table:table-cell>
          <table:table-cell table:style-name="ce2" office:value-type="float" office:value="387236" calcext:value-type="float">
            <text:p>387236</text:p>
          </table:table-cell>
          <table:table-cell table:style-name="ce2" office:value-type="float" office:value="409588" calcext:value-type="float">
            <text:p>409588</text:p>
          </table:table-cell>
          <table:table-cell table:style-name="ce2" office:value-type="float" office:value="419328" calcext:value-type="float">
            <text:p>419328</text:p>
          </table:table-cell>
          <table:table-cell table:style-name="ce2" office:value-type="float" office:value="409186" calcext:value-type="float">
            <text:p>409186</text:p>
          </table:table-cell>
          <table:table-cell table:style-name="ce2" office:value-type="float" office:value="393642" calcext:value-type="float">
            <text:p>393642</text:p>
          </table:table-cell>
          <table:table-cell table:style-name="ce2" office:value-type="float" office:value="379310" calcext:value-type="float">
            <text:p>379310</text:p>
          </table:table-cell>
          <table:table-cell table:style-name="ce2" office:value-type="float" office:value="391432" calcext:value-type="float">
            <text:p>391432</text:p>
          </table:table-cell>
          <table:table-cell table:style-name="ce2" office:value-type="float" office:value="413090" calcext:value-type="float">
            <text:p>413090</text:p>
          </table:table-cell>
          <table:table-cell table:style-name="ce5" table:formula="of:=AVERAGE([.B29:.L29])" office:value-type="float" office:value="401220.181818182" calcext:value-type="float">
            <text:p/>
          </table:table-cell>
          <table:table-cell/>
        </table:table-row>
        <table:table-row table:style-name="ro3">
          <table:table-cell table:number-columns-repeated="14"/>
        </table:table-row>
        <table:table-row table:style-name="ro3">
          <table:table-cell table:style-name="ce6" table:number-columns-repeated="12"/>
          <table:table-cell table:style-name="ce7"/>
          <table:table-cell table:style-name="ce6"/>
        </table:table-row>
        <table:table-row table:style-name="ro3" table:number-rows-repeated="8">
          <table:table-cell table:style-name="ce6" table:number-columns-repeated="12"/>
          <table:table-cell table:style-name="ce8"/>
          <table:table-cell table:style-name="ce6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Intel Core i3 M 330 @2.13GHz x 4</text:p>
          </table:table-cell>
          <table:table-cell table:number-columns-repeated="2"/>
          <table:table-cell office:value-type="string" calcext:value-type="string" table:number-columns-spanned="2" table:number-rows-spanned="1">
            <text:p>CPU governor = powersave</text:p>
          </table:table-cell>
          <table:covered-table-cell/>
          <table:table-cell office:value-type="string" calcext:value-type="string">
            <text:p>Elements attack = 4000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1 data 32ko</text:p>
          </table:table-cell>
          <table:table-cell office:value-type="string" calcext:value-type="string">
            <text:p>L1 inst 32ko</text:p>
          </table:table-cell>
          <table:table-cell table:number-columns-repeated="3"/>
          <table:table-cell office:value-type="string" calcext:value-type="string">
            <text:p>Parcour aléatoir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2 mixed 256ko</text:p>
          </table:table-cell>
          <table:table-cell table:number-columns-repeated="4"/>
          <table:table-cell office:value-type="string" calcext:value-type="string">
            <text:p>Iterations RT = 2'000.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3 mixed 3M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print-page-order="ltr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22:47:46.470237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Medina</meta:initial-creator>
    <meta:creation-date>2014-03-11T12:22:22</meta:creation-date>
    <dc:date>2014-03-20T23:45:47.782268917</dc:date>
    <meta:editing-duration>PT4H52M7S</meta:editing-duration>
    <meta:editing-cycles>71</meta:editing-cycles>
    <meta:generator>LibreOffice/4.2.1.1$Linux_X86_64 LibreOffice_project/420m0$Build-1</meta:generator>
    <meta:document-statistic meta:table-count="3" meta:cell-count="1319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0066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2cm" svg:height="7.724cm" xlink:href=".." xlink:type="simple" chart:class="chart:bar" chart:style-name="ch1">
        <chart:title svg:x="4.96cm" svg:y="0.29cm" chart:style-name="ch2">
          <text:p>Temps éxécution</text:p>
        </chart:title>
        <chart:plot-area chart:style-name="ch3" table:cell-range-address="Sheet1.M2:Sheet1.M2 Sheet1.M12:Sheet1.M12 Sheet1.M22:Sheet1.M22 Sheet1.M32:Sheet1.M32" svg:x="1.279cm" svg:y="1.557cm" svg:width="11.605cm" svg:height="5.032cm">
          <chartooo:coordinate-region svg:x="2.377cm" svg:y="1.756cm" svg:width="10.507cm" svg:height="4.634cm"/>
          <chart:axis chart:dimension="x" chart:name="primary-x" chart:style-name="ch4">
            <chart:title svg:x="6.256cm" svg:y="6.743cm" chart:style-name="ch5">
              <text:p>Attaquants</text:p>
            </chart:title>
          </chart:axis>
          <chart:axis chart:dimension="y" chart:name="primary-y" chart:style-name="ch6">
            <chart:title svg:x="0.451cm" svg:y="4.858cm" chart:style-name="ch7">
              <text:p>Secondes</text:p>
            </chart:title>
            <chart:grid chart:style-name="ch8" chart:class="major"/>
          </chart:axis>
          <chart:series chart:style-name="ch9" chart:values-cell-range-address="Sheet1.M2:Sheet1.M2 Sheet1.M12:Sheet1.M12 Sheet1.M22:Sheet1.M22 Sheet1.M32:Sheet1.M32" chart:class="chart:bar">
            <chart:data-point chart:style-name="ch10"/>
            <chart:data-point chart:style-name="ch11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.90152118181818">
                <text:p>8.90152118181818</text:p>
                <draw:g>
                  <svg:desc>Sheet1.M2:Sheet1.M2 Sheet1.M12:Sheet1.M12 Sheet1.M22:Sheet1.M22 Sheet1.M32:Sheet1.M32</svg:desc>
                </draw:g>
              </table:table-cell>
            </table:table-row>
            <table:table-row>
              <table:table-cell office:value-type="string"/>
              <table:table-cell office:value-type="float" office:value="5.26675572727273">
                <text:p>5.26675572727273</text:p>
              </table:table-cell>
            </table:table-row>
            <table:table-row>
              <table:table-cell office:value-type="string"/>
              <table:table-cell office:value-type="float" office:value="7.61840036363636">
                <text:p>7.61840036363636</text:p>
              </table:table-cell>
            </table:table-row>
            <table:table-row>
              <table:table-cell office:value-type="string"/>
              <table:table-cell office:value-type="float" office:value="12.4877195454545">
                <text:p>12.487719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28cm" svg:height="7.521cm" xlink:href=".." xlink:type="simple" chart:class="chart:bar" chart:style-name="ch1">
        <chart:title svg:x="4.863cm" svg:y="0.286cm" chart:style-name="ch2">
          <text:p>L1 Data</text:p>
        </chart:title>
        <chart:plot-area chart:style-name="ch3" table:cell-range-address="Sheet3.M4:Sheet3.M4 Sheet3.M14:Sheet3.M14 Sheet3.M24:Sheet3.M24" svg:x="0.678cm" svg:y="1.541cm" svg:width="10.294cm" svg:height="5.41cm">
          <chartooo:coordinate-region svg:x="2.702cm" svg:y="1.74cm" svg:width="8.27cm" svg:height="5.012cm"/>
          <chart:axis chart:dimension="x" chart:name="primary-x" chart:style-name="ch4"/>
          <chart:axis chart:dimension="y" chart:name="primary-y" chart:style-name="ch5"/>
          <chart:series chart:style-name="ch6" chart:values-cell-range-address="Sheet3.M4:Sheet3.M4 Sheet3.M14:Sheet3.M14 Sheet3.M24:Sheet3.M24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372696.09090909">
                <text:p>2372696.09090909</text:p>
                <draw:g>
                  <svg:desc>Sheet3.M4:Sheet3.M4 Sheet3.M14:Sheet3.M14 Sheet3.M24:Sheet3.M24</svg:desc>
                </draw:g>
              </table:table-cell>
            </table:table-row>
            <table:table-row>
              <table:table-cell office:value-type="string"/>
              <table:table-cell office:value-type="float" office:value="3135252.36363636">
                <text:p>3135252.36363636</text:p>
              </table:table-cell>
            </table:table-row>
            <table:table-row>
              <table:table-cell office:value-type="string"/>
              <table:table-cell office:value-type="float" office:value="3672278.45454545">
                <text:p>3672278.454545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77cm" svg:height="7.468cm" xlink:href=".." xlink:type="simple" chart:class="chart:bar" chart:style-name="ch1">
        <chart:title svg:x="5.187cm" svg:y="0.285cm" chart:style-name="ch2">
          <text:p>L2 Data</text:p>
        </chart:title>
        <chart:plot-area chart:style-name="ch3" table:cell-range-address="Sheet3.M7:Sheet3.M7 Sheet3.M17:Sheet3.M17 Sheet3.M27:Sheet3.M27" svg:x="0.691cm" svg:y="1.537cm" svg:width="10.904cm" svg:height="5.362cm">
          <chartooo:coordinate-region svg:x="2.715cm" svg:y="1.737cm" svg:width="8.88cm" svg:height="4.963cm"/>
          <chart:axis chart:dimension="x" chart:name="primary-x" chart:style-name="ch4"/>
          <chart:axis chart:dimension="y" chart:name="primary-y" chart:style-name="ch5"/>
          <chart:series chart:style-name="ch6" chart:values-cell-range-address="Sheet3.M7:Sheet3.M7 Sheet3.M17:Sheet3.M17 Sheet3.M27:Sheet3.M27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83094">
                <text:p>1383094</text:p>
                <draw:g>
                  <svg:desc>Sheet3.M7:Sheet3.M7 Sheet3.M17:Sheet3.M17 Sheet3.M27:Sheet3.M27</svg:desc>
                </draw:g>
              </table:table-cell>
            </table:table-row>
            <table:table-row>
              <table:table-cell office:value-type="string"/>
              <table:table-cell office:value-type="float" office:value="1758382.72727273">
                <text:p>1758382.72727273</text:p>
              </table:table-cell>
            </table:table-row>
            <table:table-row>
              <table:table-cell office:value-type="string"/>
              <table:table-cell office:value-type="float" office:value="1811405.72727273">
                <text:p>1811405.7272727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23cm" svg:height="7.541cm" xlink:href=".." xlink:type="simple" chart:class="chart:bar" chart:style-name="ch1">
        <chart:title svg:x="4.978cm" svg:y="0.286cm" chart:style-name="ch2">
          <text:p>L3 Mixed</text:p>
        </chart:title>
        <chart:plot-area chart:style-name="ch3" table:cell-range-address="Sheet3.M9:Sheet3.M9 Sheet3.M19:Sheet3.M19 Sheet3.M29:Sheet3.M29" svg:x="0.688cm" svg:y="1.541cm" svg:width="10.759cm" svg:height="5.43cm">
          <chartooo:coordinate-region svg:x="2.527cm" svg:y="1.74cm" svg:width="8.92cm" svg:height="5.032cm"/>
          <chart:axis chart:dimension="x" chart:name="primary-x" chart:style-name="ch4"/>
          <chart:axis chart:dimension="y" chart:name="primary-y" chart:style-name="ch5"/>
          <chart:series chart:style-name="ch6" chart:values-cell-range-address="Sheet3.M9:Sheet3.M9 Sheet3.M19:Sheet3.M19 Sheet3.M29:Sheet3.M29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2424.545454545">
                <text:p>272424.545454545</text:p>
                <draw:g>
                  <svg:desc>Sheet3.M9:Sheet3.M9 Sheet3.M19:Sheet3.M19 Sheet3.M29:Sheet3.M29</svg:desc>
                </draw:g>
              </table:table-cell>
            </table:table-row>
            <table:table-row>
              <table:table-cell office:value-type="string"/>
              <table:table-cell office:value-type="float" office:value="426156.363636364">
                <text:p>426156.363636364</text:p>
              </table:table-cell>
            </table:table-row>
            <table:table-row>
              <table:table-cell office:value-type="string"/>
              <table:table-cell office:value-type="float" office:value="401220.181818182">
                <text:p>401220.18181818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plus" chart:symbol-width="0.25cm" chart:symbol-height="0.25cm" chart:error-category="standard-deviation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6" style:family="chart">
      <style:chart-properties chart:error-upper-indicator="true" chart:error-lower-indicator="true" chart:error-category="standard-deviation" chart:std-weight="1"/>
      <style:graphic-properties draw:stroke="solid" svg:stroke-width="0cm" svg:stroke-color="#000000" svg:stroke-opacity="100%" draw:stroke-linejoin="round"/>
    </style:style>
    <style:style style:name="ch7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error-category="standard-deviation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standard-deviation" chart:std-weight="1"/>
      <style:graphic-properties draw:stroke="dash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up" chart:symbol-width="0.25cm" chart:symbol-height="0.25cm" chart:error-category="standard-deviation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error-category="standard-deviation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error-category="standard-deviation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69cm" svg:height="15.892cm" xlink:href=".." xlink:type="simple" chart:class="chart:line" chart:row-mapping="0 5 4 3 1 2" chart:style-name="ch1">
        <chart:plot-area chart:style-name="ch2" table:cell-range-address="Sheet3.B3:Sheet3.L4 Sheet3.B23:Sheet3.L24 Sheet3.B13:Sheet3.L14" svg:x="1.015cm" svg:y="1.403cm" svg:width="26.124cm" svg:height="13.752cm">
          <chartooo:coordinate-region svg:x="2.748cm" svg:y="1.602cm" svg:width="24.204cm" svg:height="12.90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B3:Sheet3.L3" chart:class="chart:line">
            <chart:error-indicator chart:style-name="ch6" chart:dimension="y"/>
            <chart:data-point chart:repeated="11"/>
          </chart:series>
          <chart:series chart:style-name="ch7" chart:values-cell-range-address="Sheet3.B24:Sheet3.L24" chart:class="chart:line">
            <chart:data-point chart:repeated="11"/>
          </chart:series>
          <chart:series chart:style-name="ch8" chart:values-cell-range-address="Sheet3.B23:Sheet3.L23" chart:class="chart:line">
            <chart:error-indicator chart:style-name="ch9" chart:dimension="y"/>
            <chart:data-point chart:repeated="11"/>
          </chart:series>
          <chart:series chart:style-name="ch10" chart:values-cell-range-address="Sheet3.B14:Sheet3.L14" chart:class="chart:line">
            <chart:error-indicator chart:style-name="ch6" chart:dimension="y"/>
            <chart:data-point chart:repeated="11"/>
          </chart:series>
          <chart:series chart:style-name="ch11" chart:values-cell-range-address="Sheet3.B4:Sheet3.L4" chart:class="chart:line">
            <chart:error-indicator chart:style-name="ch6" chart:dimension="y"/>
            <chart:data-point chart:repeated="11"/>
          </chart:series>
          <chart:series chart:style-name="ch12" chart:values-cell-range-address="Sheet3.B13:Sheet3.L13" chart:class="chart:line">
            <chart:error-indicator chart:style-name="ch6" chart:dimension="y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471753">
                <text:p>5471753</text:p>
                <draw:g>
                  <svg:desc>Sheet3.B3:Sheet3.L3</svg:desc>
                </draw:g>
              </table:table-cell>
              <table:table-cell office:value-type="float" office:value="5742286">
                <text:p>5742286</text:p>
              </table:table-cell>
              <table:table-cell office:value-type="float" office:value="5369720">
                <text:p>5369720</text:p>
              </table:table-cell>
              <table:table-cell office:value-type="float" office:value="5679097">
                <text:p>5679097</text:p>
              </table:table-cell>
              <table:table-cell office:value-type="float" office:value="5917682">
                <text:p>5917682</text:p>
              </table:table-cell>
              <table:table-cell office:value-type="float" office:value="5680480">
                <text:p>5680480</text:p>
              </table:table-cell>
              <table:table-cell office:value-type="float" office:value="6004681">
                <text:p>6004681</text:p>
              </table:table-cell>
              <table:table-cell office:value-type="float" office:value="5930637">
                <text:p>5930637</text:p>
              </table:table-cell>
              <table:table-cell office:value-type="float" office:value="7905716">
                <text:p>7905716</text:p>
              </table:table-cell>
              <table:table-cell office:value-type="float" office:value="5919266">
                <text:p>5919266</text:p>
              </table:table-cell>
              <table:table-cell office:value-type="float" office:value="6118217">
                <text:p>6118217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3653480">
                <text:p>3653480</text:p>
                <draw:g>
                  <svg:desc>Sheet3.B24:Sheet3.L24</svg:desc>
                </draw:g>
              </table:table-cell>
              <table:table-cell office:value-type="float" office:value="3803230">
                <text:p>3803230</text:p>
              </table:table-cell>
              <table:table-cell office:value-type="float" office:value="3541220">
                <text:p>3541220</text:p>
              </table:table-cell>
              <table:table-cell office:value-type="float" office:value="3604684">
                <text:p>3604684</text:p>
              </table:table-cell>
              <table:table-cell office:value-type="float" office:value="3710512">
                <text:p>3710512</text:p>
              </table:table-cell>
              <table:table-cell office:value-type="float" office:value="3616844">
                <text:p>3616844</text:p>
              </table:table-cell>
              <table:table-cell office:value-type="float" office:value="3949525">
                <text:p>3949525</text:p>
              </table:table-cell>
              <table:table-cell office:value-type="float" office:value="3825259">
                <text:p>3825259</text:p>
              </table:table-cell>
              <table:table-cell office:value-type="float" office:value="3552044">
                <text:p>3552044</text:p>
              </table:table-cell>
              <table:table-cell office:value-type="float" office:value="3563881">
                <text:p>3563881</text:p>
              </table:table-cell>
              <table:table-cell office:value-type="float" office:value="3574384">
                <text:p>3574384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24968205">
                <text:p>24968205</text:p>
                <draw:g>
                  <svg:desc>Sheet3.B23:Sheet3.L23</svg:desc>
                </draw:g>
              </table:table-cell>
              <table:table-cell office:value-type="float" office:value="23769527">
                <text:p>23769527</text:p>
              </table:table-cell>
              <table:table-cell office:value-type="float" office:value="24998001">
                <text:p>24998001</text:p>
              </table:table-cell>
              <table:table-cell office:value-type="float" office:value="24221909">
                <text:p>24221909</text:p>
              </table:table-cell>
              <table:table-cell office:value-type="float" office:value="25076746">
                <text:p>25076746</text:p>
              </table:table-cell>
              <table:table-cell office:value-type="float" office:value="24707631">
                <text:p>24707631</text:p>
              </table:table-cell>
              <table:table-cell office:value-type="float" office:value="24823916">
                <text:p>24823916</text:p>
              </table:table-cell>
              <table:table-cell office:value-type="float" office:value="24563057">
                <text:p>24563057</text:p>
              </table:table-cell>
              <table:table-cell office:value-type="float" office:value="23977058">
                <text:p>23977058</text:p>
              </table:table-cell>
              <table:table-cell office:value-type="float" office:value="24297318">
                <text:p>24297318</text:p>
              </table:table-cell>
              <table:table-cell office:value-type="float" office:value="24118145">
                <text:p>2411814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955862">
                <text:p>2955862</text:p>
                <draw:g>
                  <svg:desc>Sheet3.B14:Sheet3.L14</svg:desc>
                </draw:g>
              </table:table-cell>
              <table:table-cell office:value-type="float" office:value="3370281">
                <text:p>3370281</text:p>
              </table:table-cell>
              <table:table-cell office:value-type="float" office:value="3004452">
                <text:p>3004452</text:p>
              </table:table-cell>
              <table:table-cell office:value-type="float" office:value="3158979">
                <text:p>3158979</text:p>
              </table:table-cell>
              <table:table-cell office:value-type="float" office:value="3122797">
                <text:p>3122797</text:p>
              </table:table-cell>
              <table:table-cell office:value-type="float" office:value="3063794">
                <text:p>3063794</text:p>
              </table:table-cell>
              <table:table-cell office:value-type="float" office:value="3241944">
                <text:p>3241944</text:p>
              </table:table-cell>
              <table:table-cell office:value-type="float" office:value="3178599">
                <text:p>3178599</text:p>
              </table:table-cell>
              <table:table-cell office:value-type="float" office:value="3279267">
                <text:p>3279267</text:p>
              </table:table-cell>
              <table:table-cell office:value-type="float" office:value="3055609">
                <text:p>3055609</text:p>
              </table:table-cell>
              <table:table-cell office:value-type="float" office:value="3056192">
                <text:p>305619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267658">
                <text:p>2267658</text:p>
                <draw:g>
                  <svg:desc>Sheet3.B4:Sheet3.L4</svg:desc>
                </draw:g>
              </table:table-cell>
              <table:table-cell office:value-type="float" office:value="2292991">
                <text:p>2292991</text:p>
              </table:table-cell>
              <table:table-cell office:value-type="float" office:value="2310610">
                <text:p>2310610</text:p>
              </table:table-cell>
              <table:table-cell office:value-type="float" office:value="2295472">
                <text:p>2295472</text:p>
              </table:table-cell>
              <table:table-cell office:value-type="float" office:value="2388280">
                <text:p>2388280</text:p>
              </table:table-cell>
              <table:table-cell office:value-type="float" office:value="2431690">
                <text:p>2431690</text:p>
              </table:table-cell>
              <table:table-cell office:value-type="float" office:value="2359097">
                <text:p>2359097</text:p>
              </table:table-cell>
              <table:table-cell office:value-type="float" office:value="2342791">
                <text:p>2342791</text:p>
              </table:table-cell>
              <table:table-cell office:value-type="float" office:value="2632580">
                <text:p>2632580</text:p>
              </table:table-cell>
              <table:table-cell office:value-type="float" office:value="2358961">
                <text:p>2358961</text:p>
              </table:table-cell>
              <table:table-cell office:value-type="float" office:value="2419527">
                <text:p>2419527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3625742">
                <text:p>13625742</text:p>
                <draw:g>
                  <svg:desc>Sheet3.B13:Sheet3.L13</svg:desc>
                </draw:g>
              </table:table-cell>
              <table:table-cell office:value-type="float" office:value="11281111">
                <text:p>11281111</text:p>
              </table:table-cell>
              <table:table-cell office:value-type="float" office:value="13360686">
                <text:p>13360686</text:p>
              </table:table-cell>
              <table:table-cell office:value-type="float" office:value="12656310">
                <text:p>12656310</text:p>
              </table:table-cell>
              <table:table-cell office:value-type="float" office:value="13373275">
                <text:p>13373275</text:p>
              </table:table-cell>
              <table:table-cell office:value-type="float" office:value="13448346">
                <text:p>13448346</text:p>
              </table:table-cell>
              <table:table-cell office:value-type="float" office:value="15348181">
                <text:p>15348181</text:p>
              </table:table-cell>
              <table:table-cell office:value-type="float" office:value="11885893">
                <text:p>11885893</text:p>
              </table:table-cell>
              <table:table-cell office:value-type="float" office:value="13237243">
                <text:p>13237243</text:p>
              </table:table-cell>
              <table:table-cell office:value-type="float" office:value="13397887">
                <text:p>13397887</text:p>
              </table:table-cell>
              <table:table-cell office:value-type="float" office:value="11166347">
                <text:p>1116634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25cm" svg:height="7.727cm" xlink:href=".." xlink:type="simple" chart:class="chart:bar" chart:style-name="ch1">
        <chart:title svg:x="5.904cm" svg:y="0.29cm" chart:style-name="ch2">
          <text:p>L1 Inst</text:p>
        </chart:title>
        <chart:plot-area chart:style-name="ch3" table:cell-range-address="Sheet3.M3:Sheet3.M3 Sheet3.M13:Sheet3.M13 Sheet3.M23:Sheet3.M23" svg:x="0.716cm" svg:y="1.557cm" svg:width="12.077cm" svg:height="5.596cm">
          <chartooo:coordinate-region svg:x="2.925cm" svg:y="1.757cm" svg:width="9.868cm" svg:height="5.197cm"/>
          <chart:axis chart:dimension="x" chart:name="primary-x" chart:style-name="ch4"/>
          <chart:axis chart:dimension="y" chart:name="primary-y" chart:style-name="ch5"/>
          <chart:series chart:style-name="ch6" chart:values-cell-range-address="Sheet3.M3:Sheet3.M3 Sheet3.M13:Sheet3.M13 Sheet3.M23:Sheet3.M23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976321.36363636">
                <text:p>5976321.36363636</text:p>
                <draw:g>
                  <svg:desc>Sheet3.M3:Sheet3.M3 Sheet3.M13:Sheet3.M13 Sheet3.M23:Sheet3.M23</svg:desc>
                </draw:g>
              </table:table-cell>
            </table:table-row>
            <table:table-row>
              <table:table-cell office:value-type="string"/>
              <table:table-cell office:value-type="float" office:value="12980092.8181818">
                <text:p>12980092.8181818</text:p>
              </table:table-cell>
            </table:table-row>
            <table:table-row>
              <table:table-cell office:value-type="string"/>
              <table:table-cell office:value-type="float" office:value="24501955.7272727">
                <text:p>24501955.72727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7cm" svg:height="7.271cm" xlink:href=".." xlink:type="simple" chart:class="chart:bar" chart:style-name="ch1">
        <chart:title svg:x="5.027cm" svg:y="0.281cm" chart:style-name="ch2">
          <text:p>L2 Inst</text:p>
        </chart:title>
        <chart:plot-area chart:style-name="ch3" table:cell-range-address="Sheet3.M6:Sheet3.M6 Sheet3.M16:Sheet3.M16 Sheet3.M26:Sheet3.M26" svg:x="0.681cm" svg:y="1.521cm" svg:width="10.427cm" svg:height="5.185cm">
          <chartooo:coordinate-region svg:x="2.705cm" svg:y="1.72cm" svg:width="8.403cm" svg:height="4.787cm"/>
          <chart:axis chart:dimension="x" chart:name="primary-x" chart:style-name="ch4"/>
          <chart:axis chart:dimension="y" chart:name="primary-y" chart:style-name="ch5"/>
          <chart:series chart:style-name="ch6" chart:values-cell-range-address="Sheet3.M6:Sheet3.M6 Sheet3.M16:Sheet3.M16 Sheet3.M26:Sheet3.M26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00608.545454545">
                <text:p>800608.545454545</text:p>
                <draw:g>
                  <svg:desc>Sheet3.M6:Sheet3.M6 Sheet3.M16:Sheet3.M16 Sheet3.M26:Sheet3.M26</svg:desc>
                </draw:g>
              </table:table-cell>
            </table:table-row>
            <table:table-row>
              <table:table-cell office:value-type="string"/>
              <table:table-cell office:value-type="float" office:value="1318227.63636364">
                <text:p>1318227.63636364</text:p>
              </table:table-cell>
            </table:table-row>
            <table:table-row>
              <table:table-cell office:value-type="string"/>
              <table:table-cell office:value-type="float" office:value="1399174.54545455">
                <text:p>1399174.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86cm" svg:height="7.636cm" xlink:href=".." xlink:type="simple" chart:class="chart:bar" chart:style-name="ch1">
        <chart:title svg:x="4.628cm" svg:y="0.288cm" chart:style-name="ch2">
          <text:p>L1 Cache Miss</text:p>
        </chart:title>
        <chart:plot-area chart:style-name="ch3" table:cell-range-address="Sheet1.M5:Sheet1.M5 Sheet1.M15:Sheet1.M15 Sheet1.M25:Sheet1.M25 Sheet1.M35:Sheet1.M35" svg:x="0.697cm" svg:y="1.549cm" svg:width="11.195cm" svg:height="5.515cm">
          <chartooo:coordinate-region svg:x="2.906cm" svg:y="1.749cm" svg:width="8.986cm" svg:height="5.116cm"/>
          <chart:axis chart:dimension="x" chart:name="primary-x" chart:style-name="ch4"/>
          <chart:axis chart:dimension="y" chart:name="primary-y" chart:style-name="ch5"/>
          <chart:series chart:style-name="ch6" chart:values-cell-range-address="Sheet1.M5:Sheet1.M5 Sheet1.M15:Sheet1.M15 Sheet1.M25:Sheet1.M25 Sheet1.M35:Sheet1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8603999.1818182">
                <text:p>18603999.1818182</text:p>
                <draw:g>
                  <svg:desc>Sheet1.M5:Sheet1.M5 Sheet1.M15:Sheet1.M15 Sheet1.M25:Sheet1.M25 Sheet1.M35:Sheet1.M35</svg:desc>
                </draw:g>
              </table:table-cell>
            </table:table-row>
            <table:table-row>
              <table:table-cell office:value-type="string"/>
              <table:table-cell office:value-type="float" office:value="15912340">
                <text:p>15912340</text:p>
              </table:table-cell>
            </table:table-row>
            <table:table-row>
              <table:table-cell office:value-type="string"/>
              <table:table-cell office:value-type="float" office:value="20081758.0909091">
                <text:p>20081758.0909091</text:p>
              </table:table-cell>
            </table:table-row>
            <table:table-row>
              <table:table-cell office:value-type="string"/>
              <table:table-cell office:value-type="float" office:value="20301735.7272727">
                <text:p>20301735.72727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3cm" svg:height="7.534cm" xlink:href=".." xlink:type="simple" chart:class="chart:bar" chart:style-name="ch1">
        <chart:title svg:x="5.186cm" svg:y="0.286cm" chart:style-name="ch2">
          <text:p>L2 Cache Miss</text:p>
        </chart:title>
        <chart:plot-area chart:style-name="ch3" table:cell-range-address="Sheet1.M8:Sheet1.M8 Sheet1.M18:Sheet1.M18 Sheet1.M28:Sheet1.M28 Sheet1.M38:Sheet1.M38" svg:x="0.72cm" svg:y="1.541cm" svg:width="12.243cm" svg:height="5.423cm">
          <chartooo:coordinate-region svg:x="2.744cm" svg:y="1.74cm" svg:width="10.219cm" svg:height="5.025cm"/>
          <chart:axis chart:dimension="x" chart:name="primary-x" chart:style-name="ch4"/>
          <chart:axis chart:dimension="y" chart:name="primary-y" chart:style-name="ch5"/>
          <chart:series chart:style-name="ch6" chart:values-cell-range-address="Sheet1.M8:Sheet1.M8 Sheet1.M18:Sheet1.M18 Sheet1.M28:Sheet1.M28 Sheet1.M38:Sheet1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03728.81818182">
                <text:p>2703728.81818182</text:p>
                <draw:g>
                  <svg:desc>Sheet1.M8:Sheet1.M8 Sheet1.M18:Sheet1.M18 Sheet1.M28:Sheet1.M28 Sheet1.M38:Sheet1.M38</svg:desc>
                </draw:g>
              </table:table-cell>
            </table:table-row>
            <table:table-row>
              <table:table-cell office:value-type="string"/>
              <table:table-cell office:value-type="float" office:value="1091833.18181818">
                <text:p>1091833.18181818</text:p>
              </table:table-cell>
            </table:table-row>
            <table:table-row>
              <table:table-cell office:value-type="string"/>
              <table:table-cell office:value-type="float" office:value="1334671.09090909">
                <text:p>1334671.09090909</text:p>
              </table:table-cell>
            </table:table-row>
            <table:table-row>
              <table:table-cell office:value-type="string"/>
              <table:table-cell office:value-type="float" office:value="1605476">
                <text:p>16054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66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9cm" svg:height="7.48cm" xlink:href=".." xlink:type="simple" chart:class="chart:bar" chart:style-name="ch1">
        <chart:title svg:x="4.53cm" svg:y="0.285cm" chart:style-name="ch2">
          <text:p>L3 Cache Miss</text:p>
        </chart:title>
        <chart:plot-area chart:style-name="ch3" table:cell-range-address="Sheet1.M9:Sheet1.M9 Sheet1.M19:Sheet1.M19 Sheet1.M29:Sheet1.M29 Sheet1.M39:Sheet1.M39" svg:x="0.693cm" svg:y="1.537cm" svg:width="11.011cm" svg:height="5.374cm">
          <chartooo:coordinate-region svg:x="2.532cm" svg:y="1.736cm" svg:width="9.172cm" svg:height="4.976cm"/>
          <chart:axis chart:dimension="x" chart:name="primary-x" chart:style-name="ch4"/>
          <chart:axis chart:dimension="y" chart:name="primary-y" chart:style-name="ch5"/>
          <chart:series chart:style-name="ch6" chart:values-cell-range-address="Sheet1.M9:Sheet1.M9 Sheet1.M19:Sheet1.M19 Sheet1.M29:Sheet1.M29 Sheet1.M39:Sheet1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8987.363636364">
                <text:p>118987.363636364</text:p>
                <draw:g>
                  <svg:desc>Sheet1.M9:Sheet1.M9 Sheet1.M19:Sheet1.M19 Sheet1.M29:Sheet1.M29 Sheet1.M39:Sheet1.M39</svg:desc>
                </draw:g>
              </table:table-cell>
            </table:table-row>
            <table:table-row>
              <table:table-cell office:value-type="string"/>
              <table:table-cell office:value-type="float" office:value="89656.7272727273">
                <text:p>89656.7272727273</text:p>
              </table:table-cell>
            </table:table-row>
            <table:table-row>
              <table:table-cell office:value-type="string"/>
              <table:table-cell office:value-type="float" office:value="113872.090909091">
                <text:p>113872.090909091</text:p>
              </table:table-cell>
            </table:table-row>
            <table:table-row>
              <table:table-cell office:value-type="string"/>
              <table:table-cell office:value-type="float" office:value="175886.545454545">
                <text:p>175886.545454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2cm" svg:height="6.471cm" xlink:href=".." xlink:type="simple" chart:class="chart:bar" chart:style-name="ch1">
        <chart:title svg:x="3.956cm" svg:y="0.265cm" chart:style-name="ch2">
          <text:p>L1 Cache Miss</text:p>
        </chart:title>
        <chart:plot-area chart:style-name="ch3" table:cell-range-address="Sheet2.M5:Sheet2.M5 Sheet2.M15:Sheet2.M15 Sheet2.M25:Sheet2.M25 Sheet2.M35:Sheet2.M35" svg:x="0.67cm" svg:y="1.457cm" svg:width="9.932cm" svg:height="4.465cm">
          <chartooo:coordinate-region svg:x="3.064cm" svg:y="1.656cm" svg:width="7.538cm" svg:height="4.067cm"/>
          <chart:axis chart:dimension="x" chart:name="primary-x" chart:style-name="ch4"/>
          <chart:axis chart:dimension="y" chart:name="primary-y" chart:style-name="ch5"/>
          <chart:series chart:style-name="ch6" chart:values-cell-range-address="Sheet2.M5:Sheet2.M5 Sheet2.M15:Sheet2.M15 Sheet2.M25:Sheet2.M25 Sheet2.M35:Sheet2.M35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928082.5454545">
                <text:p>11928082.5454545</text:p>
                <draw:g>
                  <svg:desc>Sheet2.M5:Sheet2.M5 Sheet2.M15:Sheet2.M15 Sheet2.M25:Sheet2.M25 Sheet2.M35:Sheet2.M35</svg:desc>
                </draw:g>
              </table:table-cell>
            </table:table-row>
            <table:table-row>
              <table:table-cell office:value-type="string"/>
              <table:table-cell office:value-type="float" office:value="66983056.4545455">
                <text:p>66983056.4545455</text:p>
              </table:table-cell>
            </table:table-row>
            <table:table-row>
              <table:table-cell office:value-type="string"/>
              <table:table-cell office:value-type="float" office:value="88966085.5454546">
                <text:p>88966085.5454546</text:p>
              </table:table-cell>
            </table:table-row>
            <table:table-row>
              <table:table-cell office:value-type="string"/>
              <table:table-cell office:value-type="float" office:value="82305888">
                <text:p>823058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79cm" svg:height="6.605cm" xlink:href=".." xlink:type="simple" chart:class="chart:bar" chart:style-name="ch1">
        <chart:title svg:x="4.324cm" svg:y="0.268cm" chart:style-name="ch2">
          <text:p>L2 Cache Miss</text:p>
        </chart:title>
        <chart:plot-area chart:style-name="ch3" table:cell-range-address="Sheet2.M8:Sheet2.M8 Sheet2.M18:Sheet2.M18 Sheet2.M28:Sheet2.M28 Sheet2.M38:Sheet2.M38" svg:x="0.685cm" svg:y="1.469cm" svg:width="10.624cm" svg:height="4.584cm">
          <chartooo:coordinate-region svg:x="2.709cm" svg:y="1.669cm" svg:width="8.6cm" svg:height="4.185cm"/>
          <chart:axis chart:dimension="x" chart:name="primary-x" chart:style-name="ch4"/>
          <chart:axis chart:dimension="y" chart:name="primary-y" chart:style-name="ch5"/>
          <chart:series chart:style-name="ch6" chart:values-cell-range-address="Sheet2.M8:Sheet2.M8 Sheet2.M18:Sheet2.M18 Sheet2.M28:Sheet2.M28 Sheet2.M38:Sheet2.M38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50772.81818182">
                <text:p>3250772.81818182</text:p>
                <draw:g>
                  <svg:desc>Sheet2.M8:Sheet2.M8 Sheet2.M18:Sheet2.M18 Sheet2.M28:Sheet2.M28 Sheet2.M38:Sheet2.M38</svg:desc>
                </draw:g>
              </table:table-cell>
            </table:table-row>
            <table:table-row>
              <table:table-cell office:value-type="string"/>
              <table:table-cell office:value-type="float" office:value="4528447.72727273">
                <text:p>4528447.72727273</text:p>
              </table:table-cell>
            </table:table-row>
            <table:table-row>
              <table:table-cell office:value-type="string"/>
              <table:table-cell office:value-type="float" office:value="5301921.54545455">
                <text:p>5301921.54545455</text:p>
              </table:table-cell>
            </table:table-row>
            <table:table-row>
              <table:table-cell office:value-type="string"/>
              <table:table-cell office:value-type="float" office:value="4051665.45454545">
                <text:p>4051665.454545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49cm" svg:height="7.302cm" xlink:href=".." xlink:type="simple" chart:class="chart:bar" chart:style-name="ch1">
        <chart:title svg:x="3.859cm" svg:y="0.282cm" chart:style-name="ch2">
          <text:p>L3 Cache Miss</text:p>
        </chart:title>
        <chart:plot-area chart:style-name="ch3" table:cell-range-address="Sheet2.M9:Sheet2.M9 Sheet2.M19:Sheet2.M19 Sheet2.M29:Sheet2.M29 Sheet2.M39:Sheet2.M39" svg:x="0.666cm" svg:y="1.525cm" svg:width="9.751cm" svg:height="5.211cm">
          <chartooo:coordinate-region svg:x="2.69cm" svg:y="1.724cm" svg:width="7.727cm" svg:height="4.813cm"/>
          <chart:axis chart:dimension="x" chart:name="primary-x" chart:style-name="ch4"/>
          <chart:axis chart:dimension="y" chart:name="primary-y" chart:style-name="ch5"/>
          <chart:series chart:style-name="ch6" chart:values-cell-range-address="Sheet2.M9:Sheet2.M9 Sheet2.M19:Sheet2.M19 Sheet2.M29:Sheet2.M29 Sheet2.M39:Sheet2.M39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98487.272727273">
                <text:p>698487.272727273</text:p>
                <draw:g>
                  <svg:desc>Sheet2.M9:Sheet2.M9 Sheet2.M19:Sheet2.M19 Sheet2.M29:Sheet2.M29 Sheet2.M39:Sheet2.M39</svg:desc>
                </draw:g>
              </table:table-cell>
            </table:table-row>
            <table:table-row>
              <table:table-cell office:value-type="string"/>
              <table:table-cell office:value-type="float" office:value="1357594.18181818">
                <text:p>1357594.18181818</text:p>
              </table:table-cell>
            </table:table-row>
            <table:table-row>
              <table:table-cell office:value-type="string"/>
              <table:table-cell office:value-type="float" office:value="1539791.72727273">
                <text:p>1539791.72727273</text:p>
              </table:table-cell>
            </table:table-row>
            <table:table-row>
              <table:table-cell office:value-type="string"/>
              <table:table-cell office:value-type="float" office:value="1084791.72727273">
                <text:p>1084791.727272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84d1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ff950e"/>
    </style:style>
    <style:style style:name="ch8" style:family="chart">
      <style:chart-properties chart:solid-type="cuboid"/>
      <style:graphic-properties draw:fill-color="#83caff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0047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14cm" svg:height="7.52cm" xlink:href=".." xlink:type="simple" chart:class="chart:bar" chart:style-name="ch1">
        <chart:title svg:x="4.416cm" svg:y="0.286cm" chart:style-name="ch2">
          <text:p>Execution Time</text:p>
        </chart:title>
        <chart:plot-area chart:style-name="ch3" table:cell-range-address="Sheet2.M2:Sheet2.M2 Sheet2.M12:Sheet2.M12 Sheet2.M22:Sheet2.M22 Sheet2.M32:Sheet2.M32" svg:x="0.69cm" svg:y="1.541cm" svg:width="10.844cm" svg:height="5.409cm">
          <chartooo:coordinate-region svg:x="1.788cm" svg:y="1.74cm" svg:width="9.746cm" svg:height="5.011cm"/>
          <chart:axis chart:dimension="x" chart:name="primary-x" chart:style-name="ch4"/>
          <chart:axis chart:dimension="y" chart:name="primary-y" chart:style-name="ch5"/>
          <chart:series chart:style-name="ch6" chart:values-cell-range-address="Sheet2.M2:Sheet2.M2 Sheet2.M12:Sheet2.M12 Sheet2.M22:Sheet2.M22 Sheet2.M32:Sheet2.M32" chart:class="chart:bar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.2534459090909">
                <text:p>13.2534459090909</text:p>
                <draw:g>
                  <svg:desc>Sheet2.M2:Sheet2.M2 Sheet2.M12:Sheet2.M12 Sheet2.M22:Sheet2.M22 Sheet2.M32:Sheet2.M32</svg:desc>
                </draw:g>
              </table:table-cell>
            </table:table-row>
            <table:table-row>
              <table:table-cell office:value-type="string"/>
              <table:table-cell office:value-type="float" office:value="17.6367073636364">
                <text:p>17.6367073636364</text:p>
              </table:table-cell>
            </table:table-row>
            <table:table-row>
              <table:table-cell office:value-type="string"/>
              <table:table-cell office:value-type="float" office:value="19.3146869090909">
                <text:p>19.3146869090909</text:p>
              </table:table-cell>
            </table:table-row>
            <table:table-row>
              <table:table-cell office:value-type="string"/>
              <table:table-cell office:value-type="float" office:value="18.9173415454545">
                <text:p>18.91734154545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period="2" chart:regression-extrapolate-forward="0" chart:regression-extrapolate-backward="0" chart:regression-force-intercept="false" chart:regression-intercept-value="0" chart:regression-type="logarithmic"/>
      <style:graphic-properties svg:stroke-color="#ff663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53cm" svg:height="7.152cm" xlink:href=".." xlink:type="simple" chart:class="chart:bar" chart:style-name="ch1">
        <chart:title svg:x="3.249cm" svg:y="0.279cm" chart:style-name="ch2">
          <text:p>Temps Execution</text:p>
        </chart:title>
        <chart:plot-area chart:style-name="ch3" table:cell-range-address="Sheet3.M2:Sheet3.M2 Sheet3.M12:Sheet3.M12 Sheet3.M22:Sheet3.M22" svg:x="0.651cm" svg:y="1.513cm" svg:width="9cm" svg:height="5.076cm">
          <chartooo:coordinate-region svg:x="1.749cm" svg:y="1.712cm" svg:width="7.902cm" svg:height="4.678cm"/>
          <chart:axis chart:dimension="x" chart:name="primary-x" chart:style-name="ch4"/>
          <chart:axis chart:dimension="y" chart:name="primary-y" chart:style-name="ch5"/>
          <chart:series chart:style-name="ch6" chart:values-cell-range-address="Sheet3.M2:Sheet3.M2 Sheet3.M12:Sheet3.M12 Sheet3.M22:Sheet3.M22" chart:class="chart:bar">
            <chart:regression-curve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2.4400958181818">
                <text:p>12.4400958181818</text:p>
                <draw:g>
                  <svg:desc>Sheet3.M2:Sheet3.M2 Sheet3.M12:Sheet3.M12 Sheet3.M22:Sheet3.M22</svg:desc>
                </draw:g>
              </table:table-cell>
            </table:table-row>
            <table:table-row>
              <table:table-cell office:value-type="string"/>
              <table:table-cell office:value-type="float" office:value="15.7506253636364">
                <text:p>15.7506253636364</text:p>
              </table:table-cell>
            </table:table-row>
            <table:table-row>
              <table:table-cell office:value-type="string"/>
              <table:table-cell office:value-type="float" office:value="19.5092314545455">
                <text:p>19.50923145454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_64 LibreOffice_project/4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